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934207.28" calcext:value-type="float">
            <text:p>934207,28</text:p>
          </table:table-cell>
          <table:table-cell table:formula="of:=[.G115]" office:value-type="float" office:value="121251" calcext:value-type="float">
            <text:p>121251</text:p>
          </table:table-cell>
          <table:table-cell table:formula="of:=[.L115]" office:value-type="float" office:value="60571.8" calcext:value-type="float">
            <text:p>60571,8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5.79" calcext:value-type="float">
            <text:p>5,79</text:p>
          </table:table-cell>
          <table:table-cell table:formula="of:=[.H115]" office:value-type="float" office:value="9.708" calcext:value-type="float">
            <text:p>9,708</text:p>
          </table:table-cell>
          <table:table-cell table:formula="of:=[.M115]" office:value-type="float" office:value="4.998" calcext:value-type="float">
            <text:p>4,998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0.7" calcext:value-type="float">
            <text:p>0,7</text:p>
          </table:table-cell>
          <table:table-cell table:formula="of:=[.I115]" office:value-type="float" office:value="1.7" calcext:value-type="float">
            <text:p>1,7</text:p>
          </table:table-cell>
          <table:table-cell table:formula="of:=[.N115]" office:value-type="float" office:value="2.2" calcext:value-type="float">
            <text:p>2,2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6020016.19893767" calcext:value-type="float">
            <text:p>6020016,19893767</text:p>
          </table:table-cell>
          <table:table-cell table:formula="of:=[.G116]" office:value-type="float" office:value="25463.0083360156" calcext:value-type="float">
            <text:p>25463,0083360156</text:p>
          </table:table-cell>
          <table:table-cell table:formula="of:=[.L116]" office:value-type="float" office:value="18323.774978972" calcext:value-type="float">
            <text:p>18323,774978972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0.590677577024894" calcext:value-type="float">
            <text:p>0,590677577024894</text:p>
          </table:table-cell>
          <table:table-cell table:formula="of:=[.H116]" office:value-type="float" office:value="1.0430417057817" calcext:value-type="float">
            <text:p>1,0430417057817</text:p>
          </table:table-cell>
          <table:table-cell table:formula="of:=[.M116]" office:value-type="float" office:value="0.769542721361199" calcext:value-type="float">
            <text:p>0,769542721361199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" calcext:value-type="float">
            <text:p>0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59690.22" calcext:value-type="float">
            <text:p>59690,22</text:p>
          </table:table-cell>
          <table:table-cell table:formula="of:=[.G225]" office:value-type="float" office:value="134034.22" calcext:value-type="float">
            <text:p>134034,22</text:p>
          </table:table-cell>
          <table:table-cell table:formula="of:=[.L225]" office:value-type="float" office:value="43063.46" calcext:value-type="float">
            <text:p>43063,46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11.706" calcext:value-type="float">
            <text:p>11,706</text:p>
          </table:table-cell>
          <table:table-cell table:formula="of:=[.H225]" office:value-type="float" office:value="19.856" calcext:value-type="float">
            <text:p>19,856</text:p>
          </table:table-cell>
          <table:table-cell table:formula="of:=[.M225]" office:value-type="float" office:value="10.348" calcext:value-type="float">
            <text:p>10,348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1" calcext:value-type="float">
            <text:p>1</text:p>
          </table:table-cell>
          <table:table-cell table:formula="of:=[.I225]" office:value-type="float" office:value="1.7" calcext:value-type="float">
            <text:p>1,7</text:p>
          </table:table-cell>
          <table:table-cell table:formula="of:=[.N225]" office:value-type="float" office:value="2.268" calcext:value-type="float">
            <text:p>2,268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28228.1756245706" calcext:value-type="float">
            <text:p>28228,1756245706</text:p>
          </table:table-cell>
          <table:table-cell table:formula="of:=[.G226]" office:value-type="float" office:value="27212.9407490554" calcext:value-type="float">
            <text:p>27212,9407490554</text:p>
          </table:table-cell>
          <table:table-cell table:formula="of:=[.L226]" office:value-type="float" office:value="17126.968418503" calcext:value-type="float">
            <text:p>17126,968418503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1.49243559325018" calcext:value-type="float">
            <text:p>1,49243559325018</text:p>
          </table:table-cell>
          <table:table-cell table:formula="of:=[.H226]" office:value-type="float" office:value="1.91626302996222" calcext:value-type="float">
            <text:p>1,91626302996222</text:p>
          </table:table-cell>
          <table:table-cell table:formula="of:=[.M226]" office:value-type="float" office:value="1.52318613439067" calcext:value-type="float">
            <text:p>1,52318613439067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" calcext:value-type="float">
            <text:p>0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466476151587623" calcext:value-type="float">
            <text:p>0,04664761515876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53743.24" calcext:value-type="float">
            <text:p>53743,24</text:p>
          </table:table-cell>
          <table:table-cell table:formula="of:=[.G340]" office:value-type="float" office:value="123448.7" calcext:value-type="float">
            <text:p>123448,7</text:p>
          </table:table-cell>
          <table:table-cell table:formula="of:=[.L340]" office:value-type="float" office:value="45747.8" calcext:value-type="float">
            <text:p>45747,8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23.096" calcext:value-type="float">
            <text:p>23,096</text:p>
          </table:table-cell>
          <table:table-cell table:formula="of:=[.H340]" office:value-type="float" office:value="40.192" calcext:value-type="float">
            <text:p>40,192</text:p>
          </table:table-cell>
          <table:table-cell table:formula="of:=[.M340]" office:value-type="float" office:value="20.636" calcext:value-type="float">
            <text:p>20,636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3.4" calcext:value-type="float">
            <text:p>3,4</text:p>
          </table:table-cell>
          <table:table-cell table:formula="of:=[.I340]" office:value-type="float" office:value="1.7" calcext:value-type="float">
            <text:p>1,7</text:p>
          </table:table-cell>
          <table:table-cell table:formula="of:=[.N340]" office:value-type="float" office:value="4.9" calcext:value-type="float">
            <text:p>4,9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18197.8060881635" calcext:value-type="float">
            <text:p>18197,8060881635</text:p>
          </table:table-cell>
          <table:table-cell table:formula="of:=[.G341]" office:value-type="float" office:value="28478.9938854939" calcext:value-type="float">
            <text:p>28478,9938854939</text:p>
          </table:table-cell>
          <table:table-cell table:formula="of:=[.L341]" office:value-type="float" office:value="14800.2718475033" calcext:value-type="float">
            <text:p>14800,2718475033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2.97247102593112" calcext:value-type="float">
            <text:p>2,97247102593112</text:p>
          </table:table-cell>
          <table:table-cell table:formula="of:=[.H341]" office:value-type="float" office:value="3.6329514172364" calcext:value-type="float">
            <text:p>3,6329514172364</text:p>
          </table:table-cell>
          <table:table-cell table:formula="of:=[.M341]" office:value-type="float" office:value="3.41940111715487" calcext:value-type="float">
            <text:p>3,41940111715487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" calcext:value-type="float">
            <text:p>0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70593.12" calcext:value-type="float">
            <text:p>70593,12</text:p>
          </table:table-cell>
          <table:table-cell table:formula="of:=[.G455]" office:value-type="float" office:value="88417.16" calcext:value-type="float">
            <text:p>88417,16</text:p>
          </table:table-cell>
          <table:table-cell table:formula="of:=[.L455]" office:value-type="float" office:value="73074.56" calcext:value-type="float">
            <text:p>73074,56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43.122" calcext:value-type="float">
            <text:p>43,122</text:p>
          </table:table-cell>
          <table:table-cell table:formula="of:=[.H455]" office:value-type="float" office:value="62.142" calcext:value-type="float">
            <text:p>62,142</text:p>
          </table:table-cell>
          <table:table-cell table:formula="of:=[.M455]" office:value-type="float" office:value="40.41" calcext:value-type="float">
            <text:p>40,41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3.7" calcext:value-type="float">
            <text:p>3,7</text:p>
          </table:table-cell>
          <table:table-cell table:formula="of:=[.I455]" office:value-type="float" office:value="1.7" calcext:value-type="float">
            <text:p>1,7</text:p>
          </table:table-cell>
          <table:table-cell table:formula="of:=[.N455]" office:value-type="float" office:value="6.9" calcext:value-type="float">
            <text:p>6,9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171474.141052654" calcext:value-type="float">
            <text:p>171474,141052654</text:p>
          </table:table-cell>
          <table:table-cell table:formula="of:=[.G456]" office:value-type="float" office:value="23032.5225343296" calcext:value-type="float">
            <text:p>23032,5225343296</text:p>
          </table:table-cell>
          <table:table-cell table:formula="of:=[.L456]" office:value-type="float" office:value="89395.0124434602" calcext:value-type="float">
            <text:p>89395,0124434602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4.33004803668504" calcext:value-type="float">
            <text:p>4,33004803668504</text:p>
          </table:table-cell>
          <table:table-cell table:formula="of:=[.H456]" office:value-type="float" office:value="9.7151446721086" calcext:value-type="float">
            <text:p>9,7151446721086</text:p>
          </table:table-cell>
          <table:table-cell table:formula="of:=[.M456]" office:value-type="float" office:value="4.86917857548889" calcext:value-type="float">
            <text:p>4,86917857548889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" calcext:value-type="float">
            <text:p>0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42856.88" calcext:value-type="float">
            <text:p>42856,88</text:p>
          </table:table-cell>
          <table:table-cell table:formula="of:=[.G570]" office:value-type="float" office:value="135182.2" calcext:value-type="float">
            <text:p>135182,2</text:p>
          </table:table-cell>
          <table:table-cell table:formula="of:=[.L570]" office:value-type="float" office:value="48760.76" calcext:value-type="float">
            <text:p>48760,76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65.742" calcext:value-type="float">
            <text:p>65,742</text:p>
          </table:table-cell>
          <table:table-cell table:formula="of:=[.H570]" office:value-type="float" office:value="99.54" calcext:value-type="float">
            <text:p>99,54</text:p>
          </table:table-cell>
          <table:table-cell table:formula="of:=[.M570]" office:value-type="float" office:value="63.988" calcext:value-type="float">
            <text:p>63,988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6.6" calcext:value-type="float">
            <text:p>6,6</text:p>
          </table:table-cell>
          <table:table-cell table:formula="of:=[.I570]" office:value-type="float" office:value="1.7" calcext:value-type="float">
            <text:p>1,7</text:p>
          </table:table-cell>
          <table:table-cell table:formula="of:=[.N570]" office:value-type="float" office:value="7.19999999999999" calcext:value-type="float">
            <text:p>7,19999999999999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10460.1190770278" calcext:value-type="float">
            <text:p>10460,1190770278</text:p>
          </table:table-cell>
          <table:table-cell table:formula="of:=[.G571]" office:value-type="float" office:value="35812.0308002772" calcext:value-type="float">
            <text:p>35812,0308002772</text:p>
          </table:table-cell>
          <table:table-cell table:formula="of:=[.L571]" office:value-type="float" office:value="17591.6831674061" calcext:value-type="float">
            <text:p>17591,6831674061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2.20645326259135" calcext:value-type="float">
            <text:p>2,20645326259135</text:p>
          </table:table-cell>
          <table:table-cell table:formula="of:=[.H571]" office:value-type="float" office:value="0.573061951275776" calcext:value-type="float">
            <text:p>0,573061951275776</text:p>
          </table:table-cell>
          <table:table-cell table:formula="of:=[.M571]" office:value-type="float" office:value="3.20765584188828" calcext:value-type="float">
            <text:p>3,20765584188828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" calcext:value-type="float">
            <text:p>0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1802341" calcext:value-type="float">
            <text:p>11802341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76177" calcext:value-type="float">
            <text:p>76177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9567324" calcext:value-type="float">
            <text:p>9567324</text:p>
          </table:table-cell>
          <table:table-cell office:value-type="float" office:value="6.7" calcext:value-type="float">
            <text:p>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8131" calcext:value-type="float">
            <text:p>288131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4515" calcext:value-type="float">
            <text:p>1645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8996" calcext:value-type="float">
            <text:p>308996</text:p>
          </table:table-cell>
          <table:table-cell office:value-type="float" office:value="18.8" calcext:value-type="float">
            <text:p>18,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675" calcext:value-type="float">
            <text:p>287675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1690" calcext:value-type="float">
            <text:p>111690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85287" calcext:value-type="float">
            <text:p>285287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1315" calcext:value-type="float">
            <text:p>18131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3072" calcext:value-type="float">
            <text:p>93072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3136" calcext:value-type="float">
            <text:p>133136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3702" calcext:value-type="float">
            <text:p>183702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0386" calcext:value-type="float">
            <text:p>150386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7284" calcext:value-type="float">
            <text:p>187284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253" calcext:value-type="float">
            <text:p>148253</text:p>
          </table:table-cell>
          <table:table-cell office:value-type="float" office:value="6.9" calcext:value-type="float">
            <text:p>6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3198" calcext:value-type="float">
            <text:p>9319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20053" calcext:value-type="float">
            <text:p>220053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4594" calcext:value-type="float">
            <text:p>204594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0707" calcext:value-type="float">
            <text:p>140707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7810" calcext:value-type="float">
            <text:p>207810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580" calcext:value-type="float">
            <text:p>15958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1440" calcext:value-type="float">
            <text:p>15144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4353" calcext:value-type="float">
            <text:p>184353</text:p>
          </table:table-cell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601" calcext:value-type="float">
            <text:p>222601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0719" calcext:value-type="float">
            <text:p>13071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0823" calcext:value-type="float">
            <text:p>120823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8650" calcext:value-type="float">
            <text:p>208650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7358" calcext:value-type="float">
            <text:p>9735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3160" calcext:value-type="float">
            <text:p>143160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869" calcext:value-type="float">
            <text:p>120869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1605" calcext:value-type="float">
            <text:p>131605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5537" calcext:value-type="float">
            <text:p>125537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983" calcext:value-type="float">
            <text:p>151983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8199" calcext:value-type="float">
            <text:p>15819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120" calcext:value-type="float">
            <text:p>99120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759" calcext:value-type="float">
            <text:p>128759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5687" calcext:value-type="float">
            <text:p>135687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730" calcext:value-type="float">
            <text:p>95730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778" calcext:value-type="float">
            <text:p>155778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0932" calcext:value-type="float">
            <text:p>15093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3449" calcext:value-type="float">
            <text:p>243449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949" calcext:value-type="float">
            <text:p>69949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3500" calcext:value-type="float">
            <text:p>14350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124" calcext:value-type="float">
            <text:p>67124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969" calcext:value-type="float">
            <text:p>105969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8078" calcext:value-type="float">
            <text:p>98078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936" calcext:value-type="float">
            <text:p>96936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921" calcext:value-type="float">
            <text:p>102921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7184" calcext:value-type="float">
            <text:p>14718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955" calcext:value-type="float">
            <text:p>62955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302" calcext:value-type="float">
            <text:p>103302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23469" calcext:value-type="float">
            <text:p>12346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909" calcext:value-type="float">
            <text:p>96909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243" calcext:value-type="float">
            <text:p>94243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6359" calcext:value-type="float">
            <text:p>14635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415" calcext:value-type="float">
            <text:p>98415</text:p>
          </table:table-cell>
          <table:table-cell office:value-type="float" office:value="9.9" calcext:value-type="float">
            <text:p>9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11" calcext:value-type="float">
            <text:p>84211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9798" calcext:value-type="float">
            <text:p>99798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497" calcext:value-type="float">
            <text:p>99497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13" calcext:value-type="float">
            <text:p>64413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207513" calcext:value-type="float">
            <text:p>20751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810" calcext:value-type="float">
            <text:p>64810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176" calcext:value-type="float">
            <text:p>100176</text:p>
          </table:table-cell>
          <table:table-cell office:value-type="float" office:value="5.9" calcext:value-type="float">
            <text:p>5,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4498" calcext:value-type="float">
            <text:p>104498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864" calcext:value-type="float">
            <text:p>51864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145" calcext:value-type="float">
            <text:p>103145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1100" calcext:value-type="float">
            <text:p>10110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625" calcext:value-type="float">
            <text:p>80625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62" calcext:value-type="float">
            <text:p>7016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20244" calcext:value-type="float">
            <text:p>12024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349" calcext:value-type="float">
            <text:p>58349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128" calcext:value-type="float">
            <text:p>77128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5589" calcext:value-type="float">
            <text:p>135589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774" calcext:value-type="float">
            <text:p>86774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582" calcext:value-type="float">
            <text:p>75582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7024" calcext:value-type="float">
            <text:p>97024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632" calcext:value-type="float">
            <text:p>53632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572" calcext:value-type="float">
            <text:p>80572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13769" calcext:value-type="float">
            <text:p>113769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349" calcext:value-type="float">
            <text:p>52349</text:p>
          </table:table-cell>
          <table:table-cell office:value-type="float" office:value="5.9" calcext:value-type="float">
            <text:p>5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761" calcext:value-type="float">
            <text:p>54761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8756" calcext:value-type="float">
            <text:p>9875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479" calcext:value-type="float">
            <text:p>82479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499" calcext:value-type="float">
            <text:p>90499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52324" calcext:value-type="float">
            <text:p>152324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606" calcext:value-type="float">
            <text:p>53606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569" calcext:value-type="float">
            <text:p>54569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57701" calcext:value-type="float">
            <text:p>157701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725" calcext:value-type="float">
            <text:p>53725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22" calcext:value-type="float">
            <text:p>59022</text:p>
          </table:table-cell>
          <table:table-cell office:value-type="float" office:value="6.9" calcext:value-type="float">
            <text:p>6,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8159" calcext:value-type="float">
            <text:p>9815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229" calcext:value-type="float">
            <text:p>80229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304" calcext:value-type="float">
            <text:p>100304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8569" calcext:value-type="float">
            <text:p>108569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802" calcext:value-type="float">
            <text:p>48802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126" calcext:value-type="float">
            <text:p>50126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86300" calcext:value-type="float">
            <text:p>18630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679" calcext:value-type="float">
            <text:p>63679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509" calcext:value-type="float">
            <text:p>87509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51103" calcext:value-type="float">
            <text:p>151103</text:p>
          </table:table-cell>
          <table:table-cell office:value-type="float" office:value="10.9" calcext:value-type="float">
            <text:p>10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655" calcext:value-type="float">
            <text:p>53655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73" calcext:value-type="float">
            <text:p>72473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89886" calcext:value-type="float">
            <text:p>8988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065" calcext:value-type="float">
            <text:p>75065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73" calcext:value-type="float">
            <text:p>64073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9042" calcext:value-type="float">
            <text:p>14904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214" calcext:value-type="float">
            <text:p>101214</text:p>
          </table:table-cell>
          <table:table-cell office:value-type="float" office:value="5.9" calcext:value-type="float">
            <text:p>5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067" calcext:value-type="float">
            <text:p>10106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9211" calcext:value-type="float">
            <text:p>13921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888" calcext:value-type="float">
            <text:p>83888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583" calcext:value-type="float">
            <text:p>5458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7142" calcext:value-type="float">
            <text:p>14714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095" calcext:value-type="float">
            <text:p>8309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15" calcext:value-type="float">
            <text:p>6121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7852" calcext:value-type="float">
            <text:p>10785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5666" calcext:value-type="float">
            <text:p>165666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401" calcext:value-type="float">
            <text:p>58401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9483" calcext:value-type="float">
            <text:p>10948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016" calcext:value-type="float">
            <text:p>62016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902" calcext:value-type="float">
            <text:p>7690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83025" calcext:value-type="float">
            <text:p>183025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728" calcext:value-type="float">
            <text:p>8672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334" calcext:value-type="float">
            <text:p>5533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3108" calcext:value-type="float">
            <text:p>133108</text:p>
          </table:table-cell>
          <table:table-cell office:value-type="float" office:value="6.9" calcext:value-type="float">
            <text:p>6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419" calcext:value-type="float">
            <text:p>7841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33" calcext:value-type="float">
            <text:p>8163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6056" calcext:value-type="float">
            <text:p>8605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964" calcext:value-type="float">
            <text:p>8196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865" calcext:value-type="float">
            <text:p>5586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4967" calcext:value-type="float">
            <text:p>134967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337" calcext:value-type="float">
            <text:p>75337</text:p>
          </table:table-cell>
          <table:table-cell office:value-type="float" office:value="6.9" calcext:value-type="float">
            <text:p>6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357" calcext:value-type="float">
            <text:p>115357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1390" calcext:value-type="float">
            <text:p>141390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037" calcext:value-type="float">
            <text:p>6003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998" calcext:value-type="float">
            <text:p>56998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4208" calcext:value-type="float">
            <text:p>94208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936" calcext:value-type="float">
            <text:p>72936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774" calcext:value-type="float">
            <text:p>9977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4977" calcext:value-type="float">
            <text:p>94977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129" calcext:value-type="float">
            <text:p>78129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051" calcext:value-type="float">
            <text:p>57051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1437" calcext:value-type="float">
            <text:p>101437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906" calcext:value-type="float">
            <text:p>4690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66" calcext:value-type="float">
            <text:p>52766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5002" calcext:value-type="float">
            <text:p>8500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057" calcext:value-type="float">
            <text:p>80057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14" calcext:value-type="float">
            <text:p>74114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4183" calcext:value-type="float">
            <text:p>14418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919" calcext:value-type="float">
            <text:p>48919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10" calcext:value-type="float">
            <text:p>638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2855" calcext:value-type="float">
            <text:p>152855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377" calcext:value-type="float">
            <text:p>7637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830" calcext:value-type="float">
            <text:p>5283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8287" calcext:value-type="float">
            <text:p>14828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646" calcext:value-type="float">
            <text:p>4564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992" calcext:value-type="float">
            <text:p>5299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9628" calcext:value-type="float">
            <text:p>99628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757" calcext:value-type="float">
            <text:p>74757</text:p>
          </table:table-cell>
          <table:table-cell office:value-type="float" office:value="6.9" calcext:value-type="float">
            <text:p>6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758" calcext:value-type="float">
            <text:p>155758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2732" calcext:value-type="float">
            <text:p>9273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664" calcext:value-type="float">
            <text:p>5166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172" calcext:value-type="float">
            <text:p>96172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7529" calcext:value-type="float">
            <text:p>9752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212" calcext:value-type="float">
            <text:p>7721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179" calcext:value-type="float">
            <text:p>5717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8650" calcext:value-type="float">
            <text:p>8865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055" calcext:value-type="float">
            <text:p>5205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522" calcext:value-type="float">
            <text:p>8852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6385" calcext:value-type="float">
            <text:p>13638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900" calcext:value-type="float">
            <text:p>79900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074073" calcext:value-type="float">
            <text:p>43074073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0980" calcext:value-type="float">
            <text:p>10098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189" calcext:value-type="float">
            <text:p>5018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48" calcext:value-type="float">
            <text:p>7594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8326" calcext:value-type="float">
            <text:p>10832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824" calcext:value-type="float">
            <text:p>5182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02" calcext:value-type="float">
            <text:p>6160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6604" calcext:value-type="float">
            <text:p>136604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059" calcext:value-type="float">
            <text:p>4805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223" calcext:value-type="float">
            <text:p>8522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1122" calcext:value-type="float">
            <text:p>101122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030" calcext:value-type="float">
            <text:p>4803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259" calcext:value-type="float">
            <text:p>8325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4947" calcext:value-type="float">
            <text:p>134947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274" calcext:value-type="float">
            <text:p>85274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063" calcext:value-type="float">
            <text:p>7606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9932" calcext:value-type="float">
            <text:p>8993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287" calcext:value-type="float">
            <text:p>48287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26" calcext:value-type="float">
            <text:p>8542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1511" calcext:value-type="float">
            <text:p>101511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755" calcext:value-type="float">
            <text:p>4975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905" calcext:value-type="float">
            <text:p>8890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4081" calcext:value-type="float">
            <text:p>104081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687" calcext:value-type="float">
            <text:p>74687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087" calcext:value-type="float">
            <text:p>5608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6503" calcext:value-type="float">
            <text:p>14650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854" calcext:value-type="float">
            <text:p>45854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857" calcext:value-type="float">
            <text:p>84857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12555" calcext:value-type="float">
            <text:p>11255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029" calcext:value-type="float">
            <text:p>53029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682" calcext:value-type="float">
            <text:p>88682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0977" calcext:value-type="float">
            <text:p>100977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739" calcext:value-type="float">
            <text:p>4173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796" calcext:value-type="float">
            <text:p>8579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7940" calcext:value-type="float">
            <text:p>12794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069" calcext:value-type="float">
            <text:p>4806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503" calcext:value-type="float">
            <text:p>8550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2057" calcext:value-type="float">
            <text:p>132057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398" calcext:value-type="float">
            <text:p>69398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01" calcext:value-type="float">
            <text:p>5810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6652" calcext:value-type="float">
            <text:p>9665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9369" calcext:value-type="float">
            <text:p>10936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37" calcext:value-type="float">
            <text:p>58637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6497" calcext:value-type="float">
            <text:p>13649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396" calcext:value-type="float">
            <text:p>61396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344" calcext:value-type="float">
            <text:p>5534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4033" calcext:value-type="float">
            <text:p>14403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504" calcext:value-type="float">
            <text:p>4750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093" calcext:value-type="float">
            <text:p>5409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7625" calcext:value-type="float">
            <text:p>107625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635" calcext:value-type="float">
            <text:p>51635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96" calcext:value-type="float">
            <text:p>8139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5361" calcext:value-type="float">
            <text:p>14536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289" calcext:value-type="float">
            <text:p>45289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55" calcext:value-type="float">
            <text:p>67055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0658" calcext:value-type="float">
            <text:p>150658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841" calcext:value-type="float">
            <text:p>4984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15" calcext:value-type="float">
            <text:p>6321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8641" calcext:value-type="float">
            <text:p>13864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265" calcext:value-type="float">
            <text:p>4426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198" calcext:value-type="float">
            <text:p>10419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2996" calcext:value-type="float">
            <text:p>142996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029" calcext:value-type="float">
            <text:p>52029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635" calcext:value-type="float">
            <text:p>6163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9010" calcext:value-type="float">
            <text:p>9901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208" calcext:value-type="float">
            <text:p>8020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121" calcext:value-type="float">
            <text:p>8912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6225" calcext:value-type="float">
            <text:p>156225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745" calcext:value-type="float">
            <text:p>4374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05" calcext:value-type="float">
            <text:p>7250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2938" calcext:value-type="float">
            <text:p>14293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006" calcext:value-type="float">
            <text:p>6000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013" calcext:value-type="float">
            <text:p>5301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72858" calcext:value-type="float">
            <text:p>172858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094" calcext:value-type="float">
            <text:p>52094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414" calcext:value-type="float">
            <text:p>48414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6690" calcext:value-type="float">
            <text:p>13669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015" calcext:value-type="float">
            <text:p>45015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500" calcext:value-type="float">
            <text:p>5350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8412" calcext:value-type="float">
            <text:p>10841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739" calcext:value-type="float">
            <text:p>4573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431" calcext:value-type="float">
            <text:p>77431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4022" calcext:value-type="float">
            <text:p>10402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418" calcext:value-type="float">
            <text:p>5541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173" calcext:value-type="float">
            <text:p>7517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2116" calcext:value-type="float">
            <text:p>152116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500" calcext:value-type="float">
            <text:p>4950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491" calcext:value-type="float">
            <text:p>9549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4446" calcext:value-type="float">
            <text:p>9444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771" calcext:value-type="float">
            <text:p>5177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9218" calcext:value-type="float">
            <text:p>13921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4338" calcext:value-type="float">
            <text:p>15433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783" calcext:value-type="float">
            <text:p>6678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93" calcext:value-type="float">
            <text:p>5149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9313" calcext:value-type="float">
            <text:p>13931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291" calcext:value-type="float">
            <text:p>5229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779" calcext:value-type="float">
            <text:p>5477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8254" calcext:value-type="float">
            <text:p>108254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702" calcext:value-type="float">
            <text:p>49702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49" calcext:value-type="float">
            <text:p>73549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1493" calcext:value-type="float">
            <text:p>9149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072" calcext:value-type="float">
            <text:p>5007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31" calcext:value-type="float">
            <text:p>7473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6716" calcext:value-type="float">
            <text:p>8671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923" calcext:value-type="float">
            <text:p>8492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951" calcext:value-type="float">
            <text:p>82951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4426" calcext:value-type="float">
            <text:p>14442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025" calcext:value-type="float">
            <text:p>6502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498" calcext:value-type="float">
            <text:p>77498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5913" calcext:value-type="float">
            <text:p>14591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735" calcext:value-type="float">
            <text:p>6273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13" calcext:value-type="float">
            <text:p>5751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3092" calcext:value-type="float">
            <text:p>153092</text:p>
          </table:table-cell>
          <table:table-cell office:value-type="float" office:value="10.9" calcext:value-type="float">
            <text:p>10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693" calcext:value-type="float">
            <text:p>73693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636" calcext:value-type="float">
            <text:p>7763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7726" calcext:value-type="float">
            <text:p>10772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8251" calcext:value-type="float">
            <text:p>138251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266" calcext:value-type="float">
            <text:p>5026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48390" calcext:value-type="float">
            <text:p>4839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882" calcext:value-type="float">
            <text:p>8388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63" calcext:value-type="float">
            <text:p>6126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3907" calcext:value-type="float">
            <text:p>133907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832" calcext:value-type="float">
            <text:p>4483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98" calcext:value-type="float">
            <text:p>71398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7134" calcext:value-type="float">
            <text:p>97134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340" calcext:value-type="float">
            <text:p>70340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60" calcext:value-type="float">
            <text:p>7106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9067" calcext:value-type="float">
            <text:p>109067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432" calcext:value-type="float">
            <text:p>6943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637207.64" calcext:value-type="float">
            <text:p>637207,64</text:p>
          </table:table-cell>
          <table:table-cell table:formula="of:=AVERAGE([.C11:.C110])" office:value-type="float" office:value="6.197" calcext:value-type="float">
            <text:p>6,197</text:p>
          </table:table-cell>
          <table:table-cell table:formula="of:=AVERAGE([.D11:.D110])" office:value-type="float" office:value="0.752000000000002" calcext:value-type="float">
            <text:p>0,752000000000002</text:p>
          </table:table-cell>
          <table:table-cell table:number-columns-repeated="2"/>
          <table:table-cell table:formula="of:=AVERAGE([.G11:.G110])" office:value-type="float" office:value="123802.41" calcext:value-type="float">
            <text:p>123802,41</text:p>
          </table:table-cell>
          <table:table-cell table:formula="of:=AVERAGE([.H11:.H110])" office:value-type="float" office:value="9.939" calcext:value-type="float">
            <text:p>9,939</text:p>
          </table:table-cell>
          <table:table-cell table:formula="of:=AVERAGE([.I11:.I110])" office:value-type="float" office:value="1.679" calcext:value-type="float">
            <text:p>1,679</text:p>
          </table:table-cell>
          <table:table-cell table:number-columns-repeated="2"/>
          <table:table-cell table:formula="of:=AVERAGE([.L11:.L110])" office:value-type="float" office:value="176374.42" calcext:value-type="float">
            <text:p>176374,42</text:p>
          </table:table-cell>
          <table:table-cell table:formula="of:=AVERAGE([.M11:.M110])" office:value-type="float" office:value="5.579" calcext:value-type="float">
            <text:p>5,579</text:p>
          </table:table-cell>
          <table:table-cell table:formula="of:=AVERAGE([.N11:.N110])" office:value-type="float" office:value="2.234" calcext:value-type="float">
            <text:p>2,2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4421626.17551745" calcext:value-type="float">
            <text:p>4421626,17551745</text:p>
          </table:table-cell>
          <table:table-cell table:formula="of:=STDEVP([.C11:.C110])" office:value-type="float" office:value="1.39251247750244" calcext:value-type="float">
            <text:p>1,39251247750244</text:p>
          </table:table-cell>
          <table:table-cell table:formula="of:=STDEVP([.D11:.D110])" office:value-type="float" office:value="0.0754718490564528" calcext:value-type="float">
            <text:p>0,075471849056453</text:p>
          </table:table-cell>
          <table:table-cell table:number-columns-repeated="2"/>
          <table:table-cell table:formula="of:=STDEVP([.G11:.G110])" office:value-type="float" office:value="27497.0014001873" calcext:value-type="float">
            <text:p>27497,0014001873</text:p>
          </table:table-cell>
          <table:table-cell table:formula="of:=STDEVP([.H11:.H110])" office:value-type="float" office:value="1.66714696412764" calcext:value-type="float">
            <text:p>1,66714696412764</text:p>
          </table:table-cell>
          <table:table-cell table:formula="of:=STDEVP([.I11:.I110])" office:value-type="float" office:value="0.126724109781841" calcext:value-type="float">
            <text:p>0,126724109781841</text:p>
          </table:table-cell>
          <table:table-cell table:number-columns-repeated="2"/>
          <table:table-cell table:formula="of:=STDEVP([.L11:.L110])" office:value-type="float" office:value="945123.313278983" calcext:value-type="float">
            <text:p>945123,313278983</text:p>
          </table:table-cell>
          <table:table-cell table:formula="of:=STDEVP([.M11:.M110])" office:value-type="float" office:value="1.8559792563496" calcext:value-type="float">
            <text:p>1,8559792563496</text:p>
          </table:table-cell>
          <table:table-cell table:formula="of:=STDEVP([.N11:.N110])" office:value-type="float" office:value="0.0473708771293079" calcext:value-type="float">
            <text:p>0,0473708771293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77279.5" calcext:value-type="float">
            <text:p>77279,5</text:p>
          </table:table-cell>
          <table:table-cell table:formula="of:=MEDIAN([.C11:.C110])" office:value-type="float" office:value="6" calcext:value-type="float">
            <text:p>6</text:p>
          </table:table-cell>
          <table:table-cell table:formula="of:=MEDIAN([.D11:.D110])" office:value-type="float" office:value="0.7" calcext:value-type="float">
            <text:p>0,7</text:p>
          </table:table-cell>
          <table:table-cell table:number-columns-repeated="2"/>
          <table:table-cell table:formula="of:=MEDIAN([.G11:.G110])" office:value-type="float" office:value="129329.5" calcext:value-type="float">
            <text:p>129329,5</text:p>
          </table:table-cell>
          <table:table-cell table:formula="of:=MEDIAN([.H11:.H110])" office:value-type="float" office:value="10" calcext:value-type="float">
            <text:p>10</text:p>
          </table:table-cell>
          <table:table-cell table:formula="of:=MEDIAN([.I11:.I110])" office:value-type="float" office:value="1.7" calcext:value-type="float">
            <text:p>1,7</text:p>
          </table:table-cell>
          <table:table-cell table:number-columns-repeated="2"/>
          <table:table-cell table:formula="of:=MEDIAN([.L11:.L110])" office:value-type="float" office:value="66953.5" calcext:value-type="float">
            <text:p>66953,5</text:p>
          </table:table-cell>
          <table:table-cell table:formula="of:=MEDIAN([.M11:.M110])" office:value-type="float" office:value="5" calcext:value-type="float">
            <text:p>5</text:p>
          </table:table-cell>
          <table:table-cell table:formula="of:=MEDIAN([.N1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340208" calcext:value-type="float">
            <text:p>340208</text:p>
          </table:table-cell>
          <table:table-cell table:formula="of:=AVERAGE([.C11:.C60])" office:value-type="float" office:value="6.604" calcext:value-type="float">
            <text:p>6,604</text:p>
          </table:table-cell>
          <table:table-cell table:formula="of:=AVERAGE([.D11:.D60])" office:value-type="float" office:value="0.804000000000001" calcext:value-type="float">
            <text:p>0,804000000000001</text:p>
          </table:table-cell>
          <table:table-cell table:number-columns-repeated="2"/>
          <table:table-cell table:formula="of:=AVERAGE([.G11:.G60])" office:value-type="float" office:value="126353.82" calcext:value-type="float">
            <text:p>126353,82</text:p>
          </table:table-cell>
          <table:table-cell table:formula="of:=AVERAGE([.H11:.H60])" office:value-type="float" office:value="10.17" calcext:value-type="float">
            <text:p>10,17</text:p>
          </table:table-cell>
          <table:table-cell table:formula="of:=AVERAGE([.I11:.I60])" office:value-type="float" office:value="1.658" calcext:value-type="float">
            <text:p>1,658</text:p>
          </table:table-cell>
          <table:table-cell table:number-columns-repeated="2"/>
          <table:table-cell table:formula="of:=AVERAGE([.L11:.L60])" office:value-type="float" office:value="292177.04" calcext:value-type="float">
            <text:p>292177,04</text:p>
          </table:table-cell>
          <table:table-cell table:formula="of:=AVERAGE([.M11:.M60])" office:value-type="float" office:value="6.16" calcext:value-type="float">
            <text:p>6,16</text:p>
          </table:table-cell>
          <table:table-cell table:formula="of:=AVERAGE([.N11:.N60])" office:value-type="float" office:value="2.268" calcext:value-type="float">
            <text:p>2,2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934207.28" calcext:value-type="float">
            <text:p>934207,28</text:p>
          </table:table-cell>
          <table:table-cell table:formula="of:=AVERAGE([.C61:.C110])" office:value-type="float" office:value="5.79" calcext:value-type="float">
            <text:p>5,79</text:p>
          </table:table-cell>
          <table:table-cell table:formula="of:=AVERAGE([.D61:.D110])" office:value-type="float" office:value="0.7" calcext:value-type="float">
            <text:p>0,7</text:p>
          </table:table-cell>
          <table:table-cell table:number-columns-repeated="2"/>
          <table:table-cell table:formula="of:=AVERAGE([.G61:.G110])" office:value-type="float" office:value="121251" calcext:value-type="float">
            <text:p>121251</text:p>
          </table:table-cell>
          <table:table-cell table:formula="of:=AVERAGE([.H61:.H110])" office:value-type="float" office:value="9.708" calcext:value-type="float">
            <text:p>9,708</text:p>
          </table:table-cell>
          <table:table-cell table:formula="of:=AVERAGE([.I61:.I110])" office:value-type="float" office:value="1.7" calcext:value-type="float">
            <text:p>1,7</text:p>
          </table:table-cell>
          <table:table-cell table:number-columns-repeated="2"/>
          <table:table-cell table:formula="of:=AVERAGE([.L61:.L110])" office:value-type="float" office:value="60571.8" calcext:value-type="float">
            <text:p>60571,8</text:p>
          </table:table-cell>
          <table:table-cell table:formula="of:=AVERAGE([.M61:.M110])" office:value-type="float" office:value="4.998" calcext:value-type="float">
            <text:p>4,998</text:p>
          </table:table-cell>
          <table:table-cell table:formula="of:=AVERAGE([.N6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6020016.19893767" calcext:value-type="float">
            <text:p>6020016,19893767</text:p>
          </table:table-cell>
          <table:table-cell table:formula="of:=STDEVP([.C61:.C110])" office:value-type="float" office:value="0.590677577024894" calcext:value-type="float">
            <text:p>0,590677577024894</text:p>
          </table:table-cell>
          <table:table-cell table:formula="of:=STDEVP([.D61:.D110])" office:value-type="float" office:value="0" calcext:value-type="float">
            <text:p>0</text:p>
          </table:table-cell>
          <table:table-cell table:number-columns-repeated="2"/>
          <table:table-cell table:formula="of:=STDEVP([.G61:.G110])" office:value-type="float" office:value="25463.0083360156" calcext:value-type="float">
            <text:p>25463,0083360156</text:p>
          </table:table-cell>
          <table:table-cell table:formula="of:=STDEVP([.H61:.H110])" office:value-type="float" office:value="1.0430417057817" calcext:value-type="float">
            <text:p>1,0430417057817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18323.774978972" calcext:value-type="float">
            <text:p>18323,774978972</text:p>
          </table:table-cell>
          <table:table-cell table:formula="of:=STDEVP([.M61:.M110])" office:value-type="float" office:value="0.769542721361199" calcext:value-type="float">
            <text:p>0,769542721361199</text:p>
          </table:table-cell>
          <table:table-cell table:formula="of:=STDEVP([.N61:.N11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89004" calcext:value-type="float">
            <text:p>89004</text:p>
          </table:table-cell>
          <table:table-cell table:formula="of:=MEDIAN([.C11:.C60])" office:value-type="float" office:value="6" calcext:value-type="float">
            <text:p>6</text:p>
          </table:table-cell>
          <table:table-cell table:formula="of:=MEDIAN([.D11:.D60])" office:value-type="float" office:value="0.8" calcext:value-type="float">
            <text:p>0,8</text:p>
          </table:table-cell>
          <table:table-cell table:number-columns-repeated="2"/>
          <table:table-cell table:formula="of:=MEDIAN([.G11:.G60])" office:value-type="float" office:value="131162" calcext:value-type="float">
            <text:p>131162</text:p>
          </table:table-cell>
          <table:table-cell table:formula="of:=MEDIAN([.H11:.H60])" office:value-type="float" office:value="10" calcext:value-type="float">
            <text:p>10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82221.5" calcext:value-type="float">
            <text:p>82221,5</text:p>
          </table:table-cell>
          <table:table-cell table:formula="of:=MEDIAN([.M11:.M60])" office:value-type="float" office:value="5.95" calcext:value-type="float">
            <text:p>5,95</text:p>
          </table:table-cell>
          <table:table-cell table:formula="of:=MEDIAN([.N11:.N60])"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74140" calcext:value-type="float">
            <text:p>74140</text:p>
          </table:table-cell>
          <table:table-cell table:formula="of:=MEDIAN([.C61:.C110])" office:value-type="float" office:value="6" calcext:value-type="float">
            <text:p>6</text:p>
          </table:table-cell>
          <table:table-cell table:formula="of:=MEDIAN([.D61:.D110])" office:value-type="float" office:value="0.7" calcext:value-type="float">
            <text:p>0,7</text:p>
          </table:table-cell>
          <table:table-cell table:number-columns-repeated="2"/>
          <table:table-cell table:formula="of:=MEDIAN([.G61:.G110])" office:value-type="float" office:value="120247.5" calcext:value-type="float">
            <text:p>120247,5</text:p>
          </table:table-cell>
          <table:table-cell table:formula="of:=MEDIAN([.H61:.H110])" office:value-type="float" office:value="10" calcext:value-type="float">
            <text:p>10</text:p>
          </table:table-cell>
          <table:table-cell table:formula="of:=MEDIAN([.I61:.I110])" office:value-type="float" office:value="1.7" calcext:value-type="float">
            <text:p>1,7</text:p>
          </table:table-cell>
          <table:table-cell table:number-columns-repeated="2"/>
          <table:table-cell table:formula="of:=MEDIAN([.L61:.L110])" office:value-type="float" office:value="52042" calcext:value-type="float">
            <text:p>52042</text:p>
          </table:table-cell>
          <table:table-cell table:formula="of:=MEDIAN([.M61:.M110])" office:value-type="float" office:value="5" calcext:value-type="float">
            <text:p>5</text:p>
          </table:table-cell>
          <table:table-cell table:formula="of:=MEDIAN([.N6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82409" calcext:value-type="float">
            <text:p>10082409</text:p>
          </table:table-cell>
          <table:table-cell office:value-type="float" office:value="13.3" calcext:value-type="float">
            <text:p>13,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20286" calcext:value-type="float">
            <text:p>120286</text:p>
          </table:table-cell>
          <table:table-cell office:value-type="float" office:value="26.7" calcext:value-type="float">
            <text:p>26,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0304898" calcext:value-type="float">
            <text:p>20304898</text:p>
          </table:table-cell>
          <table:table-cell office:value-type="float" office:value="6.7" calcext:value-type="float">
            <text:p>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953" calcext:value-type="float">
            <text:p>221953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97486" calcext:value-type="float">
            <text:p>197486</text:p>
          </table:table-cell>
          <table:table-cell office:value-type="float" office:value="27" calcext:value-type="float">
            <text:p>2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8440" calcext:value-type="float">
            <text:p>188440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705" calcext:value-type="float">
            <text:p>180705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0147" calcext:value-type="float">
            <text:p>150147</text:p>
          </table:table-cell>
          <table:table-cell office:value-type="float" office:value="21.8" calcext:value-type="float">
            <text:p>21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6974" calcext:value-type="float">
            <text:p>146974</text:p>
          </table:table-cell>
          <table:table-cell office:value-type="float" office:value="14" calcext:value-type="float">
            <text:p>1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2192" calcext:value-type="float">
            <text:p>212192</text:p>
          </table:table-cell>
          <table:table-cell office:value-type="float" office:value="12.9" calcext:value-type="float">
            <text:p>12,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61174" calcext:value-type="float">
            <text:p>161174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0552" calcext:value-type="float">
            <text:p>140552</text:p>
          </table:table-cell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789" calcext:value-type="float">
            <text:p>395789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59486" calcext:value-type="float">
            <text:p>159486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1611" calcext:value-type="float">
            <text:p>161611</text:p>
          </table:table-cell>
          <table:table-cell office:value-type="float" office:value="11.9" calcext:value-type="float">
            <text:p>11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779" calcext:value-type="float">
            <text:p>148779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52875" calcext:value-type="float">
            <text:p>152875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2206" calcext:value-type="float">
            <text:p>142206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449" calcext:value-type="float">
            <text:p>146449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75290" calcext:value-type="float">
            <text:p>175290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5368" calcext:value-type="float">
            <text:p>185368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626" calcext:value-type="float">
            <text:p>147626</text:p>
          </table:table-cell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6967" calcext:value-type="float">
            <text:p>66967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301" calcext:value-type="float">
            <text:p>98301</text:p>
          </table:table-cell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69" calcext:value-type="float">
            <text:p>66269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42901" calcext:value-type="float">
            <text:p>142901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440" calcext:value-type="float">
            <text:p>93440</text:p>
          </table:table-cell>
          <table:table-cell office:value-type="float" office:value="14" calcext:value-type="float">
            <text:p>1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810" calcext:value-type="float">
            <text:p>122810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94954" calcext:value-type="float">
            <text:p>94954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6922" calcext:value-type="float">
            <text:p>136922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746" calcext:value-type="float">
            <text:p>86746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25071" calcext:value-type="float">
            <text:p>125071</text:p>
          </table:table-cell>
          <table:table-cell office:value-type="float" office:value="16.8" calcext:value-type="float">
            <text:p>16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818" calcext:value-type="float">
            <text:p>73818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064" calcext:value-type="float">
            <text:p>95064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35187" calcext:value-type="float">
            <text:p>135187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805" calcext:value-type="float">
            <text:p>50805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339" calcext:value-type="float">
            <text:p>85339</text:p>
          </table:table-cell>
          <table:table-cell office:value-type="float" office:value="11.9" calcext:value-type="float">
            <text:p>11,9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11205" calcext:value-type="float">
            <text:p>211205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548" calcext:value-type="float">
            <text:p>47548</text:p>
          </table:table-cell>
          <table:table-cell office:value-type="float" office:value="8.9" calcext:value-type="float">
            <text:p>8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08" calcext:value-type="float">
            <text:p>62708</text:p>
          </table:table-cell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53731" calcext:value-type="float">
            <text:p>153731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897" calcext:value-type="float">
            <text:p>50897</text:p>
          </table:table-cell>
          <table:table-cell office:value-type="float" office:value="14" calcext:value-type="float">
            <text:p>1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696" calcext:value-type="float">
            <text:p>102696</text:p>
          </table:table-cell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81345" calcext:value-type="float">
            <text:p>81345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302" calcext:value-type="float">
            <text:p>53302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628" calcext:value-type="float">
            <text:p>97628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1385" calcext:value-type="float">
            <text:p>81385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583" calcext:value-type="float">
            <text:p>92583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915" calcext:value-type="float">
            <text:p>82915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5240" calcext:value-type="float">
            <text:p>7524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914" calcext:value-type="float">
            <text:p>51914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371" calcext:value-type="float">
            <text:p>106371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18789" calcext:value-type="float">
            <text:p>11878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760" calcext:value-type="float">
            <text:p>54760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76" calcext:value-type="float">
            <text:p>75476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24585" calcext:value-type="float">
            <text:p>124585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910" calcext:value-type="float">
            <text:p>59910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042" calcext:value-type="float">
            <text:p>82042</text:p>
          </table:table-cell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14271" calcext:value-type="float">
            <text:p>114271</text:p>
          </table:table-cell>
          <table:table-cell office:value-type="float" office:value="17.8" calcext:value-type="float">
            <text:p>17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069" calcext:value-type="float">
            <text:p>60069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236" calcext:value-type="float">
            <text:p>87236</text:p>
          </table:table-cell>
          <table:table-cell office:value-type="float" office:value="12.9" calcext:value-type="float">
            <text:p>12,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99419" calcext:value-type="float">
            <text:p>99419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831" calcext:value-type="float">
            <text:p>70831</text:p>
          </table:table-cell>
          <table:table-cell office:value-type="float" office:value="9.9" calcext:value-type="float">
            <text:p>9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61" calcext:value-type="float">
            <text:p>56161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97694" calcext:value-type="float">
            <text:p>97694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879" calcext:value-type="float">
            <text:p>27879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76" calcext:value-type="float">
            <text:p>6197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9549" calcext:value-type="float">
            <text:p>149549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628" calcext:value-type="float">
            <text:p>46628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151" calcext:value-type="float">
            <text:p>6815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7979" calcext:value-type="float">
            <text:p>147979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40" calcext:value-type="float">
            <text:p>50940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699" calcext:value-type="float">
            <text:p>8969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0288" calcext:value-type="float">
            <text:p>110288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545" calcext:value-type="float">
            <text:p>70545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758" calcext:value-type="float">
            <text:p>5575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0482" calcext:value-type="float">
            <text:p>150482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517" calcext:value-type="float">
            <text:p>73517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298" calcext:value-type="float">
            <text:p>9529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4474" calcext:value-type="float">
            <text:p>134474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856" calcext:value-type="float">
            <text:p>50856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83" calcext:value-type="float">
            <text:p>7018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9228" calcext:value-type="float">
            <text:p>89228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368" calcext:value-type="float">
            <text:p>47368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809" calcext:value-type="float">
            <text:p>98809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3268" calcext:value-type="float">
            <text:p>83268</text:p>
          </table:table-cell>
          <table:table-cell office:value-type="float" office:value="16.8" calcext:value-type="float">
            <text:p>16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343" calcext:value-type="float">
            <text:p>63343</text:p>
          </table:table-cell>
          <table:table-cell office:value-type="float" office:value="9.9" calcext:value-type="float">
            <text:p>9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82" calcext:value-type="float">
            <text:p>8168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0484" calcext:value-type="float">
            <text:p>140484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200" calcext:value-type="float">
            <text:p>51200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582" calcext:value-type="float">
            <text:p>8058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8010" calcext:value-type="float">
            <text:p>98010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879" calcext:value-type="float">
            <text:p>70879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85" calcext:value-type="float">
            <text:p>6958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3435" calcext:value-type="float">
            <text:p>153435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102" calcext:value-type="float">
            <text:p>68102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886" calcext:value-type="float">
            <text:p>5588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2007" calcext:value-type="float">
            <text:p>152007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246" calcext:value-type="float">
            <text:p>71246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742" calcext:value-type="float">
            <text:p>4374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2949" calcext:value-type="float">
            <text:p>162949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774" calcext:value-type="float">
            <text:p>50774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79" calcext:value-type="float">
            <text:p>7057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2441" calcext:value-type="float">
            <text:p>142441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425" calcext:value-type="float">
            <text:p>75425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289" calcext:value-type="float">
            <text:p>9028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4206" calcext:value-type="float">
            <text:p>114206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506" calcext:value-type="float">
            <text:p>47506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314" calcext:value-type="float">
            <text:p>993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3109" calcext:value-type="float">
            <text:p>123109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202" calcext:value-type="float">
            <text:p>45202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573" calcext:value-type="float">
            <text:p>11557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3497" calcext:value-type="float">
            <text:p>133497</text:p>
          </table:table-cell>
          <table:table-cell office:value-type="float" office:value="14.9" calcext:value-type="float">
            <text:p>14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343" calcext:value-type="float">
            <text:p>52343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53" calcext:value-type="float">
            <text:p>71353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760" calcext:value-type="float">
            <text:p>92760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195" calcext:value-type="float">
            <text:p>50195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24" calcext:value-type="float">
            <text:p>516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2729" calcext:value-type="float">
            <text:p>142729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584" calcext:value-type="float">
            <text:p>62584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837" calcext:value-type="float">
            <text:p>4083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5521" calcext:value-type="float">
            <text:p>135521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930" calcext:value-type="float">
            <text:p>66930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399" calcext:value-type="float">
            <text:p>12839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8936" calcext:value-type="float">
            <text:p>98936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666" calcext:value-type="float">
            <text:p>47666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363" calcext:value-type="float">
            <text:p>9436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8195" calcext:value-type="float">
            <text:p>98195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040" calcext:value-type="float">
            <text:p>73040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81" calcext:value-type="float">
            <text:p>8048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3600" calcext:value-type="float">
            <text:p>83600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106" calcext:value-type="float">
            <text:p>82106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720" calcext:value-type="float">
            <text:p>857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7509" calcext:value-type="float">
            <text:p>137509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056" calcext:value-type="float">
            <text:p>65056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760" calcext:value-type="float">
            <text:p>85760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3265" calcext:value-type="float">
            <text:p>123265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801" calcext:value-type="float">
            <text:p>83801</text:p>
          </table:table-cell>
          <table:table-cell office:value-type="float" office:value="11.9" calcext:value-type="float">
            <text:p>11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706" calcext:value-type="float">
            <text:p>707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4068" calcext:value-type="float">
            <text:p>10406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098" calcext:value-type="float">
            <text:p>76098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318" calcext:value-type="float">
            <text:p>993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7374" calcext:value-type="float">
            <text:p>157374</text:p>
          </table:table-cell>
          <table:table-cell office:value-type="float" office:value="19.8" calcext:value-type="float">
            <text:p>19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911" calcext:value-type="float">
            <text:p>47911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860" calcext:value-type="float">
            <text:p>8986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736" calcext:value-type="float">
            <text:p>122736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216" calcext:value-type="float">
            <text:p>50216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341" calcext:value-type="float">
            <text:p>8034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1565" calcext:value-type="float">
            <text:p>101565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676" calcext:value-type="float">
            <text:p>47676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094" calcext:value-type="float">
            <text:p>10409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1189" calcext:value-type="float">
            <text:p>131189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488" calcext:value-type="float">
            <text:p>47488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86" calcext:value-type="float">
            <text:p>7258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4883" calcext:value-type="float">
            <text:p>124883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620" calcext:value-type="float">
            <text:p>46620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341" calcext:value-type="float">
            <text:p>6734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7030" calcext:value-type="float">
            <text:p>107030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227" calcext:value-type="float">
            <text:p>43227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238" calcext:value-type="float">
            <text:p>462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6796" calcext:value-type="float">
            <text:p>136796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992" calcext:value-type="float">
            <text:p>74992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32" calcext:value-type="float">
            <text:p>786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267" calcext:value-type="float">
            <text:p>92267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697" calcext:value-type="float">
            <text:p>58697</text:p>
          </table:table-cell>
          <table:table-cell office:value-type="float" office:value="12.9" calcext:value-type="float">
            <text:p>12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1309" calcext:value-type="float">
            <text:p>221309</text:p>
          </table:table-cell>
          <table:table-cell office:value-type="float" office:value="19.8" calcext:value-type="float">
            <text:p>19,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553" calcext:value-type="float">
            <text:p>80553</text:p>
          </table:table-cell>
          <table:table-cell office:value-type="float" office:value="17.8" calcext:value-type="float">
            <text:p>17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809" calcext:value-type="float">
            <text:p>59809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477" calcext:value-type="float">
            <text:p>8747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4796" calcext:value-type="float">
            <text:p>124796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921" calcext:value-type="float">
            <text:p>41921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54" calcext:value-type="float">
            <text:p>5855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3266" calcext:value-type="float">
            <text:p>93266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498" calcext:value-type="float">
            <text:p>46498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797" calcext:value-type="float">
            <text:p>4079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1295" calcext:value-type="float">
            <text:p>151295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897" calcext:value-type="float">
            <text:p>53897</text:p>
          </table:table-cell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676" calcext:value-type="float">
            <text:p>4367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8979" calcext:value-type="float">
            <text:p>14897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669" calcext:value-type="float">
            <text:p>50669</text:p>
          </table:table-cell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637" calcext:value-type="float">
            <text:p>3963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4594" calcext:value-type="float">
            <text:p>144594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001" calcext:value-type="float">
            <text:p>47001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13" calcext:value-type="float">
            <text:p>666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1600" calcext:value-type="float">
            <text:p>17160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513" calcext:value-type="float">
            <text:p>65513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35" calcext:value-type="float">
            <text:p>6113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6655" calcext:value-type="float">
            <text:p>146655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876" calcext:value-type="float">
            <text:p>63876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06" calcext:value-type="float">
            <text:p>38906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6007" calcext:value-type="float">
            <text:p>146007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9735" calcext:value-type="float">
            <text:p>129735</text:p>
          </table:table-cell>
          <table:table-cell office:value-type="float" office:value="11.9" calcext:value-type="float">
            <text:p>11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33" calcext:value-type="float">
            <text:p>5853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3405" calcext:value-type="float">
            <text:p>173405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391" calcext:value-type="float">
            <text:p>38391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941" calcext:value-type="float">
            <text:p>9794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2365" calcext:value-type="float">
            <text:p>142365</text:p>
          </table:table-cell>
          <table:table-cell office:value-type="float" office:value="18.8" calcext:value-type="float">
            <text:p>18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759" calcext:value-type="float">
            <text:p>34759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69" calcext:value-type="float">
            <text:p>6306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0908" calcext:value-type="float">
            <text:p>15090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165" calcext:value-type="float">
            <text:p>33165</text:p>
          </table:table-cell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848" calcext:value-type="float">
            <text:p>408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7926" calcext:value-type="float">
            <text:p>157926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230" calcext:value-type="float">
            <text:p>34230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297" calcext:value-type="float">
            <text:p>412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2085" calcext:value-type="float">
            <text:p>142085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297" calcext:value-type="float">
            <text:p>34297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671" calcext:value-type="float">
            <text:p>5267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4878" calcext:value-type="float">
            <text:p>134878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127" calcext:value-type="float">
            <text:p>32127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36" calcext:value-type="float">
            <text:p>4033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767" calcext:value-type="float">
            <text:p>94767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574" calcext:value-type="float">
            <text:p>32574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652" calcext:value-type="float">
            <text:p>43652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202" calcext:value-type="float">
            <text:p>92202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202" calcext:value-type="float">
            <text:p>30202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32" calcext:value-type="float">
            <text:p>435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1825" calcext:value-type="float">
            <text:p>101825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424" calcext:value-type="float">
            <text:p>33424</text:p>
          </table:table-cell>
          <table:table-cell office:value-type="float" office:value="10.9" calcext:value-type="float">
            <text:p>10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11" calcext:value-type="float">
            <text:p>583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8642" calcext:value-type="float">
            <text:p>158642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274" calcext:value-type="float">
            <text:p>52274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496" calcext:value-type="float">
            <text:p>3549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2617" calcext:value-type="float">
            <text:p>132617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881" calcext:value-type="float">
            <text:p>55881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81" calcext:value-type="float">
            <text:p>582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9809" calcext:value-type="float">
            <text:p>139809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46" calcext:value-type="float">
            <text:p>50946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533" calcext:value-type="float">
            <text:p>3753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4742" calcext:value-type="float">
            <text:p>144742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305" calcext:value-type="float">
            <text:p>37305</text:p>
          </table:table-cell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14" calcext:value-type="float">
            <text:p>615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2405" calcext:value-type="float">
            <text:p>132405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975" calcext:value-type="float">
            <text:p>27975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685" calcext:value-type="float">
            <text:p>5468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983" calcext:value-type="float">
            <text:p>125983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868" calcext:value-type="float">
            <text:p>25868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62" calcext:value-type="float">
            <text:p>3956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387" calcext:value-type="float">
            <text:p>90387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707" calcext:value-type="float">
            <text:p>26707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98" calcext:value-type="float">
            <text:p>62398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1942" calcext:value-type="float">
            <text:p>141942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431" calcext:value-type="float">
            <text:p>46431</text:p>
          </table:table-cell>
          <table:table-cell office:value-type="float" office:value="9.9" calcext:value-type="float">
            <text:p>9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11" calcext:value-type="float">
            <text:p>573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4108" calcext:value-type="float">
            <text:p>13410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538" calcext:value-type="float">
            <text:p>32538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039" calcext:value-type="float">
            <text:p>3903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9517" calcext:value-type="float">
            <text:p>149517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945" calcext:value-type="float">
            <text:p>29945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338" calcext:value-type="float">
            <text:p>5033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9359" calcext:value-type="float">
            <text:p>89359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568" calcext:value-type="float">
            <text:p>45568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306" calcext:value-type="float">
            <text:p>423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8848" calcext:value-type="float">
            <text:p>14884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587" calcext:value-type="float">
            <text:p>31587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07" calcext:value-type="float">
            <text:p>6950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9764" calcext:value-type="float">
            <text:p>189764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550" calcext:value-type="float">
            <text:p>29550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368" calcext:value-type="float">
            <text:p>4136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7791" calcext:value-type="float">
            <text:p>137791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089" calcext:value-type="float">
            <text:p>45089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98" calcext:value-type="float">
            <text:p>6759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0377" calcext:value-type="float">
            <text:p>150377</text:p>
          </table:table-cell>
          <table:table-cell office:value-type="float" office:value="19.8" calcext:value-type="float">
            <text:p>19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037" calcext:value-type="float">
            <text:p>48037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343" calcext:value-type="float">
            <text:p>4334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9117" calcext:value-type="float">
            <text:p>129117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745" calcext:value-type="float">
            <text:p>30745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99" calcext:value-type="float">
            <text:p>61099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4624" calcext:value-type="float">
            <text:p>144624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479" calcext:value-type="float">
            <text:p>48479</text:p>
          </table:table-cell>
          <table:table-cell office:value-type="float" office:value="11.9" calcext:value-type="float">
            <text:p>11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706" calcext:value-type="float">
            <text:p>5370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2985" calcext:value-type="float">
            <text:p>132985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652" calcext:value-type="float">
            <text:p>55652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83" calcext:value-type="float">
            <text:p>6448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2196" calcext:value-type="float">
            <text:p>132196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135" calcext:value-type="float">
            <text:p>28135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259" calcext:value-type="float">
            <text:p>6425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9079" calcext:value-type="float">
            <text:p>119079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010" calcext:value-type="float">
            <text:p>28010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24" calcext:value-type="float">
            <text:p>575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640" calcext:value-type="float">
            <text:p>100640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096" calcext:value-type="float">
            <text:p>28096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950" calcext:value-type="float">
            <text:p>3995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9297" calcext:value-type="float">
            <text:p>139297</text:p>
          </table:table-cell>
          <table:table-cell office:value-type="float" office:value="19.8" calcext:value-type="float">
            <text:p>19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591" calcext:value-type="float">
            <text:p>3159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13" calcext:value-type="float">
            <text:p>600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0534" calcext:value-type="float">
            <text:p>140534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210" calcext:value-type="float">
            <text:p>37210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395" calcext:value-type="float">
            <text:p>38395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1499" calcext:value-type="float">
            <text:p>151499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801" calcext:value-type="float">
            <text:p>31801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346" calcext:value-type="float">
            <text:p>6734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857" calcext:value-type="float">
            <text:p>94857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891" calcext:value-type="float">
            <text:p>20891</text:p>
          </table:table-cell>
          <table:table-cell office:value-type="float" office:value="11.9" calcext:value-type="float">
            <text:p>11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854" calcext:value-type="float">
            <text:p>978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3510" calcext:value-type="float">
            <text:p>133510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209" calcext:value-type="float">
            <text:p>47209</text:p>
          </table:table-cell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418" calcext:value-type="float">
            <text:p>524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6811" calcext:value-type="float">
            <text:p>226811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541" calcext:value-type="float">
            <text:p>4654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179557.42" calcext:value-type="float">
            <text:p>179557,42</text:p>
          </table:table-cell>
          <table:table-cell table:formula="of:=AVERAGE([.C121:.C220])" office:value-type="float" office:value="12.08" calcext:value-type="float">
            <text:p>12,08</text:p>
          </table:table-cell>
          <table:table-cell table:formula="of:=AVERAGE([.D121:.D220])" office:value-type="float" office:value="1.033" calcext:value-type="float">
            <text:p>1,033</text:p>
          </table:table-cell>
          <table:table-cell table:number-columns-repeated="2"/>
          <table:table-cell table:formula="of:=AVERAGE([.G121:.G220])" office:value-type="float" office:value="130248.63" calcext:value-type="float">
            <text:p>130248,63</text:p>
          </table:table-cell>
          <table:table-cell table:formula="of:=AVERAGE([.H121:.H220])" office:value-type="float" office:value="19.354" calcext:value-type="float">
            <text:p>19,354</text:p>
          </table:table-cell>
          <table:table-cell table:formula="of:=AVERAGE([.I121:.I220])" office:value-type="float" office:value="1.697" calcext:value-type="float">
            <text:p>1,697</text:p>
          </table:table-cell>
          <table:table-cell table:number-columns-repeated="2"/>
          <table:table-cell table:formula="of:=AVERAGE([.L121:.L220])" office:value-type="float" office:value="261353.54" calcext:value-type="float">
            <text:p>261353,54</text:p>
          </table:table-cell>
          <table:table-cell table:formula="of:=AVERAGE([.M121:.M220])" office:value-type="float" office:value="10.495" calcext:value-type="float">
            <text:p>10,495</text:p>
          </table:table-cell>
          <table:table-cell table:formula="of:=AVERAGE([.N121:.N220])" office:value-type="float" office:value="2.25" calcext:value-type="float">
            <text:p>2,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996467.492372392" calcext:value-type="float">
            <text:p>996467,492372392</text:p>
          </table:table-cell>
          <table:table-cell table:formula="of:=STDEVP([.C121:.C220])" office:value-type="float" office:value="1.58933948544671" calcext:value-type="float">
            <text:p>1,58933948544671</text:p>
          </table:table-cell>
          <table:table-cell table:formula="of:=STDEVP([.D121:.D220])" office:value-type="float" office:value="0.0775306391048081" calcext:value-type="float">
            <text:p>0,077530639104808</text:p>
          </table:table-cell>
          <table:table-cell table:number-columns-repeated="2"/>
          <table:table-cell table:formula="of:=STDEVP([.G121:.G220])" office:value-type="float" office:value="29526.5925005426" calcext:value-type="float">
            <text:p>29526,5925005426</text:p>
          </table:table-cell>
          <table:table-cell table:formula="of:=STDEVP([.H121:.H220])" office:value-type="float" office:value="2.49079987152722" calcext:value-type="float">
            <text:p>2,49079987152722</text:p>
          </table:table-cell>
          <table:table-cell table:formula="of:=STDEVP([.I121:.I220])" office:value-type="float" office:value="0.0298496231131986" calcext:value-type="float">
            <text:p>0,029849623113199</text:p>
          </table:table-cell>
          <table:table-cell table:number-columns-repeated="2"/>
          <table:table-cell table:formula="of:=STDEVP([.L121:.L220])" office:value-type="float" office:value="2014719.46776184" calcext:value-type="float">
            <text:p>2014719,46776184</text:p>
          </table:table-cell>
          <table:table-cell table:formula="of:=STDEVP([.M121:.M220])" office:value-type="float" office:value="1.96496183169038" calcext:value-type="float">
            <text:p>1,96496183169038</text:p>
          </table:table-cell>
          <table:table-cell table:formula="of:=STDEVP([.N121:.N220])" office:value-type="float" office:value="0.0538516480713449" calcext:value-type="float">
            <text:p>0,0538516480713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67472" calcext:value-type="float">
            <text:p>67472</text:p>
          </table:table-cell>
          <table:table-cell table:formula="of:=MEDIAN([.C121:.C220])" office:value-type="float" office:value="12" calcext:value-type="float">
            <text:p>12</text:p>
          </table:table-cell>
          <table:table-cell table:formula="of:=MEDIAN([.D121:.D220])" office:value-type="float" office:value="1" calcext:value-type="float">
            <text:p>1</text:p>
          </table:table-cell>
          <table:table-cell table:number-columns-repeated="2"/>
          <table:table-cell table:formula="of:=MEDIAN([.G121:.G220])" office:value-type="float" office:value="134291" calcext:value-type="float">
            <text:p>134291</text:p>
          </table:table-cell>
          <table:table-cell table:formula="of:=MEDIAN([.H121:.H220])" office:value-type="float" office:value="19.9" calcext:value-type="float">
            <text:p>19,9</text:p>
          </table:table-cell>
          <table:table-cell table:formula="of:=MEDIAN([.I121:.I220])" office:value-type="float" office:value="1.7" calcext:value-type="float">
            <text:p>1,7</text:p>
          </table:table-cell>
          <table:table-cell table:number-columns-repeated="2"/>
          <table:table-cell table:formula="of:=MEDIAN([.L121:.L220])" office:value-type="float" office:value="50721.5" calcext:value-type="float">
            <text:p>50721,5</text:p>
          </table:table-cell>
          <table:table-cell table:formula="of:=MEDIAN([.M121:.M220])" office:value-type="float" office:value="10" calcext:value-type="float">
            <text:p>10</text:p>
          </table:table-cell>
          <table:table-cell table:formula="of:=MEDIAN([.N121:.N22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299424.62" calcext:value-type="float">
            <text:p>299424,62</text:p>
          </table:table-cell>
          <table:table-cell table:formula="of:=AVERAGE([.C121:.C170])" office:value-type="float" office:value="12.454" calcext:value-type="float">
            <text:p>12,454</text:p>
          </table:table-cell>
          <table:table-cell table:formula="of:=AVERAGE([.D121:.D170])" office:value-type="float" office:value="1.066" calcext:value-type="float">
            <text:p>1,066</text:p>
          </table:table-cell>
          <table:table-cell table:number-columns-repeated="2"/>
          <table:table-cell table:formula="of:=AVERAGE([.G121:.G170])" office:value-type="float" office:value="126463.04" calcext:value-type="float">
            <text:p>126463,04</text:p>
          </table:table-cell>
          <table:table-cell table:formula="of:=AVERAGE([.H121:.H170])" office:value-type="float" office:value="18.852" calcext:value-type="float">
            <text:p>18,852</text:p>
          </table:table-cell>
          <table:table-cell table:formula="of:=AVERAGE([.I121:.I170])" office:value-type="float" office:value="1.694" calcext:value-type="float">
            <text:p>1,694</text:p>
          </table:table-cell>
          <table:table-cell table:number-columns-repeated="2"/>
          <table:table-cell table:formula="of:=AVERAGE([.L121:.L170])" office:value-type="float" office:value="479643.62" calcext:value-type="float">
            <text:p>479643,62</text:p>
          </table:table-cell>
          <table:table-cell table:formula="of:=AVERAGE([.M121:.M170])" office:value-type="float" office:value="10.642" calcext:value-type="float">
            <text:p>10,642</text:p>
          </table:table-cell>
          <table:table-cell table:formula="of:=AVERAGE([.N121:.N170])" office:value-type="float" office:value="2.232" calcext:value-type="float">
            <text:p>2,2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59690.22" calcext:value-type="float">
            <text:p>59690,22</text:p>
          </table:table-cell>
          <table:table-cell table:formula="of:=AVERAGE([.C171:.C220])" office:value-type="float" office:value="11.706" calcext:value-type="float">
            <text:p>11,706</text:p>
          </table:table-cell>
          <table:table-cell table:formula="of:=AVERAGE([.D171:.D220])" office:value-type="float" office:value="1" calcext:value-type="float">
            <text:p>1</text:p>
          </table:table-cell>
          <table:table-cell table:number-columns-repeated="2"/>
          <table:table-cell table:formula="of:=AVERAGE([.G171:.G220])" office:value-type="float" office:value="134034.22" calcext:value-type="float">
            <text:p>134034,22</text:p>
          </table:table-cell>
          <table:table-cell table:formula="of:=AVERAGE([.H171:.H220])" office:value-type="float" office:value="19.856" calcext:value-type="float">
            <text:p>19,856</text:p>
          </table:table-cell>
          <table:table-cell table:formula="of:=AVERAGE([.I171:.I220])" office:value-type="float" office:value="1.7" calcext:value-type="float">
            <text:p>1,7</text:p>
          </table:table-cell>
          <table:table-cell table:number-columns-repeated="2"/>
          <table:table-cell table:formula="of:=AVERAGE([.L171:.L220])" office:value-type="float" office:value="43063.46" calcext:value-type="float">
            <text:p>43063,46</text:p>
          </table:table-cell>
          <table:table-cell table:formula="of:=AVERAGE([.M171:.M220])" office:value-type="float" office:value="10.348" calcext:value-type="float">
            <text:p>10,348</text:p>
          </table:table-cell>
          <table:table-cell table:formula="of:=AVERAGE([.N171:.N220])" office:value-type="float" office:value="2.268" calcext:value-type="float">
            <text:p>2,2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28228.1756245706" calcext:value-type="float">
            <text:p>28228,1756245706</text:p>
          </table:table-cell>
          <table:table-cell table:formula="of:=STDEVP([.C171:.C220])" office:value-type="float" office:value="1.49243559325018" calcext:value-type="float">
            <text:p>1,49243559325018</text:p>
          </table:table-cell>
          <table:table-cell table:formula="of:=STDEVP([.D171:.D220])" office:value-type="float" office:value="0" calcext:value-type="float">
            <text:p>0</text:p>
          </table:table-cell>
          <table:table-cell table:number-columns-repeated="2"/>
          <table:table-cell table:formula="of:=STDEVP([.G171:.G220])" office:value-type="float" office:value="27212.9407490554" calcext:value-type="float">
            <text:p>27212,9407490554</text:p>
          </table:table-cell>
          <table:table-cell table:formula="of:=STDEVP([.H171:.H220])" office:value-type="float" office:value="1.91626302996222" calcext:value-type="float">
            <text:p>1,91626302996222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17126.968418503" calcext:value-type="float">
            <text:p>17126,968418503</text:p>
          </table:table-cell>
          <table:table-cell table:formula="of:=STDEVP([.M171:.M220])" office:value-type="float" office:value="1.52318613439067" calcext:value-type="float">
            <text:p>1,52318613439067</text:p>
          </table:table-cell>
          <table:table-cell table:formula="of:=STDEVP([.N171:.N220])" office:value-type="float" office:value="0.0466476151587623" calcext:value-type="float">
            <text:p>0,0466476151587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86253" calcext:value-type="float">
            <text:p>86253</text:p>
          </table:table-cell>
          <table:table-cell table:formula="of:=MEDIAN([.C121:.C170])" office:value-type="float" office:value="12" calcext:value-type="float">
            <text:p>12</text:p>
          </table:table-cell>
          <table:table-cell table:formula="of:=MEDIAN([.D121:.D170])" office:value-type="float" office:value="1" calcext:value-type="float">
            <text:p>1</text:p>
          </table:table-cell>
          <table:table-cell table:number-columns-repeated="2"/>
          <table:table-cell table:formula="of:=MEDIAN([.G121:.G170])" office:value-type="float" office:value="124828" calcext:value-type="float">
            <text:p>124828</text:p>
          </table:table-cell>
          <table:table-cell table:formula="of:=MEDIAN([.H121:.H170])" office:value-type="float" office:value="18.5" calcext:value-type="float">
            <text:p>18,5</text:p>
          </table:table-cell>
          <table:table-cell table:formula="of:=MEDIAN([.I121:.I170])" office:value-type="float" office:value="1.7" calcext:value-type="float">
            <text:p>1,7</text:p>
          </table:table-cell>
          <table:table-cell table:number-columns-repeated="2"/>
          <table:table-cell table:formula="of:=MEDIAN([.L121:.L170])" office:value-type="float" office:value="64199.5" calcext:value-type="float">
            <text:p>64199,5</text:p>
          </table:table-cell>
          <table:table-cell table:formula="of:=MEDIAN([.M121:.M170])" office:value-type="float" office:value="10" calcext:value-type="float">
            <text:p>10</text:p>
          </table:table-cell>
          <table:table-cell table:formula="of:=MEDIAN([.N121:.N17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57417.5" calcext:value-type="float">
            <text:p>57417,5</text:p>
          </table:table-cell>
          <table:table-cell table:formula="of:=MEDIAN([.C171:.C220])" office:value-type="float" office:value="12" calcext:value-type="float">
            <text:p>12</text:p>
          </table:table-cell>
          <table:table-cell table:formula="of:=MEDIAN([.D171:.D220])" office:value-type="float" office:value="1" calcext:value-type="float">
            <text:p>1</text:p>
          </table:table-cell>
          <table:table-cell table:number-columns-repeated="2"/>
          <table:table-cell table:formula="of:=MEDIAN([.G171:.G220])" office:value-type="float" office:value="137293.5" calcext:value-type="float">
            <text:p>137293,5</text:p>
          </table:table-cell>
          <table:table-cell table:formula="of:=MEDIAN([.H171:.H220])" office:value-type="float" office:value="20" calcext:value-type="float">
            <text:p>20</text:p>
          </table:table-cell>
          <table:table-cell table:formula="of:=MEDIAN([.I171:.I220])" office:value-type="float" office:value="1.7" calcext:value-type="float">
            <text:p>1,7</text:p>
          </table:table-cell>
          <table:table-cell table:number-columns-repeated="2"/>
          <table:table-cell table:formula="of:=MEDIAN([.L171:.L220])" office:value-type="float" office:value="40156" calcext:value-type="float">
            <text:p>40156</text:p>
          </table:table-cell>
          <table:table-cell table:formula="of:=MEDIAN([.M171:.M220])" office:value-type="float" office:value="10" calcext:value-type="float">
            <text:p>10</text:p>
          </table:table-cell>
          <table:table-cell table:formula="of:=MEDIAN([.N171:.N220])" office:value-type="float" office:value="2.3" calcext:value-type="float">
            <text:p>2,3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0644342" calcext:value-type="float">
            <text:p>10644342</text:p>
          </table:table-cell>
          <table:table-cell office:value-type="float" office:value="46.7" calcext:value-type="float">
            <text:p>46,7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12566" calcext:value-type="float">
            <text:p>112566</text:p>
          </table:table-cell>
          <table:table-cell office:value-type="float" office:value="46.7" calcext:value-type="float">
            <text:p>46,7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20971400" calcext:value-type="float">
            <text:p>20971400</text:p>
          </table:table-cell>
          <table:table-cell office:value-type="float" office:value="33.3" calcext:value-type="float">
            <text:p>33,3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6095" calcext:value-type="float">
            <text:p>196095</text:p>
          </table:table-cell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39111" calcext:value-type="float">
            <text:p>139111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3640" calcext:value-type="float">
            <text:p>343640</text:p>
          </table:table-cell>
          <table:table-cell office:value-type="float" office:value="27" calcext:value-type="float">
            <text:p>27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105" calcext:value-type="float">
            <text:p>175105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2833" calcext:value-type="float">
            <text:p>152833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5777" calcext:value-type="float">
            <text:p>135777</text:p>
          </table:table-cell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91" calcext:value-type="float">
            <text:p>63291</text:p>
          </table:table-cell>
          <table:table-cell office:value-type="float" office:value="23" calcext:value-type="float">
            <text:p>2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9090" calcext:value-type="float">
            <text:p>139090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900" calcext:value-type="float">
            <text:p>75900</text:p>
          </table:table-cell>
          <table:table-cell office:value-type="float" office:value="29" calcext:value-type="float">
            <text:p>2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406" calcext:value-type="float">
            <text:p>82406</text:p>
          </table:table-cell>
          <table:table-cell office:value-type="float" office:value="20" calcext:value-type="float">
            <text:p>2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7240" calcext:value-type="float">
            <text:p>157240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292" calcext:value-type="float">
            <text:p>77292</text:p>
          </table:table-cell>
          <table:table-cell office:value-type="float" office:value="23" calcext:value-type="float">
            <text:p>2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62" calcext:value-type="float">
            <text:p>80662</text:p>
          </table:table-cell>
          <table:table-cell office:value-type="float" office:value="27.7" calcext:value-type="float">
            <text:p>27,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1884" calcext:value-type="float">
            <text:p>101884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996" calcext:value-type="float">
            <text:p>85996</text:p>
          </table:table-cell>
          <table:table-cell office:value-type="float" office:value="22" calcext:value-type="float">
            <text:p>22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532" calcext:value-type="float">
            <text:p>104532</text:p>
          </table:table-cell>
          <table:table-cell office:value-type="float" office:value="34" calcext:value-type="float">
            <text:p>3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89258" calcext:value-type="float">
            <text:p>189258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084" calcext:value-type="float">
            <text:p>98084</text:p>
          </table:table-cell>
          <table:table-cell office:value-type="float" office:value="33.7" calcext:value-type="float">
            <text:p>33,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234" calcext:value-type="float">
            <text:p>92234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4931" calcext:value-type="float">
            <text:p>154931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118" calcext:value-type="float">
            <text:p>94118</text:p>
          </table:table-cell>
          <table:table-cell office:value-type="float" office:value="33" calcext:value-type="float">
            <text:p>3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518" calcext:value-type="float">
            <text:p>82518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9777" calcext:value-type="float">
            <text:p>109777</text:p>
          </table:table-cell>
          <table:table-cell office:value-type="float" office:value="40.6" calcext:value-type="float">
            <text:p>40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182" calcext:value-type="float">
            <text:p>80182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206" calcext:value-type="float">
            <text:p>67206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8990" calcext:value-type="float">
            <text:p>118990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878" calcext:value-type="float">
            <text:p>60878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364" calcext:value-type="float">
            <text:p>94364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5648" calcext:value-type="float">
            <text:p>105648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027" calcext:value-type="float">
            <text:p>58027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37" calcext:value-type="float">
            <text:p>63537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7798" calcext:value-type="float">
            <text:p>97798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143" calcext:value-type="float">
            <text:p>82143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798" calcext:value-type="float">
            <text:p>82798</text:p>
          </table:table-cell>
          <table:table-cell office:value-type="float" office:value="23.8" calcext:value-type="float">
            <text:p>23,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8917" calcext:value-type="float">
            <text:p>9891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101" calcext:value-type="float">
            <text:p>101101</text:p>
          </table:table-cell>
          <table:table-cell office:value-type="float" office:value="23" calcext:value-type="float">
            <text:p>2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865" calcext:value-type="float">
            <text:p>83865</text:p>
          </table:table-cell>
          <table:table-cell office:value-type="float" office:value="28" calcext:value-type="float">
            <text:p>2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7517" calcext:value-type="float">
            <text:p>11751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634" calcext:value-type="float">
            <text:p>87634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38" calcext:value-type="float">
            <text:p>7903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92061" calcext:value-type="float">
            <text:p>192061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510" calcext:value-type="float">
            <text:p>63510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91" calcext:value-type="float">
            <text:p>65591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0581" calcext:value-type="float">
            <text:p>70581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411" calcext:value-type="float">
            <text:p>58411</text:p>
          </table:table-cell>
          <table:table-cell office:value-type="float" office:value="19.8" calcext:value-type="float">
            <text:p>19,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234" calcext:value-type="float">
            <text:p>92234</text:p>
          </table:table-cell>
          <table:table-cell office:value-type="float" office:value="20" calcext:value-type="float">
            <text:p>20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9455" calcext:value-type="float">
            <text:p>11945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752" calcext:value-type="float">
            <text:p>90752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084" calcext:value-type="float">
            <text:p>57084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2261" calcext:value-type="float">
            <text:p>112261</text:p>
          </table:table-cell>
          <table:table-cell office:value-type="float" office:value="44.6" calcext:value-type="float">
            <text:p>44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133" calcext:value-type="float">
            <text:p>84133</text:p>
          </table:table-cell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672" calcext:value-type="float">
            <text:p>97672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28748" calcext:value-type="float">
            <text:p>128748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301" calcext:value-type="float">
            <text:p>55301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62" calcext:value-type="float">
            <text:p>64062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85413" calcext:value-type="float">
            <text:p>185413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013" calcext:value-type="float">
            <text:p>82013</text:p>
          </table:table-cell>
          <table:table-cell office:value-type="float" office:value="23" calcext:value-type="float">
            <text:p>2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949" calcext:value-type="float">
            <text:p>77949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3031" calcext:value-type="float">
            <text:p>103031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343" calcext:value-type="float">
            <text:p>86343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18" calcext:value-type="float">
            <text:p>65418</text:p>
          </table:table-cell>
          <table:table-cell office:value-type="float" office:value="20.8" calcext:value-type="float">
            <text:p>20,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6046" calcext:value-type="float">
            <text:p>136046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208" calcext:value-type="float">
            <text:p>79208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54" calcext:value-type="float">
            <text:p>68954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6532" calcext:value-type="float">
            <text:p>136532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115" calcext:value-type="float">
            <text:p>80115</text:p>
          </table:table-cell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34" calcext:value-type="float">
            <text:p>58034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5884" calcext:value-type="float">
            <text:p>105884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987" calcext:value-type="float">
            <text:p>7798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268" calcext:value-type="float">
            <text:p>86268</text:p>
          </table:table-cell>
          <table:table-cell office:value-type="float" office:value="22" calcext:value-type="float">
            <text:p>2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1337" calcext:value-type="float">
            <text:p>111337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937" calcext:value-type="float">
            <text:p>51937</text:p>
          </table:table-cell>
          <table:table-cell office:value-type="float" office:value="17.8" calcext:value-type="float">
            <text:p>17,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757" calcext:value-type="float">
            <text:p>75757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5739" calcext:value-type="float">
            <text:p>145739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867" calcext:value-type="float">
            <text:p>74867</text:p>
          </table:table-cell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62" calcext:value-type="float">
            <text:p>59162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25178" calcext:value-type="float">
            <text:p>125178</text:p>
          </table:table-cell>
          <table:table-cell office:value-type="float" office:value="34.7" calcext:value-type="float">
            <text:p>34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334" calcext:value-type="float">
            <text:p>45334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825" calcext:value-type="float">
            <text:p>88825</text:p>
          </table:table-cell>
          <table:table-cell office:value-type="float" office:value="33" calcext:value-type="float">
            <text:p>3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3984" calcext:value-type="float">
            <text:p>93984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262" calcext:value-type="float">
            <text:p>4726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88" calcext:value-type="float">
            <text:p>50988</text:p>
          </table:table-cell>
          <table:table-cell office:value-type="float" office:value="23" calcext:value-type="float">
            <text:p>2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4692" calcext:value-type="float">
            <text:p>94692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939" calcext:value-type="float">
            <text:p>5593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86" calcext:value-type="float">
            <text:p>73486</text:p>
          </table:table-cell>
          <table:table-cell office:value-type="float" office:value="24.8" calcext:value-type="float">
            <text:p>24,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9279" calcext:value-type="float">
            <text:p>109279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825" calcext:value-type="float">
            <text:p>6382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153" calcext:value-type="float">
            <text:p>47153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68204" calcext:value-type="float">
            <text:p>68204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635" calcext:value-type="float">
            <text:p>7263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746" calcext:value-type="float">
            <text:p>84746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5275" calcext:value-type="float">
            <text:p>105275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953" calcext:value-type="float">
            <text:p>6995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80" calcext:value-type="float">
            <text:p>66480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11659" calcext:value-type="float">
            <text:p>111659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533" calcext:value-type="float">
            <text:p>5153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278" calcext:value-type="float">
            <text:p>105278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10234" calcext:value-type="float">
            <text:p>110234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855" calcext:value-type="float">
            <text:p>38855</text:p>
          </table:table-cell>
          <table:table-cell office:value-type="float" office:value="14.9" calcext:value-type="float">
            <text:p>14,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93" calcext:value-type="float">
            <text:p>68793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66866" calcext:value-type="float">
            <text:p>166866</text:p>
          </table:table-cell>
          <table:table-cell office:value-type="float" office:value="32.7" calcext:value-type="float">
            <text:p>32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898" calcext:value-type="float">
            <text:p>3789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919" calcext:value-type="float">
            <text:p>66919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21739" calcext:value-type="float">
            <text:p>121739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315" calcext:value-type="float">
            <text:p>3531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794" calcext:value-type="float">
            <text:p>56794</text:p>
          </table:table-cell>
          <table:table-cell office:value-type="float" office:value="19" calcext:value-type="float">
            <text:p>1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31230" calcext:value-type="float">
            <text:p>131230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662" calcext:value-type="float">
            <text:p>5366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194" calcext:value-type="float">
            <text:p>61194</text:p>
          </table:table-cell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94463" calcext:value-type="float">
            <text:p>94463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742" calcext:value-type="float">
            <text:p>4074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382" calcext:value-type="float">
            <text:p>43382</text:p>
          </table:table-cell>
          <table:table-cell office:value-type="float" office:value="23" calcext:value-type="float">
            <text:p>2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14721" calcext:value-type="float">
            <text:p>114721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149" calcext:value-type="float">
            <text:p>5214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18" calcext:value-type="float">
            <text:p>63018</text:p>
          </table:table-cell>
          <table:table-cell office:value-type="float" office:value="22.8" calcext:value-type="float">
            <text:p>22,8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90982" calcext:value-type="float">
            <text:p>90982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849" calcext:value-type="float">
            <text:p>5484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786" calcext:value-type="float">
            <text:p>54786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31883" calcext:value-type="float">
            <text:p>131883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359" calcext:value-type="float">
            <text:p>3635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88" calcext:value-type="float">
            <text:p>43488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31055" calcext:value-type="float">
            <text:p>131055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214" calcext:value-type="float">
            <text:p>58214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66" calcext:value-type="float">
            <text:p>63366</text:p>
          </table:table-cell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32312" calcext:value-type="float">
            <text:p>132312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871" calcext:value-type="float">
            <text:p>27871</text:p>
          </table:table-cell>
          <table:table-cell office:value-type="float" office:value="14.9" calcext:value-type="float">
            <text:p>14,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317" calcext:value-type="float">
            <text:p>64317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7156" calcext:value-type="float">
            <text:p>107156</text:p>
          </table:table-cell>
          <table:table-cell office:value-type="float" office:value="42.6" calcext:value-type="float">
            <text:p>42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160" calcext:value-type="float">
            <text:p>37160</text:p>
          </table:table-cell>
          <table:table-cell office:value-type="float" office:value="17" calcext:value-type="float">
            <text:p>1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552" calcext:value-type="float">
            <text:p>42552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6215" calcext:value-type="float">
            <text:p>146215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619" calcext:value-type="float">
            <text:p>48619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61" calcext:value-type="float">
            <text:p>59061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6335" calcext:value-type="float">
            <text:p>146335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113" calcext:value-type="float">
            <text:p>50113</text:p>
          </table:table-cell>
          <table:table-cell office:value-type="float" office:value="16" calcext:value-type="float">
            <text:p>1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90" calcext:value-type="float">
            <text:p>63990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6582" calcext:value-type="float">
            <text:p>96582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156" calcext:value-type="float">
            <text:p>35156</text:p>
          </table:table-cell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80" calcext:value-type="float">
            <text:p>63480</text:p>
          </table:table-cell>
          <table:table-cell office:value-type="float" office:value="22.8" calcext:value-type="float">
            <text:p>22,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4207" calcext:value-type="float">
            <text:p>134207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438" calcext:value-type="float">
            <text:p>60438</text:p>
          </table:table-cell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37" calcext:value-type="float">
            <text:p>47037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08548" calcext:value-type="float">
            <text:p>108548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369" calcext:value-type="float">
            <text:p>62369</text:p>
          </table:table-cell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12" calcext:value-type="float">
            <text:p>79612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51204" calcext:value-type="float">
            <text:p>151204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418" calcext:value-type="float">
            <text:p>39418</text:p>
          </table:table-cell>
          <table:table-cell office:value-type="float" office:value="17" calcext:value-type="float">
            <text:p>1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11" calcext:value-type="float">
            <text:p>34211</text:p>
          </table:table-cell>
          <table:table-cell office:value-type="float" office:value="21" calcext:value-type="float">
            <text:p>2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0910" calcext:value-type="float">
            <text:p>90910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953" calcext:value-type="float">
            <text:p>63953</text:p>
          </table:table-cell>
          <table:table-cell office:value-type="float" office:value="19" calcext:value-type="float">
            <text:p>1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515" calcext:value-type="float">
            <text:p>50515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2408" calcext:value-type="float">
            <text:p>142408</text:p>
          </table:table-cell>
          <table:table-cell office:value-type="float" office:value="44.6" calcext:value-type="float">
            <text:p>44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962" calcext:value-type="float">
            <text:p>36962</text:p>
          </table:table-cell>
          <table:table-cell office:value-type="float" office:value="16" calcext:value-type="float">
            <text:p>1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186" calcext:value-type="float">
            <text:p>44186</text:p>
          </table:table-cell>
          <table:table-cell office:value-type="float" office:value="20" calcext:value-type="float">
            <text:p>20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8257" calcext:value-type="float">
            <text:p>13825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860" calcext:value-type="float">
            <text:p>40860</text:p>
          </table:table-cell>
          <table:table-cell office:value-type="float" office:value="17.8" calcext:value-type="float">
            <text:p>17,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94" calcext:value-type="float">
            <text:p>43494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0435" calcext:value-type="float">
            <text:p>70435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265" calcext:value-type="float">
            <text:p>44265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675" calcext:value-type="float">
            <text:p>54675</text:p>
          </table:table-cell>
          <table:table-cell office:value-type="float" office:value="17" calcext:value-type="float">
            <text:p>17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6861" calcext:value-type="float">
            <text:p>136861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588" calcext:value-type="float">
            <text:p>57588</text:p>
          </table:table-cell>
          <table:table-cell office:value-type="float" office:value="19" calcext:value-type="float">
            <text:p>1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36" calcext:value-type="float">
            <text:p>59436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25279" calcext:value-type="float">
            <text:p>125279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554" calcext:value-type="float">
            <text:p>38554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387" calcext:value-type="float">
            <text:p>45387</text:p>
          </table:table-cell>
          <table:table-cell office:value-type="float" office:value="22.8" calcext:value-type="float">
            <text:p>22,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8128" calcext:value-type="float">
            <text:p>148128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472" calcext:value-type="float">
            <text:p>42472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684" calcext:value-type="float">
            <text:p>101684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1109" calcext:value-type="float">
            <text:p>141109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660" calcext:value-type="float">
            <text:p>30660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08" calcext:value-type="float">
            <text:p>59808</text:p>
          </table:table-cell>
          <table:table-cell office:value-type="float" office:value="21" calcext:value-type="float">
            <text:p>2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09724" calcext:value-type="float">
            <text:p>109724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930" calcext:value-type="float">
            <text:p>45930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065" calcext:value-type="float">
            <text:p>75065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16500" calcext:value-type="float">
            <text:p>116500</text:p>
          </table:table-cell>
          <table:table-cell office:value-type="float" office:value="39.6" calcext:value-type="float">
            <text:p>39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838" calcext:value-type="float">
            <text:p>36838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441" calcext:value-type="float">
            <text:p>39441</text:p>
          </table:table-cell>
          <table:table-cell office:value-type="float" office:value="20" calcext:value-type="float">
            <text:p>20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04036" calcext:value-type="float">
            <text:p>104036</text:p>
          </table:table-cell>
          <table:table-cell office:value-type="float" office:value="31" calcext:value-type="float">
            <text:p>3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310" calcext:value-type="float">
            <text:p>48310</text:p>
          </table:table-cell>
          <table:table-cell office:value-type="float" office:value="23.8" calcext:value-type="float">
            <text:p>23,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525" calcext:value-type="float">
            <text:p>42525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6969" calcext:value-type="float">
            <text:p>146969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514" calcext:value-type="float">
            <text:p>48514</text:p>
          </table:table-cell>
          <table:table-cell office:value-type="float" office:value="19" calcext:value-type="float">
            <text:p>1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30" calcext:value-type="float">
            <text:p>36730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21087" calcext:value-type="float">
            <text:p>121087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802" calcext:value-type="float">
            <text:p>23802</text:p>
          </table:table-cell>
          <table:table-cell office:value-type="float" office:value="17" calcext:value-type="float">
            <text:p>1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59" calcext:value-type="float">
            <text:p>57459</text:p>
          </table:table-cell>
          <table:table-cell office:value-type="float" office:value="26" calcext:value-type="float">
            <text:p>26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65988" calcext:value-type="float">
            <text:p>165988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635" calcext:value-type="float">
            <text:p>56635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451" calcext:value-type="float">
            <text:p>130451</text:p>
          </table:table-cell>
          <table:table-cell office:value-type="float" office:value="24.8" calcext:value-type="float">
            <text:p>24,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16758" calcext:value-type="float">
            <text:p>116758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064" calcext:value-type="float">
            <text:p>23064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69" calcext:value-type="float">
            <text:p>71069</text:p>
          </table:table-cell>
          <table:table-cell office:value-type="float" office:value="27" calcext:value-type="float">
            <text:p>27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58085" calcext:value-type="float">
            <text:p>158085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997" calcext:value-type="float">
            <text:p>37997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768" calcext:value-type="float">
            <text:p>60768</text:p>
          </table:table-cell>
          <table:table-cell office:value-type="float" office:value="26" calcext:value-type="float">
            <text:p>26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56947" calcext:value-type="float">
            <text:p>156947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310" calcext:value-type="float">
            <text:p>51310</text:p>
          </table:table-cell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03" calcext:value-type="float">
            <text:p>61703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27817" calcext:value-type="float">
            <text:p>127817</text:p>
          </table:table-cell>
          <table:table-cell office:value-type="float" office:value="42.6" calcext:value-type="float">
            <text:p>42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183" calcext:value-type="float">
            <text:p>31183</text:p>
          </table:table-cell>
          <table:table-cell office:value-type="float" office:value="16" calcext:value-type="float">
            <text:p>16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75" calcext:value-type="float">
            <text:p>66375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51123" calcext:value-type="float">
            <text:p>151123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856" calcext:value-type="float">
            <text:p>31856</text:p>
          </table:table-cell>
          <table:table-cell office:value-type="float" office:value="25" calcext:value-type="float">
            <text:p>25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50" calcext:value-type="float">
            <text:p>70350</text:p>
          </table:table-cell>
          <table:table-cell office:value-type="float" office:value="26" calcext:value-type="float">
            <text:p>26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0213" calcext:value-type="float">
            <text:p>90213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295" calcext:value-type="float">
            <text:p>52295</text:p>
          </table:table-cell>
          <table:table-cell office:value-type="float" office:value="19.8" calcext:value-type="float">
            <text:p>19,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05" calcext:value-type="float">
            <text:p>67005</text:p>
          </table:table-cell>
          <table:table-cell office:value-type="float" office:value="21" calcext:value-type="float">
            <text:p>2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20705" calcext:value-type="float">
            <text:p>120705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962" calcext:value-type="float">
            <text:p>36962</text:p>
          </table:table-cell>
          <table:table-cell office:value-type="float" office:value="19" calcext:value-type="float">
            <text:p>1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68" calcext:value-type="float">
            <text:p>61968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0594" calcext:value-type="float">
            <text:p>90594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518" calcext:value-type="float">
            <text:p>62518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393" calcext:value-type="float">
            <text:p>35393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1897" calcext:value-type="float">
            <text:p>14189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758" calcext:value-type="float">
            <text:p>42758</text:p>
          </table:table-cell>
          <table:table-cell office:value-type="float" office:value="19" calcext:value-type="float">
            <text:p>1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666" calcext:value-type="float">
            <text:p>38666</text:p>
          </table:table-cell>
          <table:table-cell office:value-type="float" office:value="22.8" calcext:value-type="float">
            <text:p>22,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9380" calcext:value-type="float">
            <text:p>99380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421" calcext:value-type="float">
            <text:p>50421</text:p>
          </table:table-cell>
          <table:table-cell office:value-type="float" office:value="40" calcext:value-type="float">
            <text:p>4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992" calcext:value-type="float">
            <text:p>42992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7389" calcext:value-type="float">
            <text:p>97389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204" calcext:value-type="float">
            <text:p>66204</text:p>
          </table:table-cell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381" calcext:value-type="float">
            <text:p>44381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05486" calcext:value-type="float">
            <text:p>105486</text:p>
          </table:table-cell>
          <table:table-cell office:value-type="float" office:value="39.6" calcext:value-type="float">
            <text:p>39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824" calcext:value-type="float">
            <text:p>35824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687" calcext:value-type="float">
            <text:p>44687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5085" calcext:value-type="float">
            <text:p>95085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098" calcext:value-type="float">
            <text:p>25098</text:p>
          </table:table-cell>
          <table:table-cell office:value-type="float" office:value="24" calcext:value-type="float">
            <text:p>24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85" calcext:value-type="float">
            <text:p>38185</text:p>
          </table:table-cell>
          <table:table-cell office:value-type="float" office:value="21" calcext:value-type="float">
            <text:p>2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8416" calcext:value-type="float">
            <text:p>138416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282" calcext:value-type="float">
            <text:p>38282</text:p>
          </table:table-cell>
          <table:table-cell office:value-type="float" office:value="19.8" calcext:value-type="float">
            <text:p>19,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691" calcext:value-type="float">
            <text:p>35691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69919" calcext:value-type="float">
            <text:p>69919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160" calcext:value-type="float">
            <text:p>28160</text:p>
          </table:table-cell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67" calcext:value-type="float">
            <text:p>37067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2819" calcext:value-type="float">
            <text:p>72819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420" calcext:value-type="float">
            <text:p>92420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797" calcext:value-type="float">
            <text:p>51797</text:p>
          </table:table-cell>
          <table:table-cell office:value-type="float" office:value="38" calcext:value-type="float">
            <text:p>3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5853" calcext:value-type="float">
            <text:p>95853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015" calcext:value-type="float">
            <text:p>87015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10" calcext:value-type="float">
            <text:p>62110</text:p>
          </table:table-cell>
          <table:table-cell office:value-type="float" office:value="18.8" calcext:value-type="float">
            <text:p>18,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62876" calcext:value-type="float">
            <text:p>162876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497" calcext:value-type="float">
            <text:p>49497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72" calcext:value-type="float">
            <text:p>60272</text:p>
          </table:table-cell>
          <table:table-cell office:value-type="float" office:value="20" calcext:value-type="float">
            <text:p>20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0365" calcext:value-type="float">
            <text:p>130365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509" calcext:value-type="float">
            <text:p>56509</text:p>
          </table:table-cell>
          <table:table-cell office:value-type="float" office:value="23" calcext:value-type="float">
            <text:p>23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87" calcext:value-type="float">
            <text:p>16387</text:p>
          </table:table-cell>
          <table:table-cell office:value-type="float" office:value="25" calcext:value-type="float">
            <text:p>2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63346" calcext:value-type="float">
            <text:p>163346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772" calcext:value-type="float">
            <text:p>50772</text:p>
          </table:table-cell>
          <table:table-cell office:value-type="float" office:value="19" calcext:value-type="float">
            <text:p>1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584" calcext:value-type="float">
            <text:p>42584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2643" calcext:value-type="float">
            <text:p>132643</text:p>
          </table:table-cell>
          <table:table-cell office:value-type="float" office:value="40.6" calcext:value-type="float">
            <text:p>40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326" calcext:value-type="float">
            <text:p>62326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836" calcext:value-type="float">
            <text:p>53836</text:p>
          </table:table-cell>
          <table:table-cell office:value-type="float" office:value="20" calcext:value-type="float">
            <text:p>20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8879" calcext:value-type="float">
            <text:p>13887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441" calcext:value-type="float">
            <text:p>58441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42" calcext:value-type="float">
            <text:p>49742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02316" calcext:value-type="float">
            <text:p>102316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748" calcext:value-type="float">
            <text:p>59748</text:p>
          </table:table-cell>
          <table:table-cell office:value-type="float" office:value="21.8" calcext:value-type="float">
            <text:p>21,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614" calcext:value-type="float">
            <text:p>47614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5222" calcext:value-type="float">
            <text:p>95222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116" calcext:value-type="float">
            <text:p>56116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881" calcext:value-type="float">
            <text:p>47881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0511" calcext:value-type="float">
            <text:p>130511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232" calcext:value-type="float">
            <text:p>47232</text:p>
          </table:table-cell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94" calcext:value-type="float">
            <text:p>66294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2072" calcext:value-type="float">
            <text:p>13207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185" calcext:value-type="float">
            <text:p>33185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591" calcext:value-type="float">
            <text:p>55591</text:p>
          </table:table-cell>
          <table:table-cell office:value-type="float" office:value="23.8" calcext:value-type="float">
            <text:p>23,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1145" calcext:value-type="float">
            <text:p>131145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170" calcext:value-type="float">
            <text:p>49170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66" calcext:value-type="float">
            <text:p>62966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7385" calcext:value-type="float">
            <text:p>147385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275" calcext:value-type="float">
            <text:p>27275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75" calcext:value-type="float">
            <text:p>58275</text:p>
          </table:table-cell>
          <table:table-cell office:value-type="float" office:value="22" calcext:value-type="float">
            <text:p>2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71859" calcext:value-type="float">
            <text:p>71859</text:p>
          </table:table-cell>
          <table:table-cell office:value-type="float" office:value="39.6" calcext:value-type="float">
            <text:p>39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959" calcext:value-type="float">
            <text:p>45959</text:p>
          </table:table-cell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93" calcext:value-type="float">
            <text:p>68993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99094" calcext:value-type="float">
            <text:p>99094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376" calcext:value-type="float">
            <text:p>56376</text:p>
          </table:table-cell>
          <table:table-cell office:value-type="float" office:value="21.8" calcext:value-type="float">
            <text:p>21,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241" calcext:value-type="float">
            <text:p>53241</text:p>
          </table:table-cell>
          <table:table-cell office:value-type="float" office:value="23" calcext:value-type="float">
            <text:p>2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06991" calcext:value-type="float">
            <text:p>106991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944" calcext:value-type="float">
            <text:p>34944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91" calcext:value-type="float">
            <text:p>76291</text:p>
          </table:table-cell>
          <table:table-cell office:value-type="float" office:value="21" calcext:value-type="float">
            <text:p>2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208520" calcext:value-type="float">
            <text:p>208520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729" calcext:value-type="float">
            <text:p>31729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15" calcext:value-type="float">
            <text:p>36415</text:p>
          </table:table-cell>
          <table:table-cell office:value-type="float" office:value="21" calcext:value-type="float">
            <text:p>2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0670" calcext:value-type="float">
            <text:p>140670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464" calcext:value-type="float">
            <text:p>25464</text:p>
          </table:table-cell>
          <table:table-cell office:value-type="float" office:value="17" calcext:value-type="float">
            <text:p>1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28" calcext:value-type="float">
            <text:p>30628</text:p>
          </table:table-cell>
          <table:table-cell office:value-type="float" office:value="23.8" calcext:value-type="float">
            <text:p>23,8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9880" calcext:value-type="float">
            <text:p>13988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629" calcext:value-type="float">
            <text:p>59629</text:p>
          </table:table-cell>
          <table:table-cell office:value-type="float" office:value="21" calcext:value-type="float">
            <text:p>2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07" calcext:value-type="float">
            <text:p>39507</text:p>
          </table:table-cell>
          <table:table-cell office:value-type="float" office:value="19" calcext:value-type="float">
            <text:p>19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4599" calcext:value-type="float">
            <text:p>144599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522" calcext:value-type="float">
            <text:p>46522</text:p>
          </table:table-cell>
          <table:table-cell office:value-type="float" office:value="22" calcext:value-type="float">
            <text:p>2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371" calcext:value-type="float">
            <text:p>55371</text:p>
          </table:table-cell>
          <table:table-cell office:value-type="float" office:value="21" calcext:value-type="float">
            <text:p>2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07885" calcext:value-type="float">
            <text:p>107885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786" calcext:value-type="float">
            <text:p>27786</text:p>
          </table:table-cell>
          <table:table-cell office:value-type="float" office:value="19" calcext:value-type="float">
            <text:p>1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170060.85" calcext:value-type="float">
            <text:p>170060,85</text:p>
          </table:table-cell>
          <table:table-cell table:formula="of:=AVERAGE([.C236:.C335])" office:value-type="float" office:value="23.462" calcext:value-type="float">
            <text:p>23,462</text:p>
          </table:table-cell>
          <table:table-cell table:formula="of:=AVERAGE([.D236:.D335])" office:value-type="float" office:value="3.369" calcext:value-type="float">
            <text:p>3,369</text:p>
          </table:table-cell>
          <table:table-cell table:number-columns-repeated="2"/>
          <table:table-cell table:formula="of:=AVERAGE([.G236:.G335])" office:value-type="float" office:value="123390.86" calcext:value-type="float">
            <text:p>123390,86</text:p>
          </table:table-cell>
          <table:table-cell table:formula="of:=AVERAGE([.H236:.H335])" office:value-type="float" office:value="40.065" calcext:value-type="float">
            <text:p>40,065</text:p>
          </table:table-cell>
          <table:table-cell table:formula="of:=AVERAGE([.I236:.I335])" office:value-type="float" office:value="1.7" calcext:value-type="float">
            <text:p>1,7</text:p>
          </table:table-cell>
          <table:table-cell table:number-columns-repeated="2"/>
          <table:table-cell table:formula="of:=AVERAGE([.L236:.L335])" office:value-type="float" office:value="266998.07" calcext:value-type="float">
            <text:p>266998,07</text:p>
          </table:table-cell>
          <table:table-cell table:formula="of:=AVERAGE([.M236:.M335])" office:value-type="float" office:value="20.932" calcext:value-type="float">
            <text:p>20,932</text:p>
          </table:table-cell>
          <table:table-cell table:formula="of:=AVERAGE([.N236:.N335])" office:value-type="float" office:value="4.85499999999999" calcext:value-type="float">
            <text:p>4,854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1053014.2418778" calcext:value-type="float">
            <text:p>1053014,2418778</text:p>
          </table:table-cell>
          <table:table-cell table:formula="of:=STDEVP([.C236:.C335])" office:value-type="float" office:value="3.86325717497554" calcext:value-type="float">
            <text:p>3,86325717497554</text:p>
          </table:table-cell>
          <table:table-cell table:formula="of:=STDEVP([.D236:.D335])" office:value-type="float" office:value="0.400922685813612" calcext:value-type="float">
            <text:p>0,400922685813612</text:p>
          </table:table-cell>
          <table:table-cell table:number-columns-repeated="2"/>
          <table:table-cell table:formula="of:=STDEVP([.G236:.G335])" office:value-type="float" office:value="27720.1458055401" calcext:value-type="float">
            <text:p>27720,1458055401</text:p>
          </table:table-cell>
          <table:table-cell table:formula="of:=STDEVP([.H236:.H335])" office:value-type="float" office:value="3.37177623812732" calcext:value-type="float">
            <text:p>3,37177623812732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2081169.45309731" calcext:value-type="float">
            <text:p>2081169,45309731</text:p>
          </table:table-cell>
          <table:table-cell table:formula="of:=STDEVP([.M236:.M335])" office:value-type="float" office:value="4.01305070987148" calcext:value-type="float">
            <text:p>4,01305070987148</text:p>
          </table:table-cell>
          <table:table-cell table:formula="of:=STDEVP([.N236:.N335])" office:value-type="float" office:value="0.423172541642294" calcext:value-type="float">
            <text:p>0,4231725416422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61835.5" calcext:value-type="float">
            <text:p>61835,5</text:p>
          </table:table-cell>
          <table:table-cell table:formula="of:=MEDIAN([.C236:.C335])" office:value-type="float" office:value="23" calcext:value-type="float">
            <text:p>23</text:p>
          </table:table-cell>
          <table:table-cell table:formula="of:=MEDIAN([.D236:.D335])" office:value-type="float" office:value="3.4" calcext:value-type="float">
            <text:p>3,4</text:p>
          </table:table-cell>
          <table:table-cell table:number-columns-repeated="2"/>
          <table:table-cell table:formula="of:=MEDIAN([.G236:.G335])" office:value-type="float" office:value="121413" calcext:value-type="float">
            <text:p>121413</text:p>
          </table:table-cell>
          <table:table-cell table:formula="of:=MEDIAN([.H236:.H335])" office:value-type="float" office:value="40" calcext:value-type="float">
            <text:p>40</text:p>
          </table:table-cell>
          <table:table-cell table:formula="of:=MEDIAN([.I236:.I335])" office:value-type="float" office:value="1.7" calcext:value-type="float">
            <text:p>1,7</text:p>
          </table:table-cell>
          <table:table-cell table:number-columns-repeated="2"/>
          <table:table-cell table:formula="of:=MEDIAN([.L236:.L335])" office:value-type="float" office:value="52043" calcext:value-type="float">
            <text:p>52043</text:p>
          </table:table-cell>
          <table:table-cell table:formula="of:=MEDIAN([.M236:.M335])" office:value-type="float" office:value="20" calcext:value-type="float">
            <text:p>20</text:p>
          </table:table-cell>
          <table:table-cell table:formula="of:=MEDIAN([.N236:.N335])"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286378.46" calcext:value-type="float">
            <text:p>286378,46</text:p>
          </table:table-cell>
          <table:table-cell table:formula="of:=AVERAGE([.C236:.C285])" office:value-type="float" office:value="23.828" calcext:value-type="float">
            <text:p>23,828</text:p>
          </table:table-cell>
          <table:table-cell table:formula="of:=AVERAGE([.D236:.D285])" office:value-type="float" office:value="3.338" calcext:value-type="float">
            <text:p>3,338</text:p>
          </table:table-cell>
          <table:table-cell table:number-columns-repeated="2"/>
          <table:table-cell table:formula="of:=AVERAGE([.G236:.G285])" office:value-type="float" office:value="123333.02" calcext:value-type="float">
            <text:p>123333,02</text:p>
          </table:table-cell>
          <table:table-cell table:formula="of:=AVERAGE([.H236:.H285])" office:value-type="float" office:value="39.938" calcext:value-type="float">
            <text:p>39,938</text:p>
          </table:table-cell>
          <table:table-cell table:formula="of:=AVERAGE([.I236:.I285])" office:value-type="float" office:value="1.7" calcext:value-type="float">
            <text:p>1,7</text:p>
          </table:table-cell>
          <table:table-cell table:number-columns-repeated="2"/>
          <table:table-cell table:formula="of:=AVERAGE([.L236:.L285])" office:value-type="float" office:value="488248.34" calcext:value-type="float">
            <text:p>488248,34</text:p>
          </table:table-cell>
          <table:table-cell table:formula="of:=AVERAGE([.M236:.M285])" office:value-type="float" office:value="21.228" calcext:value-type="float">
            <text:p>21,228</text:p>
          </table:table-cell>
          <table:table-cell table:formula="of:=AVERAGE([.N236:.N285])" office:value-type="float" office:value="4.81" calcext:value-type="float">
            <text:p>4,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53743.24" calcext:value-type="float">
            <text:p>53743,24</text:p>
          </table:table-cell>
          <table:table-cell table:formula="of:=AVERAGE([.C286:.C335])" office:value-type="float" office:value="23.096" calcext:value-type="float">
            <text:p>23,096</text:p>
          </table:table-cell>
          <table:table-cell table:formula="of:=AVERAGE([.D286:.D335])" office:value-type="float" office:value="3.4" calcext:value-type="float">
            <text:p>3,4</text:p>
          </table:table-cell>
          <table:table-cell table:number-columns-repeated="2"/>
          <table:table-cell table:formula="of:=AVERAGE([.G286:.G335])" office:value-type="float" office:value="123448.7" calcext:value-type="float">
            <text:p>123448,7</text:p>
          </table:table-cell>
          <table:table-cell table:formula="of:=AVERAGE([.H286:.H335])" office:value-type="float" office:value="40.192" calcext:value-type="float">
            <text:p>40,192</text:p>
          </table:table-cell>
          <table:table-cell table:formula="of:=AVERAGE([.I286:.I335])" office:value-type="float" office:value="1.7" calcext:value-type="float">
            <text:p>1,7</text:p>
          </table:table-cell>
          <table:table-cell table:number-columns-repeated="2"/>
          <table:table-cell table:formula="of:=AVERAGE([.L286:.L335])" office:value-type="float" office:value="45747.8" calcext:value-type="float">
            <text:p>45747,8</text:p>
          </table:table-cell>
          <table:table-cell table:formula="of:=AVERAGE([.M286:.M335])" office:value-type="float" office:value="20.636" calcext:value-type="float">
            <text:p>20,636</text:p>
          </table:table-cell>
          <table:table-cell table:formula="of:=AVERAGE([.N286:.N335])"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18197.8060881635" calcext:value-type="float">
            <text:p>18197,8060881635</text:p>
          </table:table-cell>
          <table:table-cell table:formula="of:=STDEVP([.C286:.C335])" office:value-type="float" office:value="2.97247102593112" calcext:value-type="float">
            <text:p>2,97247102593112</text:p>
          </table:table-cell>
          <table:table-cell table:formula="of:=STDEVP([.D286:.D335])" office:value-type="float" office:value="0" calcext:value-type="float">
            <text:p>0</text:p>
          </table:table-cell>
          <table:table-cell table:number-columns-repeated="2"/>
          <table:table-cell table:formula="of:=STDEVP([.G286:.G335])" office:value-type="float" office:value="28478.9938854939" calcext:value-type="float">
            <text:p>28478,9938854939</text:p>
          </table:table-cell>
          <table:table-cell table:formula="of:=STDEVP([.H286:.H335])" office:value-type="float" office:value="3.6329514172364" calcext:value-type="float">
            <text:p>3,6329514172364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14800.2718475033" calcext:value-type="float">
            <text:p>14800,2718475033</text:p>
          </table:table-cell>
          <table:table-cell table:formula="of:=STDEVP([.M286:.M335])" office:value-type="float" office:value="3.41940111715487" calcext:value-type="float">
            <text:p>3,41940111715487</text:p>
          </table:table-cell>
          <table:table-cell table:formula="of:=STDEVP([.N286:.N33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67062.5" calcext:value-type="float">
            <text:p>67062,5</text:p>
          </table:table-cell>
          <table:table-cell table:formula="of:=MEDIAN([.C236:.C285])" office:value-type="float" office:value="22.9" calcext:value-type="float">
            <text:p>22,9</text:p>
          </table:table-cell>
          <table:table-cell table:formula="of:=MEDIAN([.D236:.D285])" office:value-type="float" office:value="3.5" calcext:value-type="float">
            <text:p>3,5</text:p>
          </table:table-cell>
          <table:table-cell table:number-columns-repeated="2"/>
          <table:table-cell table:formula="of:=MEDIAN([.G236:.G285])" office:value-type="float" office:value="118253.5" calcext:value-type="float">
            <text:p>118253,5</text:p>
          </table:table-cell>
          <table:table-cell table:formula="of:=MEDIAN([.H236:.H285])" office:value-type="float" office:value="40" calcext:value-type="float">
            <text:p>40</text:p>
          </table:table-cell>
          <table:table-cell table:formula="of:=MEDIAN([.I236:.I285])" office:value-type="float" office:value="1.7" calcext:value-type="float">
            <text:p>1,7</text:p>
          </table:table-cell>
          <table:table-cell table:number-columns-repeated="2"/>
          <table:table-cell table:formula="of:=MEDIAN([.L236:.L285])" office:value-type="float" office:value="61623.5" calcext:value-type="float">
            <text:p>61623,5</text:p>
          </table:table-cell>
          <table:table-cell table:formula="of:=MEDIAN([.M236:.M285])" office:value-type="float" office:value="20" calcext:value-type="float">
            <text:p>20</text:p>
          </table:table-cell>
          <table:table-cell table:formula="of:=MEDIAN([.N236:.N285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52519" calcext:value-type="float">
            <text:p>52519</text:p>
          </table:table-cell>
          <table:table-cell table:formula="of:=MEDIAN([.C286:.C335])" office:value-type="float" office:value="23" calcext:value-type="float">
            <text:p>23</text:p>
          </table:table-cell>
          <table:table-cell table:formula="of:=MEDIAN([.D286:.D335])" office:value-type="float" office:value="3.4" calcext:value-type="float">
            <text:p>3,4</text:p>
          </table:table-cell>
          <table:table-cell table:number-columns-repeated="2"/>
          <table:table-cell table:formula="of:=MEDIAN([.G286:.G335])" office:value-type="float" office:value="129091" calcext:value-type="float">
            <text:p>129091</text:p>
          </table:table-cell>
          <table:table-cell table:formula="of:=MEDIAN([.H286:.H335])" office:value-type="float" office:value="40.3" calcext:value-type="float">
            <text:p>40,3</text:p>
          </table:table-cell>
          <table:table-cell table:formula="of:=MEDIAN([.I286:.I335])" office:value-type="float" office:value="1.7" calcext:value-type="float">
            <text:p>1,7</text:p>
          </table:table-cell>
          <table:table-cell table:number-columns-repeated="2"/>
          <table:table-cell table:formula="of:=MEDIAN([.L286:.L335])" office:value-type="float" office:value="45944.5" calcext:value-type="float">
            <text:p>45944,5</text:p>
          </table:table-cell>
          <table:table-cell table:formula="of:=MEDIAN([.M286:.M335])" office:value-type="float" office:value="20.5" calcext:value-type="float">
            <text:p>20,5</text:p>
          </table:table-cell>
          <table:table-cell table:formula="of:=MEDIAN([.N286:.N335])" office:value-type="float" office:value="4.9" calcext:value-type="float">
            <text:p>4,9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4341568" calcext:value-type="float">
            <text:p>14341568</text:p>
          </table:table-cell>
          <table:table-cell office:value-type="float" office:value="53.3" calcext:value-type="float">
            <text:p>53,3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80732" calcext:value-type="float">
            <text:p>80732</text:p>
          </table:table-cell>
          <table:table-cell office:value-type="float" office:value="43.8" calcext:value-type="float">
            <text:p>43,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20807660" calcext:value-type="float">
            <text:p>20807660</text:p>
          </table:table-cell>
          <table:table-cell office:value-type="float" office:value="126.7" calcext:value-type="float">
            <text:p>126,7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157" calcext:value-type="float">
            <text:p>54157</text:p>
          </table:table-cell>
          <table:table-cell office:value-type="float" office:value="49.5" calcext:value-type="float">
            <text:p>49,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4067" calcext:value-type="float">
            <text:p>74067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8711" calcext:value-type="float">
            <text:p>118711</text:p>
          </table:table-cell>
          <table:table-cell office:value-type="float" office:value="59" calcext:value-type="float">
            <text:p>5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471" calcext:value-type="float">
            <text:p>55471</text:p>
          </table:table-cell>
          <table:table-cell office:value-type="float" office:value="52" calcext:value-type="float">
            <text:p>5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0447" calcext:value-type="float">
            <text:p>80447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613" calcext:value-type="float">
            <text:p>4961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55" calcext:value-type="float">
            <text:p>65155</text:p>
          </table:table-cell>
          <table:table-cell office:value-type="float" office:value="45" calcext:value-type="float">
            <text:p>4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4218" calcext:value-type="float">
            <text:p>94218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767" calcext:value-type="float">
            <text:p>70767</text:p>
          </table:table-cell>
          <table:table-cell office:value-type="float" office:value="42" calcext:value-type="float">
            <text:p>4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08" calcext:value-type="float">
            <text:p>59608</text:p>
          </table:table-cell>
          <table:table-cell office:value-type="float" office:value="50" calcext:value-type="float">
            <text:p>50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5476" calcext:value-type="float">
            <text:p>95476</text:p>
          </table:table-cell>
          <table:table-cell office:value-type="float" office:value="65" calcext:value-type="float">
            <text:p>6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069" calcext:value-type="float">
            <text:p>71069</text:p>
          </table:table-cell>
          <table:table-cell office:value-type="float" office:value="47" calcext:value-type="float">
            <text:p>4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655" calcext:value-type="float">
            <text:p>48655</text:p>
          </table:table-cell>
          <table:table-cell office:value-type="float" office:value="44" calcext:value-type="float">
            <text:p>4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0998" calcext:value-type="float">
            <text:p>90998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630" calcext:value-type="float">
            <text:p>53630</text:p>
          </table:table-cell>
          <table:table-cell office:value-type="float" office:value="35" calcext:value-type="float">
            <text:p>35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15" calcext:value-type="float">
            <text:p>57315</text:p>
          </table:table-cell>
          <table:table-cell office:value-type="float" office:value="41" calcext:value-type="float">
            <text:p>4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7904" calcext:value-type="float">
            <text:p>87904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958" calcext:value-type="float">
            <text:p>53958</text:p>
          </table:table-cell>
          <table:table-cell office:value-type="float" office:value="57.4" calcext:value-type="float">
            <text:p>57,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29" calcext:value-type="float">
            <text:p>63329</text:p>
          </table:table-cell>
          <table:table-cell office:value-type="float" office:value="33" calcext:value-type="float">
            <text:p>3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7528" calcext:value-type="float">
            <text:p>67528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914" calcext:value-type="float">
            <text:p>31914</text:p>
          </table:table-cell>
          <table:table-cell office:value-type="float" office:value="40" calcext:value-type="float">
            <text:p>4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040" calcext:value-type="float">
            <text:p>53040</text:p>
          </table:table-cell>
          <table:table-cell office:value-type="float" office:value="50" calcext:value-type="float">
            <text:p>50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2712" calcext:value-type="float">
            <text:p>72712</text:p>
          </table:table-cell>
          <table:table-cell office:value-type="float" office:value="55.4" calcext:value-type="float">
            <text:p>55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268" calcext:value-type="float">
            <text:p>57268</text:p>
          </table:table-cell>
          <table:table-cell office:value-type="float" office:value="42" calcext:value-type="float">
            <text:p>4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19" calcext:value-type="float">
            <text:p>63719</text:p>
          </table:table-cell>
          <table:table-cell office:value-type="float" office:value="51.5" calcext:value-type="float">
            <text:p>51,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3349" calcext:value-type="float">
            <text:p>83349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713" calcext:value-type="float">
            <text:p>84713</text:p>
          </table:table-cell>
          <table:table-cell office:value-type="float" office:value="41" calcext:value-type="float">
            <text:p>4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854" calcext:value-type="float">
            <text:p>54854</text:p>
          </table:table-cell>
          <table:table-cell office:value-type="float" office:value="44" calcext:value-type="float">
            <text:p>4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6392" calcext:value-type="float">
            <text:p>86392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515" calcext:value-type="float">
            <text:p>76515</text:p>
          </table:table-cell>
          <table:table-cell office:value-type="float" office:value="46" calcext:value-type="float">
            <text:p>4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751" calcext:value-type="float">
            <text:p>61751</text:p>
          </table:table-cell>
          <table:table-cell office:value-type="float" office:value="55" calcext:value-type="float">
            <text:p>5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1980" calcext:value-type="float">
            <text:p>71980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790" calcext:value-type="float">
            <text:p>80790</text:p>
          </table:table-cell>
          <table:table-cell office:value-type="float" office:value="47" calcext:value-type="float">
            <text:p>4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27" calcext:value-type="float">
            <text:p>65327</text:p>
          </table:table-cell>
          <table:table-cell office:value-type="float" office:value="48" calcext:value-type="float">
            <text:p>4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6738" calcext:value-type="float">
            <text:p>96738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598" calcext:value-type="float">
            <text:p>81598</text:p>
          </table:table-cell>
          <table:table-cell office:value-type="float" office:value="52" calcext:value-type="float">
            <text:p>5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622" calcext:value-type="float">
            <text:p>44622</text:p>
          </table:table-cell>
          <table:table-cell office:value-type="float" office:value="55" calcext:value-type="float">
            <text:p>5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8815" calcext:value-type="float">
            <text:p>98815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845" calcext:value-type="float">
            <text:p>51845</text:p>
          </table:table-cell>
          <table:table-cell office:value-type="float" office:value="42.6" calcext:value-type="float">
            <text:p>42,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845" calcext:value-type="float">
            <text:p>48845</text:p>
          </table:table-cell>
          <table:table-cell office:value-type="float" office:value="45" calcext:value-type="float">
            <text:p>4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3660" calcext:value-type="float">
            <text:p>83660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747" calcext:value-type="float">
            <text:p>61747</text:p>
          </table:table-cell>
          <table:table-cell office:value-type="float" office:value="43" calcext:value-type="float">
            <text:p>4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21" calcext:value-type="float">
            <text:p>58021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6328" calcext:value-type="float">
            <text:p>66328</text:p>
          </table:table-cell>
          <table:table-cell office:value-type="float" office:value="54" calcext:value-type="float">
            <text:p>5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850" calcext:value-type="float">
            <text:p>76850</text:p>
          </table:table-cell>
          <table:table-cell office:value-type="float" office:value="49" calcext:value-type="float">
            <text:p>4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857" calcext:value-type="float">
            <text:p>55857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220" calcext:value-type="float">
            <text:p>70220</text:p>
          </table:table-cell>
          <table:table-cell office:value-type="float" office:value="57.4" calcext:value-type="float">
            <text:p>57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475" calcext:value-type="float">
            <text:p>6747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46" calcext:value-type="float">
            <text:p>36846</text:p>
          </table:table-cell>
          <table:table-cell office:value-type="float" office:value="32.7" calcext:value-type="float">
            <text:p>32,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0892" calcext:value-type="float">
            <text:p>80892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930" calcext:value-type="float">
            <text:p>6593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572" calcext:value-type="float">
            <text:p>40572</text:p>
          </table:table-cell>
          <table:table-cell office:value-type="float" office:value="41" calcext:value-type="float">
            <text:p>4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8408" calcext:value-type="float">
            <text:p>78408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656" calcext:value-type="float">
            <text:p>61656</text:p>
          </table:table-cell>
          <table:table-cell office:value-type="float" office:value="49" calcext:value-type="float">
            <text:p>4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136" calcext:value-type="float">
            <text:p>53136</text:p>
          </table:table-cell>
          <table:table-cell office:value-type="float" office:value="35" calcext:value-type="float">
            <text:p>3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9360" calcext:value-type="float">
            <text:p>79360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946" calcext:value-type="float">
            <text:p>5294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738" calcext:value-type="float">
            <text:p>35738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970" calcext:value-type="float">
            <text:p>70970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844" calcext:value-type="float">
            <text:p>3584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445" calcext:value-type="float">
            <text:p>43445</text:p>
          </table:table-cell>
          <table:table-cell office:value-type="float" office:value="48" calcext:value-type="float">
            <text:p>4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1502" calcext:value-type="float">
            <text:p>81502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241" calcext:value-type="float">
            <text:p>45241</text:p>
          </table:table-cell>
          <table:table-cell office:value-type="float" office:value="31.7" calcext:value-type="float">
            <text:p>31,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19" calcext:value-type="float">
            <text:p>59819</text:p>
          </table:table-cell>
          <table:table-cell office:value-type="float" office:value="34" calcext:value-type="float">
            <text:p>3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1681" calcext:value-type="float">
            <text:p>81681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97" calcext:value-type="float">
            <text:p>3279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967" calcext:value-type="float">
            <text:p>31967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8307" calcext:value-type="float">
            <text:p>108307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410" calcext:value-type="float">
            <text:p>3241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53" calcext:value-type="float">
            <text:p>59153</text:p>
          </table:table-cell>
          <table:table-cell office:value-type="float" office:value="44.6" calcext:value-type="float">
            <text:p>44,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8997" calcext:value-type="float">
            <text:p>68997</text:p>
          </table:table-cell>
          <table:table-cell office:value-type="float" office:value="58.4" calcext:value-type="float">
            <text:p>58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188" calcext:value-type="float">
            <text:p>43188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24" calcext:value-type="float">
            <text:p>49124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8605" calcext:value-type="float">
            <text:p>88605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5199" calcext:value-type="float">
            <text:p>34519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913" calcext:value-type="float">
            <text:p>32913</text:p>
          </table:table-cell>
          <table:table-cell office:value-type="float" office:value="48" calcext:value-type="float">
            <text:p>4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362" calcext:value-type="float">
            <text:p>90362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394" calcext:value-type="float">
            <text:p>62394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818" calcext:value-type="float">
            <text:p>39818</text:p>
          </table:table-cell>
          <table:table-cell office:value-type="float" office:value="35" calcext:value-type="float">
            <text:p>3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2511" calcext:value-type="float">
            <text:p>82511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556" calcext:value-type="float">
            <text:p>6855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07" calcext:value-type="float">
            <text:p>36907</text:p>
          </table:table-cell>
          <table:table-cell office:value-type="float" office:value="41" calcext:value-type="float">
            <text:p>4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0824" calcext:value-type="float">
            <text:p>140824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798" calcext:value-type="float">
            <text:p>70798</text:p>
          </table:table-cell>
          <table:table-cell office:value-type="float" office:value="47.5" calcext:value-type="float">
            <text:p>47,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94" calcext:value-type="float">
            <text:p>36594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9880" calcext:value-type="float">
            <text:p>89880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719" calcext:value-type="float">
            <text:p>62719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246" calcext:value-type="float">
            <text:p>35246</text:p>
          </table:table-cell>
          <table:table-cell office:value-type="float" office:value="44.6" calcext:value-type="float">
            <text:p>44,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2523" calcext:value-type="float">
            <text:p>92523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060" calcext:value-type="float">
            <text:p>7106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09" calcext:value-type="float">
            <text:p>47909</text:p>
          </table:table-cell>
          <table:table-cell office:value-type="float" office:value="35" calcext:value-type="float">
            <text:p>3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070" calcext:value-type="float">
            <text:p>94070</text:p>
          </table:table-cell>
          <table:table-cell office:value-type="float" office:value="64.4" calcext:value-type="float">
            <text:p>64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057" calcext:value-type="float">
            <text:p>69057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098" calcext:value-type="float">
            <text:p>34098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4892" calcext:value-type="float">
            <text:p>104892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382" calcext:value-type="float">
            <text:p>63382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84" calcext:value-type="float">
            <text:p>38984</text:p>
          </table:table-cell>
          <table:table-cell office:value-type="float" office:value="42" calcext:value-type="float">
            <text:p>4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6318" calcext:value-type="float">
            <text:p>86318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384" calcext:value-type="float">
            <text:p>66384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100" calcext:value-type="float">
            <text:p>53100</text:p>
          </table:table-cell>
          <table:table-cell office:value-type="float" office:value="46" calcext:value-type="float">
            <text:p>4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8614" calcext:value-type="float">
            <text:p>68614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7964" calcext:value-type="float">
            <text:p>107964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43" calcext:value-type="float">
            <text:p>34243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8065" calcext:value-type="float">
            <text:p>68065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979" calcext:value-type="float">
            <text:p>66979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80" calcext:value-type="float">
            <text:p>35080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8862" calcext:value-type="float">
            <text:p>88862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956" calcext:value-type="float">
            <text:p>65956</text:p>
          </table:table-cell>
          <table:table-cell office:value-type="float" office:value="48.5" calcext:value-type="float">
            <text:p>48,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86" calcext:value-type="float">
            <text:p>59986</text:p>
          </table:table-cell>
          <table:table-cell office:value-type="float" office:value="42" calcext:value-type="float">
            <text:p>4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658" calcext:value-type="float">
            <text:p>94658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216" calcext:value-type="float">
            <text:p>70216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20" calcext:value-type="float">
            <text:p>43520</text:p>
          </table:table-cell>
          <table:table-cell office:value-type="float" office:value="49.5" calcext:value-type="float">
            <text:p>49,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6543" calcext:value-type="float">
            <text:p>86543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529" calcext:value-type="float">
            <text:p>60529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29" calcext:value-type="float">
            <text:p>62329</text:p>
          </table:table-cell>
          <table:table-cell office:value-type="float" office:value="48" calcext:value-type="float">
            <text:p>4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3603" calcext:value-type="float">
            <text:p>83603</text:p>
          </table:table-cell>
          <table:table-cell office:value-type="float" office:value="57.4" calcext:value-type="float">
            <text:p>57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643" calcext:value-type="float">
            <text:p>61643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57" calcext:value-type="float">
            <text:p>49057</text:p>
          </table:table-cell>
          <table:table-cell office:value-type="float" office:value="58" calcext:value-type="float">
            <text:p>5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528" calcext:value-type="float">
            <text:p>90528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798" calcext:value-type="float">
            <text:p>67798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45" calcext:value-type="float">
            <text:p>52745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9635" calcext:value-type="float">
            <text:p>79635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626" calcext:value-type="float">
            <text:p>62626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16" calcext:value-type="float">
            <text:p>38916</text:p>
          </table:table-cell>
          <table:table-cell office:value-type="float" office:value="38" calcext:value-type="float">
            <text:p>3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4467" calcext:value-type="float">
            <text:p>84467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440" calcext:value-type="float">
            <text:p>70440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460" calcext:value-type="float">
            <text:p>33460</text:p>
          </table:table-cell>
          <table:table-cell office:value-type="float" office:value="48" calcext:value-type="float">
            <text:p>4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9521" calcext:value-type="float">
            <text:p>69521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591" calcext:value-type="float">
            <text:p>56591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82" calcext:value-type="float">
            <text:p>57882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1659" calcext:value-type="float">
            <text:p>71659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574" calcext:value-type="float">
            <text:p>71574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450" calcext:value-type="float">
            <text:p>52450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8700" calcext:value-type="float">
            <text:p>88700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735" calcext:value-type="float">
            <text:p>56735</text:p>
          </table:table-cell>
          <table:table-cell office:value-type="float" office:value="47.5" calcext:value-type="float">
            <text:p>47,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197" calcext:value-type="float">
            <text:p>44197</text:p>
          </table:table-cell>
          <table:table-cell office:value-type="float" office:value="38.6" calcext:value-type="float">
            <text:p>38,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7448" calcext:value-type="float">
            <text:p>77448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509" calcext:value-type="float">
            <text:p>53509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87" calcext:value-type="float">
            <text:p>24287</text:p>
          </table:table-cell>
          <table:table-cell office:value-type="float" office:value="36" calcext:value-type="float">
            <text:p>3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1855" calcext:value-type="float">
            <text:p>71855</text:p>
          </table:table-cell>
          <table:table-cell office:value-type="float" office:value="56.4" calcext:value-type="float">
            <text:p>56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713" calcext:value-type="float">
            <text:p>68713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639" calcext:value-type="float">
            <text:p>42639</text:p>
          </table:table-cell>
          <table:table-cell office:value-type="float" office:value="39" calcext:value-type="float">
            <text:p>3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8422" calcext:value-type="float">
            <text:p>68422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613" calcext:value-type="float">
            <text:p>63613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94" calcext:value-type="float">
            <text:p>42294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1614" calcext:value-type="float">
            <text:p>81614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750" calcext:value-type="float">
            <text:p>62750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673" calcext:value-type="float">
            <text:p>60673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7582" calcext:value-type="float">
            <text:p>137582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685" calcext:value-type="float">
            <text:p>62685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54" calcext:value-type="float">
            <text:p>36954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1988" calcext:value-type="float">
            <text:p>81988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631" calcext:value-type="float">
            <text:p>69631</text:p>
          </table:table-cell>
          <table:table-cell office:value-type="float" office:value="49" calcext:value-type="float">
            <text:p>4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81" calcext:value-type="float">
            <text:p>39381</text:p>
          </table:table-cell>
          <table:table-cell office:value-type="float" office:value="39" calcext:value-type="float">
            <text:p>3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617" calcext:value-type="float">
            <text:p>70617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815" calcext:value-type="float">
            <text:p>66815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72" calcext:value-type="float">
            <text:p>41072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8949" calcext:value-type="float">
            <text:p>78949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435" calcext:value-type="float">
            <text:p>89435</text:p>
          </table:table-cell>
          <table:table-cell office:value-type="float" office:value="54.5" calcext:value-type="float">
            <text:p>54,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267" calcext:value-type="float">
            <text:p>41267</text:p>
          </table:table-cell>
          <table:table-cell office:value-type="float" office:value="39.6" calcext:value-type="float">
            <text:p>39,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413" calcext:value-type="float">
            <text:p>94413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048" calcext:value-type="float">
            <text:p>69048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49" calcext:value-type="float">
            <text:p>17249</text:p>
          </table:table-cell>
          <table:table-cell office:value-type="float" office:value="46" calcext:value-type="float">
            <text:p>4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7925" calcext:value-type="float">
            <text:p>77925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761" calcext:value-type="float">
            <text:p>65761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86" calcext:value-type="float">
            <text:p>58886</text:p>
          </table:table-cell>
          <table:table-cell office:value-type="float" office:value="55" calcext:value-type="float">
            <text:p>5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8682" calcext:value-type="float">
            <text:p>68682</text:p>
          </table:table-cell>
          <table:table-cell office:value-type="float" office:value="57.4" calcext:value-type="float">
            <text:p>57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230" calcext:value-type="float">
            <text:p>73230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36" calcext:value-type="float">
            <text:p>35036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2996" calcext:value-type="float">
            <text:p>82996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891" calcext:value-type="float">
            <text:p>30891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56" calcext:value-type="float">
            <text:p>62956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414" calcext:value-type="float">
            <text:p>94414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742" calcext:value-type="float">
            <text:p>64742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73" calcext:value-type="float">
            <text:p>49973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8966" calcext:value-type="float">
            <text:p>68966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143" calcext:value-type="float">
            <text:p>67143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122" calcext:value-type="float">
            <text:p>42122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9622" calcext:value-type="float">
            <text:p>69622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762" calcext:value-type="float">
            <text:p>62762</text:p>
          </table:table-cell>
          <table:table-cell office:value-type="float" office:value="41.6" calcext:value-type="float">
            <text:p>41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03" calcext:value-type="float">
            <text:p>49003</text:p>
          </table:table-cell>
          <table:table-cell office:value-type="float" office:value="40.6" calcext:value-type="float">
            <text:p>40,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1248" calcext:value-type="float">
            <text:p>71248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090" calcext:value-type="float">
            <text:p>58090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983" calcext:value-type="float">
            <text:p>17983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1283" calcext:value-type="float">
            <text:p>91283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229" calcext:value-type="float">
            <text:p>61229</text:p>
          </table:table-cell>
          <table:table-cell office:value-type="float" office:value="40" calcext:value-type="float">
            <text:p>4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45" calcext:value-type="float">
            <text:p>32645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4491" calcext:value-type="float">
            <text:p>84491</text:p>
          </table:table-cell>
          <table:table-cell office:value-type="float" office:value="61.4" calcext:value-type="float">
            <text:p>61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386" calcext:value-type="float">
            <text:p>59386</text:p>
          </table:table-cell>
          <table:table-cell office:value-type="float" office:value="38" calcext:value-type="float">
            <text:p>3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798" calcext:value-type="float">
            <text:p>42798</text:p>
          </table:table-cell>
          <table:table-cell office:value-type="float" office:value="38" calcext:value-type="float">
            <text:p>3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0341" calcext:value-type="float">
            <text:p>80341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295" calcext:value-type="float">
            <text:p>79295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04" calcext:value-type="float">
            <text:p>58204</text:p>
          </table:table-cell>
          <table:table-cell office:value-type="float" office:value="39" calcext:value-type="float">
            <text:p>3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7177" calcext:value-type="float">
            <text:p>77177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794" calcext:value-type="float">
            <text:p>57794</text:p>
          </table:table-cell>
          <table:table-cell office:value-type="float" office:value="37" calcext:value-type="float">
            <text:p>3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7963" calcext:value-type="float">
            <text:p>1267963</text:p>
          </table:table-cell>
          <table:table-cell office:value-type="float" office:value="42" calcext:value-type="float">
            <text:p>4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178" calcext:value-type="float">
            <text:p>94178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380" calcext:value-type="float">
            <text:p>61380</text:p>
          </table:table-cell>
          <table:table-cell office:value-type="float" office:value="36" calcext:value-type="float">
            <text:p>3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918" calcext:value-type="float">
            <text:p>30918</text:p>
          </table:table-cell>
          <table:table-cell office:value-type="float" office:value="52" calcext:value-type="float">
            <text:p>5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1823" calcext:value-type="float">
            <text:p>81823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327" calcext:value-type="float">
            <text:p>34327</text:p>
          </table:table-cell>
          <table:table-cell office:value-type="float" office:value="37" calcext:value-type="float">
            <text:p>3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87" calcext:value-type="float">
            <text:p>62587</text:p>
          </table:table-cell>
          <table:table-cell office:value-type="float" office:value="41.6" calcext:value-type="float">
            <text:p>41,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630" calcext:value-type="float">
            <text:p>70630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556" calcext:value-type="float">
            <text:p>67556</text:p>
          </table:table-cell>
          <table:table-cell office:value-type="float" office:value="38" calcext:value-type="float">
            <text:p>3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03" calcext:value-type="float">
            <text:p>66603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5490" calcext:value-type="float">
            <text:p>155490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174" calcext:value-type="float">
            <text:p>63174</text:p>
          </table:table-cell>
          <table:table-cell office:value-type="float" office:value="42.6" calcext:value-type="float">
            <text:p>42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183" calcext:value-type="float">
            <text:p>42183</text:p>
          </table:table-cell>
          <table:table-cell office:value-type="float" office:value="44" calcext:value-type="float">
            <text:p>4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2420" calcext:value-type="float">
            <text:p>142420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270" calcext:value-type="float">
            <text:p>65270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84" calcext:value-type="float">
            <text:p>68884</text:p>
          </table:table-cell>
          <table:table-cell office:value-type="float" office:value="51" calcext:value-type="float">
            <text:p>5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9197" calcext:value-type="float">
            <text:p>159197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918" calcext:value-type="float">
            <text:p>69918</text:p>
          </table:table-cell>
          <table:table-cell office:value-type="float" office:value="40" calcext:value-type="float">
            <text:p>4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037" calcext:value-type="float">
            <text:p>57037</text:p>
          </table:table-cell>
          <table:table-cell office:value-type="float" office:value="48" calcext:value-type="float">
            <text:p>4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578" calcext:value-type="float">
            <text:p>90578</text:p>
          </table:table-cell>
          <table:table-cell office:value-type="float" office:value="88.1" calcext:value-type="float">
            <text:p>88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266" calcext:value-type="float">
            <text:p>69266</text:p>
          </table:table-cell>
          <table:table-cell office:value-type="float" office:value="38" calcext:value-type="float">
            <text:p>3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328" calcext:value-type="float">
            <text:p>35328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4426" calcext:value-type="float">
            <text:p>134426</text:p>
          </table:table-cell>
          <table:table-cell office:value-type="float" office:value="69" calcext:value-type="float">
            <text:p>6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895" calcext:value-type="float">
            <text:p>56895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571" calcext:value-type="float">
            <text:p>50571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3438" calcext:value-type="float">
            <text:p>93438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974" calcext:value-type="float">
            <text:p>57974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30" calcext:value-type="float">
            <text:p>34330</text:p>
          </table:table-cell>
          <table:table-cell office:value-type="float" office:value="41.6" calcext:value-type="float">
            <text:p>41,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3563" calcext:value-type="float">
            <text:p>83563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906" calcext:value-type="float">
            <text:p>61906</text:p>
          </table:table-cell>
          <table:table-cell office:value-type="float" office:value="37" calcext:value-type="float">
            <text:p>3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840" calcext:value-type="float">
            <text:p>44840</text:p>
          </table:table-cell>
          <table:table-cell office:value-type="float" office:value="38" calcext:value-type="float">
            <text:p>3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2625" calcext:value-type="float">
            <text:p>82625</text:p>
          </table:table-cell>
          <table:table-cell office:value-type="float" office:value="67" calcext:value-type="float">
            <text:p>6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563" calcext:value-type="float">
            <text:p>47563</text:p>
          </table:table-cell>
          <table:table-cell office:value-type="float" office:value="38" calcext:value-type="float">
            <text:p>3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272" calcext:value-type="float">
            <text:p>38272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48322" calcext:value-type="float">
            <text:p>48322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253" calcext:value-type="float">
            <text:p>56253</text:p>
          </table:table-cell>
          <table:table-cell office:value-type="float" office:value="38.6" calcext:value-type="float">
            <text:p>38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897" calcext:value-type="float">
            <text:p>39897</text:p>
          </table:table-cell>
          <table:table-cell office:value-type="float" office:value="35" calcext:value-type="float">
            <text:p>3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0031" calcext:value-type="float">
            <text:p>130031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346" calcext:value-type="float">
            <text:p>67346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97" calcext:value-type="float">
            <text:p>40397</text:p>
          </table:table-cell>
          <table:table-cell office:value-type="float" office:value="38" calcext:value-type="float">
            <text:p>3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4022" calcext:value-type="float">
            <text:p>84022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002" calcext:value-type="float">
            <text:p>59002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661" calcext:value-type="float">
            <text:p>35661</text:p>
          </table:table-cell>
          <table:table-cell office:value-type="float" office:value="39" calcext:value-type="float">
            <text:p>3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8902" calcext:value-type="float">
            <text:p>88902</text:p>
          </table:table-cell>
          <table:table-cell office:value-type="float" office:value="57.4" calcext:value-type="float">
            <text:p>57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180" calcext:value-type="float">
            <text:p>65180</text:p>
          </table:table-cell>
          <table:table-cell office:value-type="float" office:value="34" calcext:value-type="float">
            <text:p>3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835" calcext:value-type="float">
            <text:p>39835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3629" calcext:value-type="float">
            <text:p>83629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464" calcext:value-type="float">
            <text:p>58464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18" calcext:value-type="float">
            <text:p>63018</text:p>
          </table:table-cell>
          <table:table-cell office:value-type="float" office:value="40" calcext:value-type="float">
            <text:p>4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9991" calcext:value-type="float">
            <text:p>79991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311" calcext:value-type="float">
            <text:p>56311</text:p>
          </table:table-cell>
          <table:table-cell office:value-type="float" office:value="38" calcext:value-type="float">
            <text:p>3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37" calcext:value-type="float">
            <text:p>57437</text:p>
          </table:table-cell>
          <table:table-cell office:value-type="float" office:value="48" calcext:value-type="float">
            <text:p>4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5520" calcext:value-type="float">
            <text:p>85520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928" calcext:value-type="float">
            <text:p>62928</text:p>
          </table:table-cell>
          <table:table-cell office:value-type="float" office:value="36" calcext:value-type="float">
            <text:p>3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07" calcext:value-type="float">
            <text:p>60307</text:p>
          </table:table-cell>
          <table:table-cell office:value-type="float" office:value="41.6" calcext:value-type="float">
            <text:p>41,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5951" calcext:value-type="float">
            <text:p>75951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934" calcext:value-type="float">
            <text:p>64934</text:p>
          </table:table-cell>
          <table:table-cell office:value-type="float" office:value="40" calcext:value-type="float">
            <text:p>4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73" calcext:value-type="float">
            <text:p>67073</text:p>
          </table:table-cell>
          <table:table-cell office:value-type="float" office:value="46" calcext:value-type="float">
            <text:p>4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0239" calcext:value-type="float">
            <text:p>80239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423" calcext:value-type="float">
            <text:p>68423</text:p>
          </table:table-cell>
          <table:table-cell office:value-type="float" office:value="37" calcext:value-type="float">
            <text:p>3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712" calcext:value-type="float">
            <text:p>34712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5641" calcext:value-type="float">
            <text:p>85641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857" calcext:value-type="float">
            <text:p>65857</text:p>
          </table:table-cell>
          <table:table-cell office:value-type="float" office:value="35.6" calcext:value-type="float">
            <text:p>35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68" calcext:value-type="float">
            <text:p>47968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710" calcext:value-type="float">
            <text:p>70710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709" calcext:value-type="float">
            <text:p>58709</text:p>
          </table:table-cell>
          <table:table-cell office:value-type="float" office:value="30" calcext:value-type="float">
            <text:p>3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034" calcext:value-type="float">
            <text:p>56034</text:p>
          </table:table-cell>
          <table:table-cell office:value-type="float" office:value="38" calcext:value-type="float">
            <text:p>3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306" calcext:value-type="float">
            <text:p>70306</text:p>
          </table:table-cell>
          <table:table-cell office:value-type="float" office:value="57.4" calcext:value-type="float">
            <text:p>57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878" calcext:value-type="float">
            <text:p>32878</text:p>
          </table:table-cell>
          <table:table-cell office:value-type="float" office:value="39" calcext:value-type="float">
            <text:p>3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387" calcext:value-type="float">
            <text:p>43387</text:p>
          </table:table-cell>
          <table:table-cell office:value-type="float" office:value="41" calcext:value-type="float">
            <text:p>4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8652" calcext:value-type="float">
            <text:p>88652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735" calcext:value-type="float">
            <text:p>45735</text:p>
          </table:table-cell>
          <table:table-cell office:value-type="float" office:value="35" calcext:value-type="float">
            <text:p>3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482" calcext:value-type="float">
            <text:p>55482</text:p>
          </table:table-cell>
          <table:table-cell office:value-type="float" office:value="42" calcext:value-type="float">
            <text:p>4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2480" calcext:value-type="float">
            <text:p>72480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328" calcext:value-type="float">
            <text:p>65328</text:p>
          </table:table-cell>
          <table:table-cell office:value-type="float" office:value="32" calcext:value-type="float">
            <text:p>3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063" calcext:value-type="float">
            <text:p>56063</text:p>
          </table:table-cell>
          <table:table-cell office:value-type="float" office:value="42" calcext:value-type="float">
            <text:p>4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7643" calcext:value-type="float">
            <text:p>67643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056" calcext:value-type="float">
            <text:p>62056</text:p>
          </table:table-cell>
          <table:table-cell office:value-type="float" office:value="33" calcext:value-type="float">
            <text:p>3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316" calcext:value-type="float">
            <text:p>57316</text:p>
          </table:table-cell>
          <table:table-cell office:value-type="float" office:value="40.6" calcext:value-type="float">
            <text:p>40,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3541" calcext:value-type="float">
            <text:p>83541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3649" calcext:value-type="float">
            <text:p>693649</text:p>
          </table:table-cell>
          <table:table-cell office:value-type="float" office:value="35" calcext:value-type="float">
            <text:p>3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282" calcext:value-type="float">
            <text:p>43282</text:p>
          </table:table-cell>
          <table:table-cell office:value-type="float" office:value="37" calcext:value-type="float">
            <text:p>3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1357" calcext:value-type="float">
            <text:p>71357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239" calcext:value-type="float">
            <text:p>65239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496" calcext:value-type="float">
            <text:p>42496</text:p>
          </table:table-cell>
          <table:table-cell office:value-type="float" office:value="42" calcext:value-type="float">
            <text:p>4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4986" calcext:value-type="float">
            <text:p>84986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175" calcext:value-type="float">
            <text:p>65175</text:p>
          </table:table-cell>
          <table:table-cell office:value-type="float" office:value="38.6" calcext:value-type="float">
            <text:p>38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847" calcext:value-type="float">
            <text:p>51847</text:p>
          </table:table-cell>
          <table:table-cell office:value-type="float" office:value="49" calcext:value-type="float">
            <text:p>4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9786" calcext:value-type="float">
            <text:p>69786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050" calcext:value-type="float">
            <text:p>63050</text:p>
          </table:table-cell>
          <table:table-cell office:value-type="float" office:value="35" calcext:value-type="float">
            <text:p>3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94" calcext:value-type="float">
            <text:p>34294</text:p>
          </table:table-cell>
          <table:table-cell office:value-type="float" office:value="37" calcext:value-type="float">
            <text:p>3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9624" calcext:value-type="float">
            <text:p>79624</text:p>
          </table:table-cell>
          <table:table-cell office:value-type="float" office:value="62.4" calcext:value-type="float">
            <text:p>62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038" calcext:value-type="float">
            <text:p>58038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91" calcext:value-type="float">
            <text:p>36791</text:p>
          </table:table-cell>
          <table:table-cell office:value-type="float" office:value="43" calcext:value-type="float">
            <text:p>4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9578" calcext:value-type="float">
            <text:p>109578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445" calcext:value-type="float">
            <text:p>61445</text:p>
          </table:table-cell>
          <table:table-cell office:value-type="float" office:value="39" calcext:value-type="float">
            <text:p>3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08" calcext:value-type="float">
            <text:p>31208</text:p>
          </table:table-cell>
          <table:table-cell office:value-type="float" office:value="46" calcext:value-type="float">
            <text:p>4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9954" calcext:value-type="float">
            <text:p>79954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465" calcext:value-type="float">
            <text:p>37465</text:p>
          </table:table-cell>
          <table:table-cell office:value-type="float" office:value="35" calcext:value-type="float">
            <text:p>3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433" calcext:value-type="float">
            <text:p>49433</text:p>
          </table:table-cell>
          <table:table-cell office:value-type="float" office:value="48.5" calcext:value-type="float">
            <text:p>48,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0931" calcext:value-type="float">
            <text:p>110931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097" calcext:value-type="float">
            <text:p>27097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202194.04" calcext:value-type="float">
            <text:p>202194,04</text:p>
          </table:table-cell>
          <table:table-cell table:formula="of:=AVERAGE([.C351:.C450])" office:value-type="float" office:value="43.734" calcext:value-type="float">
            <text:p>43,734</text:p>
          </table:table-cell>
          <table:table-cell table:formula="of:=AVERAGE([.D351:.D450])" office:value-type="float" office:value="3.65699999999999" calcext:value-type="float">
            <text:p>3,65699999999999</text:p>
          </table:table-cell>
          <table:table-cell table:number-columns-repeated="2"/>
          <table:table-cell table:formula="of:=AVERAGE([.G351:.G450])" office:value-type="float" office:value="86167.18" calcext:value-type="float">
            <text:p>86167,18</text:p>
          </table:table-cell>
          <table:table-cell table:formula="of:=AVERAGE([.H351:.H450])" office:value-type="float" office:value="60.103" calcext:value-type="float">
            <text:p>60,103</text:p>
          </table:table-cell>
          <table:table-cell table:formula="of:=AVERAGE([.I351:.I450])" office:value-type="float" office:value="1.7" calcext:value-type="float">
            <text:p>1,7</text:p>
          </table:table-cell>
          <table:table-cell table:number-columns-repeated="2"/>
          <table:table-cell table:formula="of:=AVERAGE([.L351:.L450])" office:value-type="float" office:value="278670.48" calcext:value-type="float">
            <text:p>278670,48</text:p>
          </table:table-cell>
          <table:table-cell table:formula="of:=AVERAGE([.M351:.M450])" office:value-type="float" office:value="43.864" calcext:value-type="float">
            <text:p>43,864</text:p>
          </table:table-cell>
          <table:table-cell table:formula="of:=AVERAGE([.N351:.N450])" office:value-type="float" office:value="6.80199999999999" calcext:value-type="float">
            <text:p>6,801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1426287.95908089" calcext:value-type="float">
            <text:p>1426287,95908089</text:p>
          </table:table-cell>
          <table:table-cell table:formula="of:=STDEVP([.C351:.C450])" office:value-type="float" office:value="5.23521193458297" calcext:value-type="float">
            <text:p>5,23521193458297</text:p>
          </table:table-cell>
          <table:table-cell table:formula="of:=STDEVP([.D351:.D450])" office:value-type="float" office:value="0.224613000514218" calcext:value-type="float">
            <text:p>0,224613000514218</text:p>
          </table:table-cell>
          <table:table-cell table:number-columns-repeated="2"/>
          <table:table-cell table:formula="of:=STDEVP([.G351:.G450])" office:value-type="float" office:value="18817.2245989572" calcext:value-type="float">
            <text:p>18817,2245989572</text:p>
          </table:table-cell>
          <table:table-cell table:formula="of:=STDEVP([.H351:.H450])" office:value-type="float" office:value="7.5349512938041" calcext:value-type="float">
            <text:p>7,5349512938041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2064427.59841844" calcext:value-type="float">
            <text:p>2064427,59841844</text:p>
          </table:table-cell>
          <table:table-cell table:formula="of:=STDEVP([.M351:.M450])" office:value-type="float" office:value="10.316419146196" calcext:value-type="float">
            <text:p>10,316419146196</text:p>
          </table:table-cell>
          <table:table-cell table:formula="of:=STDEVP([.N351:.N450])" office:value-type="float" office:value="0.596654003590021" calcext:value-type="float">
            <text:p>0,5966540035900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47938.5" calcext:value-type="float">
            <text:p>47938,5</text:p>
          </table:table-cell>
          <table:table-cell table:formula="of:=MEDIAN([.C351:.C450])" office:value-type="float" office:value="43.5" calcext:value-type="float">
            <text:p>43,5</text:p>
          </table:table-cell>
          <table:table-cell table:formula="of:=MEDIAN([.D351:.D450])" office:value-type="float" office:value="3.7" calcext:value-type="float">
            <text:p>3,7</text:p>
          </table:table-cell>
          <table:table-cell table:number-columns-repeated="2"/>
          <table:table-cell table:formula="of:=MEDIAN([.G351:.G450])" office:value-type="float" office:value="82810.5" calcext:value-type="float">
            <text:p>82810,5</text:p>
          </table:table-cell>
          <table:table-cell table:formula="of:=MEDIAN([.H351:.H450])" office:value-type="float" office:value="58" calcext:value-type="float">
            <text:p>58</text:p>
          </table:table-cell>
          <table:table-cell table:formula="of:=MEDIAN([.I351:.I450])" office:value-type="float" office:value="1.7" calcext:value-type="float">
            <text:p>1,7</text:p>
          </table:table-cell>
          <table:table-cell table:number-columns-repeated="2"/>
          <table:table-cell table:formula="of:=MEDIAN([.L351:.L450])" office:value-type="float" office:value="63112" calcext:value-type="float">
            <text:p>63112</text:p>
          </table:table-cell>
          <table:table-cell table:formula="of:=MEDIAN([.M351:.M450])" office:value-type="float" office:value="44" calcext:value-type="float">
            <text:p>44</text:p>
          </table:table-cell>
          <table:table-cell table:formula="of:=MEDIAN([.N351:.N450])"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333794.96" calcext:value-type="float">
            <text:p>333794,96</text:p>
          </table:table-cell>
          <table:table-cell table:formula="of:=AVERAGE([.C351:.C400])" office:value-type="float" office:value="44.346" calcext:value-type="float">
            <text:p>44,346</text:p>
          </table:table-cell>
          <table:table-cell table:formula="of:=AVERAGE([.D351:.D400])" office:value-type="float" office:value="3.614" calcext:value-type="float">
            <text:p>3,614</text:p>
          </table:table-cell>
          <table:table-cell table:number-columns-repeated="2"/>
          <table:table-cell table:formula="of:=AVERAGE([.G351:.G400])" office:value-type="float" office:value="83917.2" calcext:value-type="float">
            <text:p>83917,2</text:p>
          </table:table-cell>
          <table:table-cell table:formula="of:=AVERAGE([.H351:.H400])" office:value-type="float" office:value="58.064" calcext:value-type="float">
            <text:p>58,064</text:p>
          </table:table-cell>
          <table:table-cell table:formula="of:=AVERAGE([.I351:.I400])" office:value-type="float" office:value="1.7" calcext:value-type="float">
            <text:p>1,7</text:p>
          </table:table-cell>
          <table:table-cell table:number-columns-repeated="2"/>
          <table:table-cell table:formula="of:=AVERAGE([.L351:.L400])" office:value-type="float" office:value="484266.4" calcext:value-type="float">
            <text:p>484266,4</text:p>
          </table:table-cell>
          <table:table-cell table:formula="of:=AVERAGE([.M351:.M400])" office:value-type="float" office:value="47.318" calcext:value-type="float">
            <text:p>47,318</text:p>
          </table:table-cell>
          <table:table-cell table:formula="of:=AVERAGE([.N351:.N400])" office:value-type="float" office:value="6.704" calcext:value-type="float">
            <text:p>6,7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70593.12" calcext:value-type="float">
            <text:p>70593,12</text:p>
          </table:table-cell>
          <table:table-cell table:formula="of:=AVERAGE([.C401:.C450])" office:value-type="float" office:value="43.122" calcext:value-type="float">
            <text:p>43,122</text:p>
          </table:table-cell>
          <table:table-cell table:formula="of:=AVERAGE([.D401:.D450])" office:value-type="float" office:value="3.7" calcext:value-type="float">
            <text:p>3,7</text:p>
          </table:table-cell>
          <table:table-cell table:number-columns-repeated="2"/>
          <table:table-cell table:formula="of:=AVERAGE([.G401:.G450])" office:value-type="float" office:value="88417.16" calcext:value-type="float">
            <text:p>88417,16</text:p>
          </table:table-cell>
          <table:table-cell table:formula="of:=AVERAGE([.H401:.H450])" office:value-type="float" office:value="62.142" calcext:value-type="float">
            <text:p>62,142</text:p>
          </table:table-cell>
          <table:table-cell table:formula="of:=AVERAGE([.I401:.I450])" office:value-type="float" office:value="1.7" calcext:value-type="float">
            <text:p>1,7</text:p>
          </table:table-cell>
          <table:table-cell table:number-columns-repeated="2"/>
          <table:table-cell table:formula="of:=AVERAGE([.L401:.L450])" office:value-type="float" office:value="73074.56" calcext:value-type="float">
            <text:p>73074,56</text:p>
          </table:table-cell>
          <table:table-cell table:formula="of:=AVERAGE([.M401:.M450])" office:value-type="float" office:value="40.41" calcext:value-type="float">
            <text:p>40,41</text:p>
          </table:table-cell>
          <table:table-cell table:formula="of:=AVERAGE([.N401:.N450])"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171474.141052654" calcext:value-type="float">
            <text:p>171474,141052654</text:p>
          </table:table-cell>
          <table:table-cell table:formula="of:=STDEVP([.C401:.C450])" office:value-type="float" office:value="4.33004803668504" calcext:value-type="float">
            <text:p>4,33004803668504</text:p>
          </table:table-cell>
          <table:table-cell table:formula="of:=STDEVP([.D401:.D450])" office:value-type="float" office:value="0" calcext:value-type="float">
            <text:p>0</text:p>
          </table:table-cell>
          <table:table-cell table:number-columns-repeated="2"/>
          <table:table-cell table:formula="of:=STDEVP([.G401:.G450])" office:value-type="float" office:value="23032.5225343296" calcext:value-type="float">
            <text:p>23032,5225343296</text:p>
          </table:table-cell>
          <table:table-cell table:formula="of:=STDEVP([.H401:.H450])" office:value-type="float" office:value="9.7151446721086" calcext:value-type="float">
            <text:p>9,7151446721086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89395.0124434602" calcext:value-type="float">
            <text:p>89395,0124434602</text:p>
          </table:table-cell>
          <table:table-cell table:formula="of:=STDEVP([.M401:.M450])" office:value-type="float" office:value="4.86917857548889" calcext:value-type="float">
            <text:p>4,86917857548889</text:p>
          </table:table-cell>
          <table:table-cell table:formula="of:=STDEVP([.N401:.N45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48951" calcext:value-type="float">
            <text:p>48951</text:p>
          </table:table-cell>
          <table:table-cell table:formula="of:=MEDIAN([.C351:.C400])" office:value-type="float" office:value="44.3" calcext:value-type="float">
            <text:p>44,3</text:p>
          </table:table-cell>
          <table:table-cell table:formula="of:=MEDIAN([.D351:.D400])" office:value-type="float" office:value="3.7" calcext:value-type="float">
            <text:p>3,7</text:p>
          </table:table-cell>
          <table:table-cell table:number-columns-repeated="2"/>
          <table:table-cell table:formula="of:=MEDIAN([.G351:.G400])" office:value-type="float" office:value="82930" calcext:value-type="float">
            <text:p>82930</text:p>
          </table:table-cell>
          <table:table-cell table:formula="of:=MEDIAN([.H351:.H400])" office:value-type="float" office:value="58" calcext:value-type="float">
            <text:p>58</text:p>
          </table:table-cell>
          <table:table-cell table:formula="of:=MEDIAN([.I351:.I400])" office:value-type="float" office:value="1.7" calcext:value-type="float">
            <text:p>1,7</text:p>
          </table:table-cell>
          <table:table-cell table:number-columns-repeated="2"/>
          <table:table-cell table:formula="of:=MEDIAN([.L351:.L400])" office:value-type="float" office:value="64771.5" calcext:value-type="float">
            <text:p>64771,5</text:p>
          </table:table-cell>
          <table:table-cell table:formula="of:=MEDIAN([.M351:.M400])" office:value-type="float" office:value="47" calcext:value-type="float">
            <text:p>47</text:p>
          </table:table-cell>
          <table:table-cell table:formula="of:=MEDIAN([.N351:.N400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43334.5" calcext:value-type="float">
            <text:p>43334,5</text:p>
          </table:table-cell>
          <table:table-cell table:formula="of:=MEDIAN([.C401:.C450])" office:value-type="float" office:value="42" calcext:value-type="float">
            <text:p>42</text:p>
          </table:table-cell>
          <table:table-cell table:formula="of:=MEDIAN([.D401:.D450])" office:value-type="float" office:value="3.7" calcext:value-type="float">
            <text:p>3,7</text:p>
          </table:table-cell>
          <table:table-cell table:number-columns-repeated="2"/>
          <table:table-cell table:formula="of:=MEDIAN([.G401:.G450])" office:value-type="float" office:value="82810.5" calcext:value-type="float">
            <text:p>82810,5</text:p>
          </table:table-cell>
          <table:table-cell table:formula="of:=MEDIAN([.H401:.H450])" office:value-type="float" office:value="59" calcext:value-type="float">
            <text:p>59</text:p>
          </table:table-cell>
          <table:table-cell table:formula="of:=MEDIAN([.I401:.I450])" office:value-type="float" office:value="1.7" calcext:value-type="float">
            <text:p>1,7</text:p>
          </table:table-cell>
          <table:table-cell table:number-columns-repeated="2"/>
          <table:table-cell table:formula="of:=MEDIAN([.L401:.L450])" office:value-type="float" office:value="62845" calcext:value-type="float">
            <text:p>62845</text:p>
          </table:table-cell>
          <table:table-cell table:formula="of:=MEDIAN([.M401:.M450])" office:value-type="float" office:value="40" calcext:value-type="float">
            <text:p>40</text:p>
          </table:table-cell>
          <table:table-cell table:formula="of:=MEDIAN([.N401:.N450])" office:value-type="float" office:value="6.9" calcext:value-type="float">
            <text:p>6,9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418652" calcext:value-type="float">
            <text:p>418652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70128" calcext:value-type="float">
            <text:p>7012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21349993" calcext:value-type="float">
            <text:p>21349993</text:p>
          </table:table-cell>
          <table:table-cell office:value-type="float" office:value="140" calcext:value-type="float">
            <text:p>140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236" calcext:value-type="float">
            <text:p>127236</text:p>
          </table:table-cell>
          <table:table-cell office:value-type="float" office:value="86" calcext:value-type="float">
            <text:p>8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69937" calcext:value-type="float">
            <text:p>6993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4446" calcext:value-type="float">
            <text:p>124446</text:p>
          </table:table-cell>
          <table:table-cell office:value-type="float" office:value="96" calcext:value-type="float">
            <text:p>9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613" calcext:value-type="float">
            <text:p>106613</text:p>
          </table:table-cell>
          <table:table-cell office:value-type="float" office:value="70" calcext:value-type="float">
            <text:p>7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4093" calcext:value-type="float">
            <text:p>11409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5190" calcext:value-type="float">
            <text:p>105190</text:p>
          </table:table-cell>
          <table:table-cell office:value-type="float" office:value="80" calcext:value-type="float">
            <text:p>8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732" calcext:value-type="float">
            <text:p>100732</text:p>
          </table:table-cell>
          <table:table-cell office:value-type="float" office:value="78" calcext:value-type="float">
            <text:p>78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71042" calcext:value-type="float">
            <text:p>7104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759" calcext:value-type="float">
            <text:p>48759</text:p>
          </table:table-cell>
          <table:table-cell office:value-type="float" office:value="88" calcext:value-type="float">
            <text:p>88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869" calcext:value-type="float">
            <text:p>55869</text:p>
          </table:table-cell>
          <table:table-cell office:value-type="float" office:value="85" calcext:value-type="float">
            <text:p>8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69967" calcext:value-type="float">
            <text:p>6996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567" calcext:value-type="float">
            <text:p>99567</text:p>
          </table:table-cell>
          <table:table-cell office:value-type="float" office:value="75.2" calcext:value-type="float">
            <text:p>75,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630" calcext:value-type="float">
            <text:p>162630</text:p>
          </table:table-cell>
          <table:table-cell office:value-type="float" office:value="75" calcext:value-type="float">
            <text:p>7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38841" calcext:value-type="float">
            <text:p>13884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206" calcext:value-type="float">
            <text:p>76206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370" calcext:value-type="float">
            <text:p>54370</text:p>
          </table:table-cell>
          <table:table-cell office:value-type="float" office:value="77" calcext:value-type="float">
            <text:p>7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73639" calcext:value-type="float">
            <text:p>7363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500" calcext:value-type="float">
            <text:p>30500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714" calcext:value-type="float">
            <text:p>44714</text:p>
          </table:table-cell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72613" calcext:value-type="float">
            <text:p>7261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693" calcext:value-type="float">
            <text:p>76693</text:p>
          </table:table-cell>
          <table:table-cell office:value-type="float" office:value="79" calcext:value-type="float">
            <text:p>7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597" calcext:value-type="float">
            <text:p>33597</text:p>
          </table:table-cell>
          <table:table-cell office:value-type="float" office:value="72" calcext:value-type="float">
            <text:p>7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71016" calcext:value-type="float">
            <text:p>7101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577" calcext:value-type="float">
            <text:p>26577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96" calcext:value-type="float">
            <text:p>34396</text:p>
          </table:table-cell>
          <table:table-cell office:value-type="float" office:value="69.3" calcext:value-type="float">
            <text:p>69,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70112" calcext:value-type="float">
            <text:p>70112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176" calcext:value-type="float">
            <text:p>39176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407" calcext:value-type="float">
            <text:p>47407</text:p>
          </table:table-cell>
          <table:table-cell office:value-type="float" office:value="74" calcext:value-type="float">
            <text:p>7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02150" calcext:value-type="float">
            <text:p>10215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658" calcext:value-type="float">
            <text:p>27658</text:p>
          </table:table-cell>
          <table:table-cell office:value-type="float" office:value="67" calcext:value-type="float">
            <text:p>6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90" calcext:value-type="float">
            <text:p>47990</text:p>
          </table:table-cell>
          <table:table-cell office:value-type="float" office:value="74" calcext:value-type="float">
            <text:p>7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68194" calcext:value-type="float">
            <text:p>6819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506" calcext:value-type="float">
            <text:p>32506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08" calcext:value-type="float">
            <text:p>34508</text:p>
          </table:table-cell>
          <table:table-cell office:value-type="float" office:value="71" calcext:value-type="float">
            <text:p>71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75175" calcext:value-type="float">
            <text:p>7517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877" calcext:value-type="float">
            <text:p>27877</text:p>
          </table:table-cell>
          <table:table-cell office:value-type="float" office:value="67.3" calcext:value-type="float">
            <text:p>67,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172" calcext:value-type="float">
            <text:p>42172</text:p>
          </table:table-cell>
          <table:table-cell office:value-type="float" office:value="71" calcext:value-type="float">
            <text:p>71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9736" calcext:value-type="float">
            <text:p>14973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314" calcext:value-type="float">
            <text:p>47314</text:p>
          </table:table-cell>
          <table:table-cell office:value-type="float" office:value="70" calcext:value-type="float">
            <text:p>7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330" calcext:value-type="float">
            <text:p>77330</text:p>
          </table:table-cell>
          <table:table-cell office:value-type="float" office:value="74" calcext:value-type="float">
            <text:p>7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74229" calcext:value-type="float">
            <text:p>7422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057" calcext:value-type="float">
            <text:p>39057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906" calcext:value-type="float">
            <text:p>39906</text:p>
          </table:table-cell>
          <table:table-cell office:value-type="float" office:value="73" calcext:value-type="float">
            <text:p>7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06848" calcext:value-type="float">
            <text:p>10684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877" calcext:value-type="float">
            <text:p>67877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605" calcext:value-type="float">
            <text:p>58605</text:p>
          </table:table-cell>
          <table:table-cell office:value-type="float" office:value="73" calcext:value-type="float">
            <text:p>7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68436" calcext:value-type="float">
            <text:p>6843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731" calcext:value-type="float">
            <text:p>63731</text:p>
          </table:table-cell>
          <table:table-cell office:value-type="float" office:value="62" calcext:value-type="float">
            <text:p>6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07" calcext:value-type="float">
            <text:p>34307</text:p>
          </table:table-cell>
          <table:table-cell office:value-type="float" office:value="70.3" calcext:value-type="float">
            <text:p>70,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72185" calcext:value-type="float">
            <text:p>7218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971" calcext:value-type="float">
            <text:p>69971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85" calcext:value-type="float">
            <text:p>48285</text:p>
          </table:table-cell>
          <table:table-cell office:value-type="float" office:value="65" calcext:value-type="float">
            <text:p>65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70098" calcext:value-type="float">
            <text:p>7009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377" calcext:value-type="float">
            <text:p>66377</text:p>
          </table:table-cell>
          <table:table-cell office:value-type="float" office:value="72" calcext:value-type="float">
            <text:p>7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74" calcext:value-type="float">
            <text:p>49974</text:p>
          </table:table-cell>
          <table:table-cell office:value-type="float" office:value="81" calcext:value-type="float">
            <text:p>81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84681" calcext:value-type="float">
            <text:p>8468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269" calcext:value-type="float">
            <text:p>43269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81" calcext:value-type="float">
            <text:p>71281</text:p>
          </table:table-cell>
          <table:table-cell office:value-type="float" office:value="65" calcext:value-type="float">
            <text:p>65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04896" calcext:value-type="float">
            <text:p>10489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351" calcext:value-type="float">
            <text:p>60351</text:p>
          </table:table-cell>
          <table:table-cell office:value-type="float" office:value="75.2" calcext:value-type="float">
            <text:p>75,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12" calcext:value-type="float">
            <text:p>74312</text:p>
          </table:table-cell>
          <table:table-cell office:value-type="float" office:value="63" calcext:value-type="float">
            <text:p>6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90901" calcext:value-type="float">
            <text:p>9090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148" calcext:value-type="float">
            <text:p>66148</text:p>
          </table:table-cell>
          <table:table-cell office:value-type="float" office:value="65" calcext:value-type="float">
            <text:p>6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291" calcext:value-type="float">
            <text:p>41291</text:p>
          </table:table-cell>
          <table:table-cell office:value-type="float" office:value="68" calcext:value-type="float">
            <text:p>68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95053" calcext:value-type="float">
            <text:p>9505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560" calcext:value-type="float">
            <text:p>50560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52" calcext:value-type="float">
            <text:p>60352</text:p>
          </table:table-cell>
          <table:table-cell office:value-type="float" office:value="71" calcext:value-type="float">
            <text:p>71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1792" calcext:value-type="float">
            <text:p>141792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46" calcext:value-type="float">
            <text:p>62846</text:p>
          </table:table-cell>
          <table:table-cell office:value-type="float" office:value="73" calcext:value-type="float">
            <text:p>7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31" calcext:value-type="float">
            <text:p>65731</text:p>
          </table:table-cell>
          <table:table-cell office:value-type="float" office:value="72.3" calcext:value-type="float">
            <text:p>72,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94742" calcext:value-type="float">
            <text:p>194742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455" calcext:value-type="float">
            <text:p>63455</text:p>
          </table:table-cell>
          <table:table-cell office:value-type="float" office:value="76" calcext:value-type="float">
            <text:p>7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93" calcext:value-type="float">
            <text:p>74393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95603" calcext:value-type="float">
            <text:p>19560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706" calcext:value-type="float">
            <text:p>56706</text:p>
          </table:table-cell>
          <table:table-cell office:value-type="float" office:value="68" calcext:value-type="float">
            <text:p>6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487" calcext:value-type="float">
            <text:p>45487</text:p>
          </table:table-cell>
          <table:table-cell office:value-type="float" office:value="68" calcext:value-type="float">
            <text:p>6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4704" calcext:value-type="float">
            <text:p>14470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297" calcext:value-type="float">
            <text:p>69297</text:p>
          </table:table-cell>
          <table:table-cell office:value-type="float" office:value="67" calcext:value-type="float">
            <text:p>6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88" calcext:value-type="float">
            <text:p>34288</text:p>
          </table:table-cell>
          <table:table-cell office:value-type="float" office:value="67" calcext:value-type="float">
            <text:p>6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0810" calcext:value-type="float">
            <text:p>15081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110" calcext:value-type="float">
            <text:p>81110</text:p>
          </table:table-cell>
          <table:table-cell office:value-type="float" office:value="70.3" calcext:value-type="float">
            <text:p>70,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855" calcext:value-type="float">
            <text:p>50855</text:p>
          </table:table-cell>
          <table:table-cell office:value-type="float" office:value="68" calcext:value-type="float">
            <text:p>6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8045" calcext:value-type="float">
            <text:p>13804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912" calcext:value-type="float">
            <text:p>29912</text:p>
          </table:table-cell>
          <table:table-cell office:value-type="float" office:value="73" calcext:value-type="float">
            <text:p>7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301" calcext:value-type="float">
            <text:p>35301</text:p>
          </table:table-cell>
          <table:table-cell office:value-type="float" office:value="62" calcext:value-type="float">
            <text:p>62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27535" calcext:value-type="float">
            <text:p>127535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709" calcext:value-type="float">
            <text:p>54709</text:p>
          </table:table-cell>
          <table:table-cell office:value-type="float" office:value="69" calcext:value-type="float">
            <text:p>6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44" calcext:value-type="float">
            <text:p>74344</text:p>
          </table:table-cell>
          <table:table-cell office:value-type="float" office:value="70.3" calcext:value-type="float">
            <text:p>70,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5783" calcext:value-type="float">
            <text:p>15578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458" calcext:value-type="float">
            <text:p>27458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377" calcext:value-type="float">
            <text:p>36377</text:p>
          </table:table-cell>
          <table:table-cell office:value-type="float" office:value="71" calcext:value-type="float">
            <text:p>71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83780" calcext:value-type="float">
            <text:p>18378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332" calcext:value-type="float">
            <text:p>29332</text:p>
          </table:table-cell>
          <table:table-cell office:value-type="float" office:value="68" calcext:value-type="float">
            <text:p>6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57" calcext:value-type="float">
            <text:p>49157</text:p>
          </table:table-cell>
          <table:table-cell office:value-type="float" office:value="71" calcext:value-type="float">
            <text:p>71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04810" calcext:value-type="float">
            <text:p>104810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205" calcext:value-type="float">
            <text:p>28205</text:p>
          </table:table-cell>
          <table:table-cell office:value-type="float" office:value="73" calcext:value-type="float">
            <text:p>7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616" calcext:value-type="float">
            <text:p>40616</text:p>
          </table:table-cell>
          <table:table-cell office:value-type="float" office:value="65" calcext:value-type="float">
            <text:p>6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5621" calcext:value-type="float">
            <text:p>14562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581" calcext:value-type="float">
            <text:p>33581</text:p>
          </table:table-cell>
          <table:table-cell office:value-type="float" office:value="68.3" calcext:value-type="float">
            <text:p>68,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05" calcext:value-type="float">
            <text:p>62105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2572" calcext:value-type="float">
            <text:p>13257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274" calcext:value-type="float">
            <text:p>35274</text:p>
          </table:table-cell>
          <table:table-cell office:value-type="float" office:value="69" calcext:value-type="float">
            <text:p>6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187" calcext:value-type="float">
            <text:p>35187</text:p>
          </table:table-cell>
          <table:table-cell office:value-type="float" office:value="68" calcext:value-type="float">
            <text:p>6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9313" calcext:value-type="float">
            <text:p>14931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816" calcext:value-type="float">
            <text:p>55816</text:p>
          </table:table-cell>
          <table:table-cell office:value-type="float" office:value="70" calcext:value-type="float">
            <text:p>7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044" calcext:value-type="float">
            <text:p>54044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05734" calcext:value-type="float">
            <text:p>10573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230" calcext:value-type="float">
            <text:p>61230</text:p>
          </table:table-cell>
          <table:table-cell office:value-type="float" office:value="67" calcext:value-type="float">
            <text:p>6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83" calcext:value-type="float">
            <text:p>37983</text:p>
          </table:table-cell>
          <table:table-cell office:value-type="float" office:value="67" calcext:value-type="float">
            <text:p>6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7848" calcext:value-type="float">
            <text:p>14784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323" calcext:value-type="float">
            <text:p>41323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44" calcext:value-type="float">
            <text:p>28744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6802" calcext:value-type="float">
            <text:p>14680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897" calcext:value-type="float">
            <text:p>26897</text:p>
          </table:table-cell>
          <table:table-cell office:value-type="float" office:value="74" calcext:value-type="float">
            <text:p>7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21" calcext:value-type="float">
            <text:p>38921</text:p>
          </table:table-cell>
          <table:table-cell office:value-type="float" office:value="67.3" calcext:value-type="float">
            <text:p>67,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3421" calcext:value-type="float">
            <text:p>15342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742" calcext:value-type="float">
            <text:p>45742</text:p>
          </table:table-cell>
          <table:table-cell office:value-type="float" office:value="68" calcext:value-type="float">
            <text:p>6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84" calcext:value-type="float">
            <text:p>39384</text:p>
          </table:table-cell>
          <table:table-cell office:value-type="float" office:value="68" calcext:value-type="float">
            <text:p>6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11301" calcext:value-type="float">
            <text:p>11130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434" calcext:value-type="float">
            <text:p>51434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28" calcext:value-type="float">
            <text:p>34228</text:p>
          </table:table-cell>
          <table:table-cell office:value-type="float" office:value="67" calcext:value-type="float">
            <text:p>6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1934" calcext:value-type="float">
            <text:p>14193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542" calcext:value-type="float">
            <text:p>26542</text:p>
          </table:table-cell>
          <table:table-cell office:value-type="float" office:value="63.4" calcext:value-type="float">
            <text:p>63,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813" calcext:value-type="float">
            <text:p>44813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80192" calcext:value-type="float">
            <text:p>8019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215" calcext:value-type="float">
            <text:p>39215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27" calcext:value-type="float">
            <text:p>37227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76616" calcext:value-type="float">
            <text:p>7661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452" calcext:value-type="float">
            <text:p>18452</text:p>
          </table:table-cell>
          <table:table-cell office:value-type="float" office:value="59" calcext:value-type="float">
            <text:p>5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138" calcext:value-type="float">
            <text:p>53138</text:p>
          </table:table-cell>
          <table:table-cell office:value-type="float" office:value="65" calcext:value-type="float">
            <text:p>6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79596" calcext:value-type="float">
            <text:p>7959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131" calcext:value-type="float">
            <text:p>55131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387" calcext:value-type="float">
            <text:p>35387</text:p>
          </table:table-cell>
          <table:table-cell office:value-type="float" office:value="64" calcext:value-type="float">
            <text:p>6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76571" calcext:value-type="float">
            <text:p>7657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553" calcext:value-type="float">
            <text:p>54553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262" calcext:value-type="float">
            <text:p>41262</text:p>
          </table:table-cell>
          <table:table-cell office:value-type="float" office:value="65.3" calcext:value-type="float">
            <text:p>65,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10386" calcext:value-type="float">
            <text:p>11038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09" calcext:value-type="float">
            <text:p>32709</text:p>
          </table:table-cell>
          <table:table-cell office:value-type="float" office:value="63" calcext:value-type="float">
            <text:p>6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194" calcext:value-type="float">
            <text:p>33194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96078" calcext:value-type="float">
            <text:p>9607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130" calcext:value-type="float">
            <text:p>39130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213" calcext:value-type="float">
            <text:p>51213</text:p>
          </table:table-cell>
          <table:table-cell office:value-type="float" office:value="67" calcext:value-type="float">
            <text:p>6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79916" calcext:value-type="float">
            <text:p>7991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757" calcext:value-type="float">
            <text:p>37757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839" calcext:value-type="float">
            <text:p>35839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14073" calcext:value-type="float">
            <text:p>11407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456" calcext:value-type="float">
            <text:p>35456</text:p>
          </table:table-cell>
          <table:table-cell office:value-type="float" office:value="67" calcext:value-type="float">
            <text:p>6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22" calcext:value-type="float">
            <text:p>62722</text:p>
          </table:table-cell>
          <table:table-cell office:value-type="float" office:value="67" calcext:value-type="float">
            <text:p>6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89598" calcext:value-type="float">
            <text:p>8959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152" calcext:value-type="float">
            <text:p>57152</text:p>
          </table:table-cell>
          <table:table-cell office:value-type="float" office:value="79.2" calcext:value-type="float">
            <text:p>79,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88" calcext:value-type="float">
            <text:p>49688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86586" calcext:value-type="float">
            <text:p>8658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107" calcext:value-type="float">
            <text:p>62107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138" calcext:value-type="float">
            <text:p>36138</text:p>
          </table:table-cell>
          <table:table-cell office:value-type="float" office:value="65" calcext:value-type="float">
            <text:p>6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84406" calcext:value-type="float">
            <text:p>8440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913" calcext:value-type="float">
            <text:p>30913</text:p>
          </table:table-cell>
          <table:table-cell office:value-type="float" office:value="61" calcext:value-type="float">
            <text:p>6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787" calcext:value-type="float">
            <text:p>32787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13148" calcext:value-type="float">
            <text:p>11314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74" calcext:value-type="float">
            <text:p>62874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411" calcext:value-type="float">
            <text:p>34411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79891" calcext:value-type="float">
            <text:p>7989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999" calcext:value-type="float">
            <text:p>28999</text:p>
          </table:table-cell>
          <table:table-cell office:value-type="float" office:value="63" calcext:value-type="float">
            <text:p>6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417" calcext:value-type="float">
            <text:p>47417</text:p>
          </table:table-cell>
          <table:table-cell office:value-type="float" office:value="61.4" calcext:value-type="float">
            <text:p>61,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21218" calcext:value-type="float">
            <text:p>12121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941" calcext:value-type="float">
            <text:p>78941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87" calcext:value-type="float">
            <text:p>72787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80320" calcext:value-type="float">
            <text:p>8032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428" calcext:value-type="float">
            <text:p>68428</text:p>
          </table:table-cell>
          <table:table-cell office:value-type="float" office:value="62" calcext:value-type="float">
            <text:p>6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736" calcext:value-type="float">
            <text:p>47736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78813" calcext:value-type="float">
            <text:p>7881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808" calcext:value-type="float">
            <text:p>24808</text:p>
          </table:table-cell>
          <table:table-cell office:value-type="float" office:value="66.3" calcext:value-type="float">
            <text:p>66,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07" calcext:value-type="float">
            <text:p>34507</text:p>
          </table:table-cell>
          <table:table-cell office:value-type="float" office:value="64" calcext:value-type="float">
            <text:p>6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83710" calcext:value-type="float">
            <text:p>8371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147" calcext:value-type="float">
            <text:p>21147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377" calcext:value-type="float">
            <text:p>33377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7891" calcext:value-type="float">
            <text:p>13789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858" calcext:value-type="float">
            <text:p>56858</text:p>
          </table:table-cell>
          <table:table-cell office:value-type="float" office:value="67" calcext:value-type="float">
            <text:p>6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781" calcext:value-type="float">
            <text:p>45781</text:p>
          </table:table-cell>
          <table:table-cell office:value-type="float" office:value="64" calcext:value-type="float">
            <text:p>6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29237" calcext:value-type="float">
            <text:p>12923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687" calcext:value-type="float">
            <text:p>52687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854" calcext:value-type="float">
            <text:p>33854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87981" calcext:value-type="float">
            <text:p>8798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126" calcext:value-type="float">
            <text:p>50126</text:p>
          </table:table-cell>
          <table:table-cell office:value-type="float" office:value="58" calcext:value-type="float">
            <text:p>58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227" calcext:value-type="float">
            <text:p>41227</text:p>
          </table:table-cell>
          <table:table-cell office:value-type="float" office:value="62.4" calcext:value-type="float">
            <text:p>62,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91091" calcext:value-type="float">
            <text:p>9109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136" calcext:value-type="float">
            <text:p>63136</text:p>
          </table:table-cell>
          <table:table-cell office:value-type="float" office:value="60" calcext:value-type="float">
            <text:p>6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89" calcext:value-type="float">
            <text:p>30689</text:p>
          </table:table-cell>
          <table:table-cell office:value-type="float" office:value="63" calcext:value-type="float">
            <text:p>6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24593" calcext:value-type="float">
            <text:p>12459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429" calcext:value-type="float">
            <text:p>55429</text:p>
          </table:table-cell>
          <table:table-cell office:value-type="float" office:value="67" calcext:value-type="float">
            <text:p>6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191" calcext:value-type="float">
            <text:p>52191</text:p>
          </table:table-cell>
          <table:table-cell office:value-type="float" office:value="67" calcext:value-type="float">
            <text:p>6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3216" calcext:value-type="float">
            <text:p>13321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708" calcext:value-type="float">
            <text:p>60708</text:p>
          </table:table-cell>
          <table:table-cell office:value-type="float" office:value="69" calcext:value-type="float">
            <text:p>69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557" calcext:value-type="float">
            <text:p>45557</text:p>
          </table:table-cell>
          <table:table-cell office:value-type="float" office:value="61" calcext:value-type="float">
            <text:p>61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5540" calcext:value-type="float">
            <text:p>15554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977" calcext:value-type="float">
            <text:p>61977</text:p>
          </table:table-cell>
          <table:table-cell office:value-type="float" office:value="63.4" calcext:value-type="float">
            <text:p>63,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325" calcext:value-type="float">
            <text:p>32325</text:p>
          </table:table-cell>
          <table:table-cell office:value-type="float" office:value="61" calcext:value-type="float">
            <text:p>61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8652" calcext:value-type="float">
            <text:p>14865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268" calcext:value-type="float">
            <text:p>41268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847" calcext:value-type="float">
            <text:p>35847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5300" calcext:value-type="float">
            <text:p>15530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240" calcext:value-type="float">
            <text:p>40240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572" calcext:value-type="float">
            <text:p>35572</text:p>
          </table:table-cell>
          <table:table-cell office:value-type="float" office:value="68" calcext:value-type="float">
            <text:p>6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8772" calcext:value-type="float">
            <text:p>15877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815" calcext:value-type="float">
            <text:p>44815</text:p>
          </table:table-cell>
          <table:table-cell office:value-type="float" office:value="63" calcext:value-type="float">
            <text:p>6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57" calcext:value-type="float">
            <text:p>37857</text:p>
          </table:table-cell>
          <table:table-cell office:value-type="float" office:value="65" calcext:value-type="float">
            <text:p>6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24304" calcext:value-type="float">
            <text:p>12430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607" calcext:value-type="float">
            <text:p>60607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821" calcext:value-type="float">
            <text:p>34821</text:p>
          </table:table-cell>
          <table:table-cell office:value-type="float" office:value="63.4" calcext:value-type="float">
            <text:p>63,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1622" calcext:value-type="float">
            <text:p>13162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306" calcext:value-type="float">
            <text:p>31306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778" calcext:value-type="float">
            <text:p>31778</text:p>
          </table:table-cell>
          <table:table-cell office:value-type="float" office:value="64" calcext:value-type="float">
            <text:p>6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64174" calcext:value-type="float">
            <text:p>16417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176" calcext:value-type="float">
            <text:p>27176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98" calcext:value-type="float">
            <text:p>62098</text:p>
          </table:table-cell>
          <table:table-cell office:value-type="float" office:value="65" calcext:value-type="float">
            <text:p>6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3749" calcext:value-type="float">
            <text:p>13374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590" calcext:value-type="float">
            <text:p>59590</text:p>
          </table:table-cell>
          <table:table-cell office:value-type="float" office:value="61.4" calcext:value-type="float">
            <text:p>61,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146" calcext:value-type="float">
            <text:p>33146</text:p>
          </table:table-cell>
          <table:table-cell office:value-type="float" office:value="63" calcext:value-type="float">
            <text:p>6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255597" calcext:value-type="float">
            <text:p>25559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426" calcext:value-type="float">
            <text:p>27426</text:p>
          </table:table-cell>
          <table:table-cell office:value-type="float" office:value="62" calcext:value-type="float">
            <text:p>6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902" calcext:value-type="float">
            <text:p>32902</text:p>
          </table:table-cell>
          <table:table-cell office:value-type="float" office:value="64" calcext:value-type="float">
            <text:p>6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66464" calcext:value-type="float">
            <text:p>16646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152" calcext:value-type="float">
            <text:p>45152</text:p>
          </table:table-cell>
          <table:table-cell office:value-type="float" office:value="63" calcext:value-type="float">
            <text:p>6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388" calcext:value-type="float">
            <text:p>33388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0080" calcext:value-type="float">
            <text:p>14008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119" calcext:value-type="float">
            <text:p>28119</text:p>
          </table:table-cell>
          <table:table-cell office:value-type="float" office:value="62" calcext:value-type="float">
            <text:p>6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39" calcext:value-type="float">
            <text:p>66239</text:p>
          </table:table-cell>
          <table:table-cell office:value-type="float" office:value="68" calcext:value-type="float">
            <text:p>6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0491" calcext:value-type="float">
            <text:p>15049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144" calcext:value-type="float">
            <text:p>26144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782" calcext:value-type="float">
            <text:p>43782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29467" calcext:value-type="float">
            <text:p>12946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319" calcext:value-type="float">
            <text:p>49319</text:p>
          </table:table-cell>
          <table:table-cell office:value-type="float" office:value="62" calcext:value-type="float">
            <text:p>6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593" calcext:value-type="float">
            <text:p>32593</text:p>
          </table:table-cell>
          <table:table-cell office:value-type="float" office:value="67.3" calcext:value-type="float">
            <text:p>67,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4210" calcext:value-type="float">
            <text:p>13421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149" calcext:value-type="float">
            <text:p>32149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20" calcext:value-type="float">
            <text:p>59920</text:p>
          </table:table-cell>
          <table:table-cell office:value-type="float" office:value="64" calcext:value-type="float">
            <text:p>6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09307" calcext:value-type="float">
            <text:p>10930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322" calcext:value-type="float">
            <text:p>38322</text:p>
          </table:table-cell>
          <table:table-cell office:value-type="float" office:value="61" calcext:value-type="float">
            <text:p>6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106" calcext:value-type="float">
            <text:p>50106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82969" calcext:value-type="float">
            <text:p>182969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196" calcext:value-type="float">
            <text:p>48196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429" calcext:value-type="float">
            <text:p>32429</text:p>
          </table:table-cell>
          <table:table-cell office:value-type="float" office:value="65" calcext:value-type="float">
            <text:p>6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61767" calcext:value-type="float">
            <text:p>16176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837" calcext:value-type="float">
            <text:p>33837</text:p>
          </table:table-cell>
          <table:table-cell office:value-type="float" office:value="64.4" calcext:value-type="float">
            <text:p>64,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980" calcext:value-type="float">
            <text:p>40980</text:p>
          </table:table-cell>
          <table:table-cell office:value-type="float" office:value="63" calcext:value-type="float">
            <text:p>6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79511" calcext:value-type="float">
            <text:p>17951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536" calcext:value-type="float">
            <text:p>34536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616" calcext:value-type="float">
            <text:p>40616</text:p>
          </table:table-cell>
          <table:table-cell office:value-type="float" office:value="64" calcext:value-type="float">
            <text:p>6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2882" calcext:value-type="float">
            <text:p>13288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17" calcext:value-type="float">
            <text:p>32717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88" calcext:value-type="float">
            <text:p>62288</text:p>
          </table:table-cell>
          <table:table-cell office:value-type="float" office:value="65" calcext:value-type="float">
            <text:p>6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09121" calcext:value-type="float">
            <text:p>10912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700" calcext:value-type="float">
            <text:p>39700</text:p>
          </table:table-cell>
          <table:table-cell office:value-type="float" office:value="62" calcext:value-type="float">
            <text:p>6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518" calcext:value-type="float">
            <text:p>39518</text:p>
          </table:table-cell>
          <table:table-cell office:value-type="float" office:value="65" calcext:value-type="float">
            <text:p>6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2871" calcext:value-type="float">
            <text:p>14287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180" calcext:value-type="float">
            <text:p>27180</text:p>
          </table:table-cell>
          <table:table-cell office:value-type="float" office:value="62" calcext:value-type="float">
            <text:p>6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399" calcext:value-type="float">
            <text:p>41399</text:p>
          </table:table-cell>
          <table:table-cell office:value-type="float" office:value="64" calcext:value-type="float">
            <text:p>6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88663" calcext:value-type="float">
            <text:p>18866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854" calcext:value-type="float">
            <text:p>34854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420" calcext:value-type="float">
            <text:p>38420</text:p>
          </table:table-cell>
          <table:table-cell office:value-type="float" office:value="67.3" calcext:value-type="float">
            <text:p>67,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8273" calcext:value-type="float">
            <text:p>15827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549" calcext:value-type="float">
            <text:p>46549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54" calcext:value-type="float">
            <text:p>48754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5477" calcext:value-type="float">
            <text:p>13547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152" calcext:value-type="float">
            <text:p>53152</text:p>
          </table:table-cell>
          <table:table-cell office:value-type="float" office:value="65.3" calcext:value-type="float">
            <text:p>65,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53" calcext:value-type="float">
            <text:p>64653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9309" calcext:value-type="float">
            <text:p>14930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47" calcext:value-type="float">
            <text:p>60247</text:p>
          </table:table-cell>
          <table:table-cell office:value-type="float" office:value="63" calcext:value-type="float">
            <text:p>6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986" calcext:value-type="float">
            <text:p>41986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77359" calcext:value-type="float">
            <text:p>17735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986" calcext:value-type="float">
            <text:p>51986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909" calcext:value-type="float">
            <text:p>35909</text:p>
          </table:table-cell>
          <table:table-cell office:value-type="float" office:value="67" calcext:value-type="float">
            <text:p>6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0238" calcext:value-type="float">
            <text:p>130238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771" calcext:value-type="float">
            <text:p>57771</text:p>
          </table:table-cell>
          <table:table-cell office:value-type="float" office:value="64" calcext:value-type="float">
            <text:p>6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53" calcext:value-type="float">
            <text:p>42253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93517" calcext:value-type="float">
            <text:p>9351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542" calcext:value-type="float">
            <text:p>50542</text:p>
          </table:table-cell>
          <table:table-cell office:value-type="float" office:value="65" calcext:value-type="float">
            <text:p>6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44" calcext:value-type="float">
            <text:p>49744</text:p>
          </table:table-cell>
          <table:table-cell office:value-type="float" office:value="66" calcext:value-type="float">
            <text:p>66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60214" calcext:value-type="float">
            <text:p>16021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694" calcext:value-type="float">
            <text:p>49694</text:p>
          </table:table-cell>
          <table:table-cell office:value-type="float" office:value="63" calcext:value-type="float">
            <text:p>63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281" calcext:value-type="float">
            <text:p>39281</text:p>
          </table:table-cell>
          <table:table-cell office:value-type="float" office:value="65.3" calcext:value-type="float">
            <text:p>65,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5092" calcext:value-type="float">
            <text:p>14509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357" calcext:value-type="float">
            <text:p>69357</text:p>
          </table:table-cell>
          <table:table-cell office:value-type="float" office:value="61" calcext:value-type="float">
            <text:p>6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395" calcext:value-type="float">
            <text:p>41395</text:p>
          </table:table-cell>
          <table:table-cell office:value-type="float" office:value="67" calcext:value-type="float">
            <text:p>6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27561" calcext:value-type="float">
            <text:p>12756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7743" calcext:value-type="float">
            <text:p>117743</text:p>
          </table:table-cell>
          <table:table-cell office:value-type="float" office:value="61" calcext:value-type="float">
            <text:p>6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419" calcext:value-type="float">
            <text:p>39419</text:p>
          </table:table-cell>
          <table:table-cell office:value-type="float" office:value="68" calcext:value-type="float">
            <text:p>6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93749" calcext:value-type="float">
            <text:p>19374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302" calcext:value-type="float">
            <text:p>57302</text:p>
          </table:table-cell>
          <table:table-cell office:value-type="float" office:value="66" calcext:value-type="float">
            <text:p>66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689" calcext:value-type="float">
            <text:p>34689</text:p>
          </table:table-cell>
          <table:table-cell office:value-type="float" office:value="68" calcext:value-type="float">
            <text:p>6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3447" calcext:value-type="float">
            <text:p>13344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393" calcext:value-type="float">
            <text:p>76393</text:p>
          </table:table-cell>
          <table:table-cell office:value-type="float" office:value="59.4" calcext:value-type="float">
            <text:p>59,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96" calcext:value-type="float">
            <text:p>48996</text:p>
          </table:table-cell>
          <table:table-cell office:value-type="float" office:value="67" calcext:value-type="float">
            <text:p>67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84427" calcext:value-type="float">
            <text:p>18442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648" calcext:value-type="float">
            <text:p>41648</text:p>
          </table:table-cell>
          <table:table-cell office:value-type="float" office:value="57" calcext:value-type="float">
            <text:p>5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872" calcext:value-type="float">
            <text:p>36872</text:p>
          </table:table-cell>
          <table:table-cell office:value-type="float" office:value="69" calcext:value-type="float">
            <text:p>69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93235" calcext:value-type="float">
            <text:p>9323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711" calcext:value-type="float">
            <text:p>66711</text:p>
          </table:table-cell>
          <table:table-cell office:value-type="float" office:value="67" calcext:value-type="float">
            <text:p>67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51785.91" calcext:value-type="float">
            <text:p>51785,91</text:p>
          </table:table-cell>
          <table:table-cell table:formula="of:=AVERAGE([.C466:.C565])" office:value-type="float" office:value="68.069" calcext:value-type="float">
            <text:p>68,069</text:p>
          </table:table-cell>
          <table:table-cell table:formula="of:=AVERAGE([.D466:.D565])" office:value-type="float" office:value="6.51200000000001" calcext:value-type="float">
            <text:p>6,51200000000001</text:p>
          </table:table-cell>
          <table:table-cell table:number-columns-repeated="2"/>
          <table:table-cell table:formula="of:=AVERAGE([.G466:.G565])" office:value-type="float" office:value="122286.58" calcext:value-type="float">
            <text:p>122286,58</text:p>
          </table:table-cell>
          <table:table-cell table:formula="of:=AVERAGE([.H466:.H565])" office:value-type="float" office:value="99.49" calcext:value-type="float">
            <text:p>99,49</text:p>
          </table:table-cell>
          <table:table-cell table:formula="of:=AVERAGE([.I466:.I565])" office:value-type="float" office:value="1.7" calcext:value-type="float">
            <text:p>1,7</text:p>
          </table:table-cell>
          <table:table-cell table:number-columns-repeated="2"/>
          <table:table-cell table:formula="of:=AVERAGE([.L466:.L565])" office:value-type="float" office:value="262711.13" calcext:value-type="float">
            <text:p>262711,13</text:p>
          </table:table-cell>
          <table:table-cell table:formula="of:=AVERAGE([.M466:.M565])" office:value-type="float" office:value="67.561" calcext:value-type="float">
            <text:p>67,561</text:p>
          </table:table-cell>
          <table:table-cell table:formula="of:=AVERAGE([.N466:.N565])" office:value-type="float" office:value="7.07900000000001" calcext:value-type="float">
            <text:p>7,079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41949.079760847" calcext:value-type="float">
            <text:p>41949,079760847</text:p>
          </table:table-cell>
          <table:table-cell table:formula="of:=STDEVP([.C466:.C565])" office:value-type="float" office:value="4.68979093350652" calcext:value-type="float">
            <text:p>4,68979093350652</text:p>
          </table:table-cell>
          <table:table-cell table:formula="of:=STDEVP([.D466:.D565])" office:value-type="float" office:value="0.622459637245659" calcext:value-type="float">
            <text:p>0,622459637245659</text:p>
          </table:table-cell>
          <table:table-cell table:number-columns-repeated="2"/>
          <table:table-cell table:formula="of:=STDEVP([.G466:.G565])" office:value-type="float" office:value="38323.9762765243" calcext:value-type="float">
            <text:p>38323,9762765243</text:p>
          </table:table-cell>
          <table:table-cell table:formula="of:=STDEVP([.H466:.H565])" office:value-type="float" office:value="0.727942305406137" calcext:value-type="float">
            <text:p>0,727942305406137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2119444.46022717" calcext:value-type="float">
            <text:p>2119444,46022717</text:p>
          </table:table-cell>
          <table:table-cell table:formula="of:=STDEVP([.M466:.M565])" office:value-type="float" office:value="9.22480238270718" calcext:value-type="float">
            <text:p>9,22480238270718</text:p>
          </table:table-cell>
          <table:table-cell table:formula="of:=STDEVP([.N466:.N565])" office:value-type="float" office:value="0.563257489963515" calcext:value-type="float">
            <text:p>0,5632574899635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41397" calcext:value-type="float">
            <text:p>41397</text:p>
          </table:table-cell>
          <table:table-cell table:formula="of:=MEDIAN([.C466:.C565])" office:value-type="float" office:value="67" calcext:value-type="float">
            <text:p>67</text:p>
          </table:table-cell>
          <table:table-cell table:formula="of:=MEDIAN([.D466:.D565])" office:value-type="float" office:value="6.6" calcext:value-type="float">
            <text:p>6,6</text:p>
          </table:table-cell>
          <table:table-cell table:number-columns-repeated="2"/>
          <table:table-cell table:formula="of:=MEDIAN([.G466:.G565])" office:value-type="float" office:value="127548" calcext:value-type="float">
            <text:p>127548</text:p>
          </table:table-cell>
          <table:table-cell table:formula="of:=MEDIAN([.H466:.H565])" office:value-type="float" office:value="100" calcext:value-type="float">
            <text:p>100</text:p>
          </table:table-cell>
          <table:table-cell table:formula="of:=MEDIAN([.I466:.I565])" office:value-type="float" office:value="1.7" calcext:value-type="float">
            <text:p>1,7</text:p>
          </table:table-cell>
          <table:table-cell table:number-columns-repeated="2"/>
          <table:table-cell table:formula="of:=MEDIAN([.L466:.L565])" office:value-type="float" office:value="49039" calcext:value-type="float">
            <text:p>49039</text:p>
          </table:table-cell>
          <table:table-cell table:formula="of:=MEDIAN([.M466:.M565])" office:value-type="float" office:value="66" calcext:value-type="float">
            <text:p>66</text:p>
          </table:table-cell>
          <table:table-cell table:formula="of:=MEDIAN([.N466:.N565])"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60714.94" calcext:value-type="float">
            <text:p>60714,94</text:p>
          </table:table-cell>
          <table:table-cell table:formula="of:=AVERAGE([.C466:.C515])" office:value-type="float" office:value="70.396" calcext:value-type="float">
            <text:p>70,396</text:p>
          </table:table-cell>
          <table:table-cell table:formula="of:=AVERAGE([.D466:.D515])" office:value-type="float" office:value="6.424" calcext:value-type="float">
            <text:p>6,424</text:p>
          </table:table-cell>
          <table:table-cell table:number-columns-repeated="2"/>
          <table:table-cell table:formula="of:=AVERAGE([.G466:.G515])" office:value-type="float" office:value="109390.96" calcext:value-type="float">
            <text:p>109390,96</text:p>
          </table:table-cell>
          <table:table-cell table:formula="of:=AVERAGE([.H466:.H515])" office:value-type="float" office:value="99.44" calcext:value-type="float">
            <text:p>99,44</text:p>
          </table:table-cell>
          <table:table-cell table:formula="of:=AVERAGE([.I466:.I515])" office:value-type="float" office:value="1.7" calcext:value-type="float">
            <text:p>1,7</text:p>
          </table:table-cell>
          <table:table-cell table:number-columns-repeated="2"/>
          <table:table-cell table:formula="of:=AVERAGE([.L466:.L515])" office:value-type="float" office:value="476661.5" calcext:value-type="float">
            <text:p>476661,5</text:p>
          </table:table-cell>
          <table:table-cell table:formula="of:=AVERAGE([.M466:.M515])" office:value-type="float" office:value="71.134" calcext:value-type="float">
            <text:p>71,134</text:p>
          </table:table-cell>
          <table:table-cell table:formula="of:=AVERAGE([.N466:.N515])" office:value-type="float" office:value="6.95799999999999" calcext:value-type="float">
            <text:p>6,957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42856.88" calcext:value-type="float">
            <text:p>42856,88</text:p>
          </table:table-cell>
          <table:table-cell table:formula="of:=AVERAGE([.C516:.C565])" office:value-type="float" office:value="65.742" calcext:value-type="float">
            <text:p>65,742</text:p>
          </table:table-cell>
          <table:table-cell table:formula="of:=AVERAGE([.D516:.D565])" office:value-type="float" office:value="6.6" calcext:value-type="float">
            <text:p>6,6</text:p>
          </table:table-cell>
          <table:table-cell table:number-columns-repeated="2"/>
          <table:table-cell table:formula="of:=AVERAGE([.G516:.G565])" office:value-type="float" office:value="135182.2" calcext:value-type="float">
            <text:p>135182,2</text:p>
          </table:table-cell>
          <table:table-cell table:formula="of:=AVERAGE([.H516:.H565])" office:value-type="float" office:value="99.54" calcext:value-type="float">
            <text:p>99,54</text:p>
          </table:table-cell>
          <table:table-cell table:formula="of:=AVERAGE([.I516:.I565])" office:value-type="float" office:value="1.7" calcext:value-type="float">
            <text:p>1,7</text:p>
          </table:table-cell>
          <table:table-cell table:number-columns-repeated="2"/>
          <table:table-cell table:formula="of:=AVERAGE([.L516:.L565])" office:value-type="float" office:value="48760.76" calcext:value-type="float">
            <text:p>48760,76</text:p>
          </table:table-cell>
          <table:table-cell table:formula="of:=AVERAGE([.M516:.M565])" office:value-type="float" office:value="63.988" calcext:value-type="float">
            <text:p>63,988</text:p>
          </table:table-cell>
          <table:table-cell table:formula="of:=AVERAGE([.N516:.N565])" office:value-type="float" office:value="7.19999999999999" calcext:value-type="float">
            <text:p>7,199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10460.1190770278" calcext:value-type="float">
            <text:p>10460,1190770278</text:p>
          </table:table-cell>
          <table:table-cell table:formula="of:=STDEVP([.C516:.C565])" office:value-type="float" office:value="2.20645326259135" calcext:value-type="float">
            <text:p>2,20645326259135</text:p>
          </table:table-cell>
          <table:table-cell table:formula="of:=STDEVP([.D516:.D565])" office:value-type="float" office:value="0" calcext:value-type="float">
            <text:p>0</text:p>
          </table:table-cell>
          <table:table-cell table:number-columns-repeated="2"/>
          <table:table-cell table:formula="of:=STDEVP([.G516:.G565])" office:value-type="float" office:value="35812.0308002772" calcext:value-type="float">
            <text:p>35812,0308002772</text:p>
          </table:table-cell>
          <table:table-cell table:formula="of:=STDEVP([.H516:.H565])" office:value-type="float" office:value="0.573061951275776" calcext:value-type="float">
            <text:p>0,573061951275776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17591.6831674061" calcext:value-type="float">
            <text:p>17591,6831674061</text:p>
          </table:table-cell>
          <table:table-cell table:formula="of:=STDEVP([.M516:.M565])" office:value-type="float" office:value="3.20765584188828" calcext:value-type="float">
            <text:p>3,20765584188828</text:p>
          </table:table-cell>
          <table:table-cell table:formula="of:=STDEVP([.N516:.N56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46447" calcext:value-type="float">
            <text:p>46447</text:p>
          </table:table-cell>
          <table:table-cell table:formula="of:=MEDIAN([.C466:.C515])" office:value-type="float" office:value="69.15" calcext:value-type="float">
            <text:p>69,15</text:p>
          </table:table-cell>
          <table:table-cell table:formula="of:=MEDIAN([.D466:.D515])" office:value-type="float" office:value="6.6" calcext:value-type="float">
            <text:p>6,6</text:p>
          </table:table-cell>
          <table:table-cell table:number-columns-repeated="2"/>
          <table:table-cell table:formula="of:=MEDIAN([.G466:.G515])" office:value-type="float" office:value="104853" calcext:value-type="float">
            <text:p>104853</text:p>
          </table:table-cell>
          <table:table-cell table:formula="of:=MEDIAN([.H466:.H515])" office:value-type="float" office:value="100" calcext:value-type="float">
            <text:p>100</text:p>
          </table:table-cell>
          <table:table-cell table:formula="of:=MEDIAN([.I466:.I515])" office:value-type="float" office:value="1.7" calcext:value-type="float">
            <text:p>1,7</text:p>
          </table:table-cell>
          <table:table-cell table:number-columns-repeated="2"/>
          <table:table-cell table:formula="of:=MEDIAN([.L466:.L515])" office:value-type="float" office:value="48036.5" calcext:value-type="float">
            <text:p>48036,5</text:p>
          </table:table-cell>
          <table:table-cell table:formula="of:=MEDIAN([.M466:.M515])" office:value-type="float" office:value="69" calcext:value-type="float">
            <text:p>69</text:p>
          </table:table-cell>
          <table:table-cell table:formula="of:=MEDIAN([.N466:.N515])"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40067" calcext:value-type="float">
            <text:p>40067</text:p>
          </table:table-cell>
          <table:table-cell table:formula="of:=MEDIAN([.C516:.C565])" office:value-type="float" office:value="66" calcext:value-type="float">
            <text:p>66</text:p>
          </table:table-cell>
          <table:table-cell table:formula="of:=MEDIAN([.D516:.D565])" office:value-type="float" office:value="6.6" calcext:value-type="float">
            <text:p>6,6</text:p>
          </table:table-cell>
          <table:table-cell table:number-columns-repeated="2"/>
          <table:table-cell table:formula="of:=MEDIAN([.G516:.G565])" office:value-type="float" office:value="133598" calcext:value-type="float">
            <text:p>133598</text:p>
          </table:table-cell>
          <table:table-cell table:formula="of:=MEDIAN([.H516:.H565])" office:value-type="float" office:value="100" calcext:value-type="float">
            <text:p>100</text:p>
          </table:table-cell>
          <table:table-cell table:formula="of:=MEDIAN([.I516:.I565])" office:value-type="float" office:value="1.7" calcext:value-type="float">
            <text:p>1,7</text:p>
          </table:table-cell>
          <table:table-cell table:number-columns-repeated="2"/>
          <table:table-cell table:formula="of:=MEDIAN([.L516:.L565])" office:value-type="float" office:value="49506.5" calcext:value-type="float">
            <text:p>49506,5</text:p>
          </table:table-cell>
          <table:table-cell table:formula="of:=MEDIAN([.M516:.M565])" office:value-type="float" office:value="64" calcext:value-type="float">
            <text:p>64</text:p>
          </table:table-cell>
          <table:table-cell table:formula="of:=MEDIAN([.N516:.N565])" office:value-type="float" office:value="7.2" calcext:value-type="float">
            <text:p>7,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8:52:59.4562672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40M15S</meta:editing-duration>
    <meta:editing-cycles>22</meta:editing-cycles>
    <meta:generator>LibreOffice/6.0.7.3$Linux_X86_64 LibreOffice_project/00m0$Build-3</meta:generator>
    <dc:date>2020-10-04T18:53:19.262951384</dc:date>
    <meta:document-statistic meta:table-count="1" meta:cell-count="5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2.878cm" svg:y="1.475cm" svg:width="10.187cm" svg:height="5.717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A2:Tabelle1.A6</svg:desc>
                </draw:g>
              </table:table-cell>
              <table:table-cell office:value-type="float" office:value="934207.28">
                <text:p>934207.28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59690.22">
                <text:p>59690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53743.24">
                <text:p>53743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70593.12">
                <text:p>70593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42856.88">
                <text:p>42856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